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472in"/>
    </style:style>
    <style:style style:name="co3" style:family="table-column">
      <style:table-column-properties fo:break-before="auto" style:column-width="6.3827in"/>
    </style:style>
    <style:style style:name="co4" style:family="table-column">
      <style:table-column-properties fo:break-before="auto" style:column-width="1.3618in"/>
    </style:style>
    <style:style style:name="ro1" style:family="table-row">
      <style:table-row-properties style:row-height="0.4992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5.7728in" fo:break-before="auto" style:use-optimal-row-height="true"/>
    </style:style>
    <style:style style:name="ro7" style:family="table-row">
      <style:table-row-properties style:row-height="22.5744in" fo:break-before="auto" style:use-optimal-row-height="true"/>
    </style:style>
    <style:style style:name="ro8" style:family="table-row">
      <style:table-row-properties style:row-height="2.8189in" fo:break-before="auto" style:use-optimal-row-height="true"/>
    </style:style>
    <style:style style:name="ro9" style:family="table-row">
      <style:table-row-properties style:row-height="4.3736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3.2854in" fo:break-before="auto" style:use-optimal-row-height="true"/>
    </style:style>
    <style:style style:name="ro12" style:family="table-row">
      <style:table-row-properties style:row-height="2.1972in" fo:break-before="auto" style:use-optimal-row-height="true"/>
    </style:style>
    <style:style style:name="ro13" style:family="table-row">
      <style:table-row-properties style:row-height="6.7055in" fo:break-before="auto" style:use-optimal-row-height="true"/>
    </style:style>
    <style:style style:name="ro14" style:family="table-row">
      <style:table-row-properties style:row-height="3.7516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4866in" fo:break-before="auto" style:use-optimal-row-height="true"/>
    </style:style>
    <style:style style:name="ro17" style:family="table-row">
      <style:table-row-properties style:row-height="2.0417in" fo:break-before="auto" style:use-optimal-row-height="true"/>
    </style:style>
    <style:style style:name="ro18" style:family="table-row">
      <style:table-row-properties style:row-height="2.5075in" fo:break-before="auto" style:use-optimal-row-height="true"/>
    </style:style>
    <style:style style:name="ro19" style:family="table-row">
      <style:table-row-properties style:row-height="5.3063in" fo:break-before="auto" style:use-optimal-row-height="true"/>
    </style:style>
    <style:style style:name="ro20" style:family="table-row">
      <style:table-row-properties style:row-height="2.3528in" fo:break-before="auto" style:use-optimal-row-height="true"/>
    </style:style>
    <style:style style:name="ro21" style:family="table-row">
      <style:table-row-properties style:row-height="1.7307in" fo:break-before="auto" style:use-optimal-row-height="true"/>
    </style:style>
    <style:style style:name="ro22" style:family="table-row">
      <style:table-row-properties style:row-height="9.1929in" fo:break-before="auto" style:use-optimal-row-height="true"/>
    </style:style>
    <style:style style:name="ro23" style:family="table-row">
      <style:table-row-properties style:row-height="3.5965in" fo:break-before="auto" style:use-optimal-row-height="true"/>
    </style:style>
    <style:style style:name="ro24" style:family="table-row">
      <style:table-row-properties style:row-height="11.0591in" fo:break-before="auto" style:use-optimal-row-height="true"/>
    </style:style>
    <style:style style:name="ro25" style:family="table-row">
      <style:table-row-properties style:row-height="9.8154in" fo:break-before="auto" style:use-optimal-row-height="true"/>
    </style:style>
    <style:style style:name="ro26" style:family="table-row">
      <style:table-row-properties style:row-height="4.0626in" fo:break-before="auto" style:use-optimal-row-height="true"/>
    </style:style>
    <style:style style:name="ro27" style:family="table-row">
      <style:table-row-properties style:row-height="9.0374in" fo:break-before="auto" style:use-optimal-row-height="true"/>
    </style:style>
    <style:style style:name="ro28" style:family="table-row">
      <style:table-row-properties style:row-height="2.9744in" fo:break-before="auto" style:use-optimal-row-height="true"/>
    </style:style>
    <style:style style:name="ro29" style:family="table-row">
      <style:table-row-properties style:row-height="5.9283in" fo:break-before="auto" style:use-optimal-row-height="true"/>
    </style:style>
    <style:style style:name="ro30" style:family="table-row">
      <style:table-row-properties style:row-height="0.9638in" fo:break-before="auto" style:use-optimal-row-height="false"/>
    </style:style>
    <style:style style:name="ro31" style:family="table-row">
      <style:table-row-properties style:row-height="1.6681in" fo:break-before="auto" style:use-optimal-row-height="false"/>
    </style:style>
    <style:style style:name="ro32" style:family="table-row">
      <style:table-row-properties style:row-height="5.6173in" fo:break-before="auto" style:use-optimal-row-height="true"/>
    </style:style>
    <style:style style:name="ro33" style:family="table-row">
      <style:table-row-properties style:row-height="16.1898in" fo:break-before="auto" style:use-optimal-row-height="true"/>
    </style:style>
    <style:style style:name="ro34" style:family="table-row">
      <style:table-row-properties style:row-height="10.4366in" fo:break-before="auto" style:use-optimal-row-height="true"/>
    </style:style>
    <style:style style:name="ro35" style:family="table-row">
      <style:table-row-properties style:row-height="1.5752in" fo:break-before="auto" style:use-optimal-row-height="true"/>
    </style:style>
    <style:style style:name="ro3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number-columns-repeated="5" table:default-cell-style-name="ce2"/>
        <table:table-column table:style-name="co1" table:default-cell-style-name="Default"/>
        <table:table-column table:style-name="co2" table:default-cell-style-name="ce2"/>
        <table:table-column table:style-name="co1" table:number-columns-repeated="5" table:default-cell-style-name="ce2"/>
        <table:table-column table:style-name="co1" table:default-cell-style-name="ce1"/>
        <table:table-column table:style-name="co1" table:number-columns-repeated="2" table:default-cell-style-name="ce2"/>
        <table:table-column table:style-name="co1" table:default-cell-style-name="Default"/>
        <table:table-column table:style-name="co1" table:number-columns-repeated="3" table:default-cell-style-name="ce1"/>
        <table:table-column table:style-name="co1" table:default-cell-style-name="ce2"/>
        <table:table-column table:style-name="co3" table:default-cell-style-name="ce2"/>
        <table:table-column table:style-name="co1" table:default-cell-style-name="ce2"/>
        <table:table-column table:style-name="co4" table:default-cell-style-name="ce2"/>
        <table:table-column table:style-name="co1" table:number-columns-repeated="3" table:default-cell-style-name="ce2"/>
        <table:table-column table:style-name="co1" table:number-columns-repeated="5" table:default-cell-style-name="ce1"/>
        <table:table-row table:style-name="ro1">
          <table:table-cell table:style-name="ce1"/>
          <table:table-cell office:value-type="string" calcext:value-type="string">
            <text:p>First Name</text:p>
          </table:table-cell>
          <table:table-cell office:value-type="string" calcext:value-type="string">
            <text:p>Last Name</text:p>
          </table:table-cell>
          <table:table-cell office:value-type="string" calcext:value-type="string">
            <text:p>Party</text:p>
          </table:table-cell>
          <table:table-cell office:value-type="string" calcext:value-type="string">
            <text:p>State Abbr</text:p>
          </table:table-cell>
          <table:table-cell office:value-type="string" calcext:value-type="string">
            <text:p>State</text:p>
          </table:table-cell>
          <table:table-cell office:value-type="string" calcext:value-type="string">
            <text:p>Reelection Year</text:p>
          </table:table-cell>
          <table:table-cell office:value-type="string" calcext:value-type="string">
            <text:p>Address</text:p>
          </table:table-cell>
          <table:table-cell office:value-type="string" calcext:value-type="string">
            <text:p>Phone Number</text:p>
          </table:table-cell>
          <table:table-cell office:value-type="string" calcext:value-type="string">
            <text:p>Email/Contact Form</text:p>
          </table:table-cell>
          <table:table-cell office:value-type="string" calcext:value-type="string">
            <text:p>Twitter Link</text:p>
          </table:table-cell>
          <table:table-cell office:value-type="string" calcext:value-type="string">
            <text:p>Handle</text:p>
          </table:table-cell>
          <table:table-cell table:style-name="ce2" office:value-type="string" calcext:value-type="string">
            <text:p>Press/Campaign Handle</text:p>
          </table:table-cell>
          <table:table-cell office:value-type="string" calcext:value-type="string">
            <text:p>Local Office Address</text:p>
          </table:table-cell>
          <table:table-cell office:value-type="string" calcext:value-type="string">
            <text:p>Local Office Number</text:p>
          </table:table-cell>
          <table:table-cell table:style-name="ce2" office:value-type="string" calcext:value-type="string">
            <text:p>Secretary of Defence</text:p>
          </table:table-cell>
          <table:table-cell table:style-name="ce2" office:value-type="string" calcext:value-type="string">
            <text:p>Homeland Security Secretary</text:p>
          </table:table-cell>
          <table:table-cell table:style-name="ce2" office:value-type="string" calcext:value-type="string">
            <text:p>CIA Director</text:p>
          </table:table-cell>
          <table:table-cell table:style-name="ce2" office:value-type="string" calcext:value-type="string">
            <text:p>UN Ambassador</text:p>
          </table:table-cell>
          <table:table-cell office:value-type="string" calcext:value-type="string">
            <text:p>Muslim Ban</text:p>
          </table:table-cell>
          <table:table-cell office:value-type="string" calcext:value-type="string">
            <text:p>Statement</text:p>
          </table:table-cell>
          <table:table-cell office:value-type="string" calcext:value-type="string">
            <text:p>Statement Link</text:p>
          </table:table-cell>
          <table:table-cell office:value-type="string" calcext:value-type="string">
            <text:p>Secretary of Defence</text:p>
          </table:table-cell>
          <table:table-cell office:value-type="string" calcext:value-type="string">
            <text:p>Homeland Security Secretary</text:p>
          </table:table-cell>
          <table:table-cell office:value-type="string" calcext:value-type="string">
            <text:p>CIA Director</text:p>
          </table:table-cell>
          <table:table-cell office:value-type="string" calcext:value-type="string">
            <text:p>UN Ambassador</text:p>
          </table:table-cell>
          <table:table-cell table:number-columns-repeated="5"/>
        </table:table-row>
        <table:table-row table:style-name="ro2">
          <table:table-cell office:value-type="string" calcext:value-type="string">
            <text:p>Senator</text:p>
          </table:table-cell>
          <table:table-cell office:value-type="string" calcext:value-type="string">
            <text:p>Richard</text:p>
          </table:table-cell>
          <table:table-cell office:value-type="string" calcext:value-type="string">
            <text:p>Shelby</text:p>
          </table:table-cell>
          <table:table-cell office:value-type="string" calcext:value-type="string">
            <text:p>R</text:p>
          </table:table-cell>
          <table:table-cell office:value-type="string" calcext:value-type="string">
            <text:p>AL</text:p>
          </table:table-cell>
          <table:table-cell office:value-type="string" calcext:value-type="string">
            <text:p>Alabama</text:p>
          </table:table-cell>
          <table:table-cell office:value-type="float" office:value="2020" calcext:value-type="float">
            <text:p>2020</text:p>
          </table:table-cell>
          <table:table-cell office:value-type="string" calcext:value-type="string">
            <text:p>111 Russell Senate Office Building</text:p>
          </table:table-cell>
          <table:table-cell office:value-type="string" calcext:value-type="string">
            <text:p>202-224-3004</text:p>
          </table:table-cell>
          <table:table-cell office:value-type="string" calcext:value-type="string">
            <text:p><text:a xlink:href="https://www.google.com/url?q=https://www.sullivan.senate.gov/contact/email&amp;sa=D&amp;ust=1485748919140000&amp;usg=AFQjCNHi6SnsH9hBva6tCr5fCxxyOYGWqw" xlink:type="simple">https://www.sullivan.senate.gov/contact/email</text:a></text:p>
          </table:table-cell>
          <table:table-cell table:style-name="ce1"/>
          <table:table-cell office:value-type="string" calcext:value-type="string">
            <text:p><text:a xlink:href="https://www.google.com/url?q=https://twitter.com/DanSullivan2014&amp;sa=D&amp;ust=1485748919141000&amp;usg=AFQjCNHQwanDrBQue-B1WIq8eiv9pZ1UIA" xlink:type="simple">@DanSullivan2014</text:a></text:p>
          </table:table-cell>
          <table:table-cell table:style-name="ce2" office:value-type="string" calcext:value-type="string">
            <text:p><text:a xlink:href="https://www.google.com/url?q=https://www.facebook.com/DanSullivanforAlaska&amp;sa=D&amp;ust=1485748919141000&amp;usg=AFQjCNHA7iBr3c4_V73SVXIRVW4tyOCR5A" xlink:type="simple">DanSullivanforAlaska</text:a></text:p>
          </table:table-cell>
          <table:table-cell office:value-type="string" calcext:value-type="string">
            <text:p>510 L Street, Suite 750, Anchorage, AK 99501</text:p>
          </table:table-cell>
          <table:table-cell office:value-type="string" calcext:value-type="string">
            <text:p>907-271-5915</text:p>
          </table:table-cell>
          <table:table-cell table:number-columns-repeated="4" table:style-name="ce2" office:value-type="string" calcext:value-type="string">
            <text:p>Yea</text:p>
          </table:table-cell>
          <table:table-cell office:value-type="string" calcext:value-type="string">
            <text:p>Silent (tweeted about sports instead)</text:p>
          </table:table-cell>
          <table:table-cell table:style-name="ce1" table:number-columns-repeated="2"/>
          <table:table-cell office:value-type="string" calcext:value-type="string">
            <text:p>James N. Mattis</text:p>
          </table:table-cell>
          <table:table-cell office:value-type="string" calcext:value-type="string">
            <text:p>John F. Kelly</text:p>
          </table:table-cell>
          <table:table-cell office:value-type="string" calcext:value-type="string">
            <text:p>Mike Pompeo</text:p>
          </table:table-cell>
          <table:table-cell office:value-type="string" calcext:value-type="string">
            <text:p>Nikki Haley</text:p>
          </table:table-cell>
          <table:table-cell table:number-columns-repeated="5"/>
        </table:table-row>
        <table:table-row table:style-name="ro2">
          <table:table-cell office:value-type="string" calcext:value-type="string">
            <text:p>Senator</text:p>
          </table:table-cell>
          <table:table-cell office:value-type="string" calcext:value-type="string">
            <text:p>Jeff</text:p>
          </table:table-cell>
          <table:table-cell office:value-type="string" calcext:value-type="string">
            <text:p>Sessions</text:p>
          </table:table-cell>
          <table:table-cell office:value-type="string" calcext:value-type="string">
            <text:p>R</text:p>
          </table:table-cell>
          <table:table-cell office:value-type="string" calcext:value-type="string">
            <text:p>AL</text:p>
          </table:table-cell>
          <table:table-cell office:value-type="string" calcext:value-type="string">
            <text:p>Alabama</text:p>
          </table:table-cell>
          <table:table-cell office:value-type="float" office:value="2022" calcext:value-type="float">
            <text:p>2022</text:p>
          </table:table-cell>
          <table:table-cell office:value-type="string" calcext:value-type="string">
            <text:p>709 Hart Senate Office Building</text:p>
          </table:table-cell>
          <table:table-cell office:value-type="string" calcext:value-type="string">
            <text:p>202-224-6665</text:p>
          </table:table-cell>
          <table:table-cell office:value-type="string" calcext:value-type="string">
            <text:p><text:a xlink:href="https://www.google.com/url?q=https://www.murkowski.senate.gov/public/index.cfm/contact&amp;sa=D&amp;ust=1485748919119000&amp;usg=AFQjCNEuW9TVlUG23KCU_UyCCPOJzjE8QQ" xlink:type="simple">https://www.murkowski.senate.gov/public/index.cfm/contact</text:a></text:p>
          </table:table-cell>
          <table:table-cell office:value-type="string" calcext:value-type="string">
            <text:p><text:a xlink:href="https://www.google.com/url?q=https://twitter.com/lisamurkowski&amp;sa=D&amp;ust=1485748919119000&amp;usg=AFQjCNHQROVZTllVTtY0F-Gs5xuscQvk4g" xlink:type="simple">https://twitter.com/lisamurkowski</text:a></text:p>
          </table:table-cell>
          <table:table-cell office:value-type="string" calcext:value-type="string">
            <text:p><text:a xlink:href="https://www.google.com/url?q=https://twitter.com/lisamurkowski&amp;sa=D&amp;ust=1485748919119000&amp;usg=AFQjCNHQROVZTllVTtY0F-Gs5xuscQvk4g" xlink:type="simple">@lisamurkowski</text:a></text:p>
          </table:table-cell>
          <table:table-cell/>
          <table:table-cell office:value-type="string" calcext:value-type="string">
            <text:p>510 L Street, Suite 600, Anchorage, AK 99501</text:p>
          </table:table-cell>
          <table:table-cell office:value-type="string" calcext:value-type="string">
            <text:p>785-628-6401</text:p>
          </table:table-cell>
          <table:table-cell table:number-columns-repeated="4" table:style-name="ce2" office:value-type="string" calcext:value-type="string">
            <text:p>Yea</text:p>
          </table:table-cell>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3">
          <table:table-cell office:value-type="string" calcext:value-type="string">
            <text:p>Senator</text:p>
          </table:table-cell>
          <table:table-cell office:value-type="string" calcext:value-type="string">
            <text:p>Dan</text:p>
          </table:table-cell>
          <table:table-cell office:value-type="string" calcext:value-type="string">
            <text:p>Sullivan</text:p>
          </table:table-cell>
          <table:table-cell office:value-type="string" calcext:value-type="string">
            <text:p>R</text:p>
          </table:table-cell>
          <table:table-cell office:value-type="string" calcext:value-type="string">
            <text:p>AK</text:p>
          </table:table-cell>
          <table:table-cell office:value-type="string" calcext:value-type="string">
            <text:p>Alaska</text:p>
          </table:table-cell>
          <table:table-cell office:value-type="float" office:value="2022" calcext:value-type="float">
            <text:p>2022</text:p>
          </table:table-cell>
          <table:table-cell office:value-type="string" calcext:value-type="string">
            <text:p>304 Russell Senate Office Building</text:p>
          </table:table-cell>
          <table:table-cell office:value-type="string" calcext:value-type="string">
            <text:p>202-224-5744</text:p>
          </table:table-cell>
          <table:table-cell office:value-type="string" calcext:value-type="string">
            <text:p><text:a xlink:href="https://www.google.com/url?q=https://www.shelby.senate.gov/public/index.cfm/emailsenatorshelby&amp;sa=D&amp;ust=1485748919139000&amp;usg=AFQjCNGIbOyF_RkfQRpaqo0dJDe5aGrhew" xlink:type="simple">https://www.shelby.senate.gov/public/index.cfm/emailsenatorshelby</text:a></text:p>
          </table:table-cell>
          <table:table-cell office:value-type="string" calcext:value-type="string">
            <text:p><text:a xlink:href="https://www.google.com/url?q=https://twitter.com/SenShelby&amp;sa=D&amp;ust=1485748919139000&amp;usg=AFQjCNHZklooVlMsxXCyXdikTBk1Rz3EHA" xlink:type="simple">https://twitter.com/SenShelby</text:a></text:p>
          </table:table-cell>
          <table:table-cell office:value-type="string" calcext:value-type="string">
            <text:p><text:a xlink:href="https://www.google.com/url?q=https://twitter.com/SenShelby&amp;sa=D&amp;ust=1485748919139000&amp;usg=AFQjCNHZklooVlMsxXCyXdikTBk1Rz3EHA" xlink:type="simple">@SenShelby</text:a></text:p>
          </table:table-cell>
          <table:table-cell/>
          <table:table-cell office:value-type="string" calcext:value-type="string">
            <text:p>1000 Glenn Hearn Boulevard, #20127, Huntsville, AL 35824</text:p>
          </table:table-cell>
          <table:table-cell office:value-type="string" calcext:value-type="string">
            <text:p>256-772-0460</text:p>
          </table:table-cell>
          <table:table-cell table:number-columns-repeated="4" table:style-name="ce2" office:value-type="string" calcext:value-type="string">
            <text:p>Yea</text:p>
          </table:table-cell>
          <table:table-cell office:value-type="string" calcext:value-type="string">
            <text:p>Silent</text:p>
          </table:table-cell>
          <table:table-cell table:style-name="ce1" table:number-columns-repeated="2"/>
          <table:table-cell table:number-columns-repeated="2" office:value-type="string" calcext:value-type="string">
            <text:p>Abs</text:p>
          </table:table-cell>
          <table:table-cell table:number-columns-repeated="2" office:value-type="string" calcext:value-type="string">
            <text:p>Yea</text:p>
          </table:table-cell>
          <table:table-cell table:number-columns-repeated="5"/>
        </table:table-row>
        <table:table-row table:style-name="ro4">
          <table:table-cell office:value-type="string" calcext:value-type="string">
            <text:p>Senator</text:p>
          </table:table-cell>
          <table:table-cell office:value-type="string" calcext:value-type="string">
            <text:p>Lisa</text:p>
          </table:table-cell>
          <table:table-cell office:value-type="string" calcext:value-type="string">
            <text:p>Murkowski</text:p>
          </table:table-cell>
          <table:table-cell office:value-type="string" calcext:value-type="string">
            <text:p>R</text:p>
          </table:table-cell>
          <table:table-cell office:value-type="string" calcext:value-type="string">
            <text:p>AK</text:p>
          </table:table-cell>
          <table:table-cell office:value-type="string" calcext:value-type="string">
            <text:p>Alaska</text:p>
          </table:table-cell>
          <table:table-cell office:value-type="float" office:value="2020" calcext:value-type="float">
            <text:p>2020</text:p>
          </table:table-cell>
          <table:table-cell office:value-type="string" calcext:value-type="string">
            <text:p>326 Russell Senate Office Building</text:p>
          </table:table-cell>
          <table:table-cell office:value-type="string" calcext:value-type="string">
            <text:p>202-224-4124</text:p>
          </table:table-cell>
          <table:table-cell office:value-type="string" calcext:value-type="string">
            <text:p><text:a xlink:href="https://www.google.com/url?q=http://www.sessions.senate.gov/public/index.cfm/contact-jeff&amp;sa=D&amp;ust=1485748919136000&amp;usg=AFQjCNH30A3MKNrxj48bOyt-p3tI77z4AQ" xlink:type="simple">www.sessions.senate.gov/public/index.cfm/contact-jeff</text:a></text:p>
          </table:table-cell>
          <table:table-cell office:value-type="string" calcext:value-type="string">
            <text:p><text:a xlink:href="https://www.google.com/url?q=https://twitter.com/SenatorSessions&amp;sa=D&amp;ust=1485748919136000&amp;usg=AFQjCNG2c9lU9-O2wVEmHiI6j_lnHpvRbw" xlink:type="simple">https://twitter.com/SenatorSessions</text:a></text:p>
          </table:table-cell>
          <table:table-cell office:value-type="string" calcext:value-type="string">
            <text:p><text:a xlink:href="https://www.google.com/url?q=https://twitter.com/SenatorSessions&amp;sa=D&amp;ust=1485748919136000&amp;usg=AFQjCNG2c9lU9-O2wVEmHiI6j_lnHpvRbw" xlink:type="simple">@SenatorSessions</text:a></text:p>
          </table:table-cell>
          <table:table-cell table:style-name="ce2" office:value-type="string" calcext:value-type="string">
            <text:p><text:a xlink:href="https://www.google.com/url?q=https://twitter.com/jeffsessions&amp;sa=D&amp;ust=1485748919136000&amp;usg=AFQjCNExV7Ga6RVtt1-l-aqXZ4DZ4DAf1Q" xlink:type="simple">@jeffsessions</text:a></text:p>
          </table:table-cell>
          <table:table-cell office:value-type="string" calcext:value-type="string">
            <text:p>1800 5th Avenue North, 341 Vance Federal Building, Birmingham, AL 35203</text:p>
          </table:table-cell>
          <table:table-cell office:value-type="string" calcext:value-type="string">
            <text:p>205-731-1500</text:p>
          </table:table-cell>
          <table:table-cell table:number-columns-repeated="2" table:style-name="ce2" office:value-type="string" calcext:value-type="string">
            <text:p>Abs</text:p>
          </table:table-cell>
          <table:table-cell table:number-columns-repeated="2" table:style-name="ce2" office:value-type="string" calcext:value-type="string">
            <text:p>Yea</text:p>
          </table:table-cell>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Jeff</text:p>
          </table:table-cell>
          <table:table-cell office:value-type="string" calcext:value-type="string">
            <text:p>Flake</text:p>
          </table:table-cell>
          <table:table-cell office:value-type="string" calcext:value-type="string">
            <text:p>R</text:p>
          </table:table-cell>
          <table:table-cell office:value-type="string" calcext:value-type="string">
            <text:p>AZ</text:p>
          </table:table-cell>
          <table:table-cell office:value-type="string" calcext:value-type="string">
            <text:p>Arizona</text:p>
          </table:table-cell>
          <table:table-cell office:value-type="float" office:value="2022" calcext:value-type="float">
            <text:p>2022</text:p>
          </table:table-cell>
          <table:table-cell office:value-type="string" calcext:value-type="string">
            <text:p>320 Hart Senate Office Building</text:p>
          </table:table-cell>
          <table:table-cell office:value-type="string" calcext:value-type="string">
            <text:p>202-224-4843</text:p>
          </table:table-cell>
          <table:table-cell office:value-type="string" calcext:value-type="string">
            <text:p><text:a xlink:href="https://www.google.com/url?q=https://www.boozman.senate.gov/public/index.cfm/contact&amp;sa=D&amp;ust=1485748919069000&amp;usg=AFQjCNHnJfwK6Chkon6n_8N8e8tw3r7P2A" xlink:type="simple">https://www.boozman.senate.gov/public/index.cfm/contact</text:a></text:p>
          </table:table-cell>
          <table:table-cell office:value-type="string" calcext:value-type="string">
            <text:p><text:a xlink:href="https://www.google.com/url?q=https://twitter.com/JohnBoozman&amp;sa=D&amp;ust=1485748919069000&amp;usg=AFQjCNH5DGvu1_SnnPYk1dpJyIAJ0NxDvw" xlink:type="simple">https://twitter.com/JohnBoozman</text:a></text:p>
          </table:table-cell>
          <table:table-cell office:value-type="string" calcext:value-type="string">
            <text:p><text:a xlink:href="https://www.google.com/url?q=https://twitter.com/JohnBoozman&amp;sa=D&amp;ust=1485748919069000&amp;usg=AFQjCNH5DGvu1_SnnPYk1dpJyIAJ0NxDvw" xlink:type="simple">@JohnBoozman</text:a></text:p>
          </table:table-cell>
          <table:table-cell table:style-name="ce2" office:value-type="string" calcext:value-type="string">
            <text:p><text:a xlink:href="https://www.google.com/url?q=https://twitter.com/Boozman4AR&amp;sa=D&amp;ust=1485748919069000&amp;usg=AFQjCNERilm24Qu3PnHKKvys_o_3-xFU8A" xlink:type="simple">@Boozman4AR</text:a></text:p>
          </table:table-cell>
          <table:table-cell office:value-type="string" calcext:value-type="string">
            <text:p>1401 W. Capitol Ave., Suite 155, Little Rock, AR 72201</text:p>
          </table:table-cell>
          <table:table-cell office:value-type="string" calcext:value-type="string">
            <text:p>501-372-7153</text:p>
          </table:table-cell>
          <table:table-cell table:number-columns-repeated="4" table:style-name="ce2" office:value-type="string" calcext:value-type="string">
            <text:p>Yea</text:p>
          </table:table-cell>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John</text:p>
          </table:table-cell>
          <table:table-cell office:value-type="string" calcext:value-type="string">
            <text:p>McCain</text:p>
          </table:table-cell>
          <table:table-cell office:value-type="string" calcext:value-type="string">
            <text:p>R</text:p>
          </table:table-cell>
          <table:table-cell office:value-type="string" calcext:value-type="string">
            <text:p>AZ</text:p>
          </table:table-cell>
          <table:table-cell office:value-type="string" calcext:value-type="string">
            <text:p>Arizona</text:p>
          </table:table-cell>
          <table:table-cell office:value-type="float" office:value="2020" calcext:value-type="float">
            <text:p>2020</text:p>
          </table:table-cell>
          <table:table-cell office:value-type="string" calcext:value-type="string">
            <text:p>255 Dirksen Senate Office Building</text:p>
          </table:table-cell>
          <table:table-cell office:value-type="string" calcext:value-type="string">
            <text:p>202-224-2353</text:p>
          </table:table-cell>
          <table:table-cell office:value-type="string" calcext:value-type="string">
            <text:p><text:a xlink:href="https://www.google.com/url?q=http://www.cotton.senate.gov/?p%3Dcontact&amp;sa=D&amp;ust=1485748919081000&amp;usg=AFQjCNFBUlaXTLhHBn3H6HLLyVnKAxahVw" xlink:type="simple">http://www.cotton.senate.gov/?p=contact</text:a></text:p>
          </table:table-cell>
          <table:table-cell office:value-type="string" calcext:value-type="string">
            <text:p><text:a xlink:href="https://www.google.com/url?q=https://twitter.com/RepTomCotton&amp;sa=D&amp;ust=1485748919081000&amp;usg=AFQjCNE6NffMZlP8oIpIX7B2qw0sEV5jcA" xlink:type="simple">https://twitter.com/RepTomCotton</text:a></text:p>
          </table:table-cell>
          <table:table-cell office:value-type="string" calcext:value-type="string">
            <text:p><text:a xlink:href="https://www.google.com/url?q=https://twitter.com/RepTomCotton&amp;sa=D&amp;ust=1485748919081000&amp;usg=AFQjCNE6NffMZlP8oIpIX7B2qw0sEV5jcA" xlink:type="simple">@RepTomCotton</text:a></text:p>
          </table:table-cell>
          <table:table-cell/>
          <table:table-cell office:value-type="string" calcext:value-type="string">
            <text:p>1108 South Old Missouri Road, Suite B, Springdale, AR 72764</text:p>
          </table:table-cell>
          <table:table-cell office:value-type="string" calcext:value-type="string">
            <text:p>702-388-5020</text:p>
          </table:table-cell>
          <table:table-cell table:number-columns-repeated="4" table:style-name="ce2" office:value-type="string" calcext:value-type="string">
            <text:p>Yea</text:p>
          </table:table-cell>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6">
          <table:table-cell office:value-type="string" calcext:value-type="string">
            <text:p>Senator</text:p>
          </table:table-cell>
          <table:table-cell office:value-type="string" calcext:value-type="string">
            <text:p>John</text:p>
          </table:table-cell>
          <table:table-cell office:value-type="string" calcext:value-type="string">
            <text:p>Boozman</text:p>
          </table:table-cell>
          <table:table-cell office:value-type="string" calcext:value-type="string">
            <text:p>R</text:p>
          </table:table-cell>
          <table:table-cell office:value-type="string" calcext:value-type="string">
            <text:p>AR</text:p>
          </table:table-cell>
          <table:table-cell office:value-type="string" calcext:value-type="string">
            <text:p>Arkansas</text:p>
          </table:table-cell>
          <table:table-cell table:style-name="ce1"/>
          <table:table-cell office:value-type="string" calcext:value-type="string">
            <text:p>368 Russell Senate Office Building</text:p>
          </table:table-cell>
          <table:table-cell office:value-type="string" calcext:value-type="string">
            <text:p>202-224-4521</text:p>
          </table:table-cell>
          <table:table-cell office:value-type="string" calcext:value-type="string">
            <text:p><text:a xlink:href="https://www.google.com/url?q=https://www.flake.senate.gov/public/index.cfm/contact-jeff&amp;sa=D&amp;ust=1485748919090000&amp;usg=AFQjCNF3mSGSHlUNGuOK9KSHpj0em1R__A" xlink:type="simple">https://www.flake.senate.gov/public/index.cfm/contact-jeff</text:a></text:p>
          </table:table-cell>
          <table:table-cell office:value-type="string" calcext:value-type="string">
            <text:p><text:a xlink:href="https://www.google.com/url?q=https://twitter.com/JeffFlake&amp;sa=D&amp;ust=1485748919090000&amp;usg=AFQjCNEP_voffAzzkndTZEcQnhtFKUTQFQ" xlink:type="simple">https://twitter.com/JeffFlake</text:a></text:p>
          </table:table-cell>
          <table:table-cell office:value-type="string" calcext:value-type="string">
            <text:p><text:a xlink:href="https://www.google.com/url?q=https://twitter.com/JeffFlake&amp;sa=D&amp;ust=1485748919090000&amp;usg=AFQjCNEP_voffAzzkndTZEcQnhtFKUTQFQ" xlink:type="simple">@JeffFlake</text:a></text:p>
          </table:table-cell>
          <table:table-cell table:style-name="ce2" office:value-type="string" calcext:value-type="string">
            <text:p><text:a xlink:href="https://www.google.com/url?q=https://twitter.com/FlakeforSenate&amp;sa=D&amp;ust=1485748919090000&amp;usg=AFQjCNH0G9b0OW0ck5tR86fQdZrGWFRTtg" xlink:type="simple">@FlakeforSenate</text:a></text:p>
          </table:table-cell>
          <table:table-cell office:value-type="string" calcext:value-type="string">
            <text:p>2200 East Camelback Road, Suite 120, Phoenix, AZ </text:p>
          </table:table-cell>
          <table:table-cell office:value-type="string" calcext:value-type="string">
            <text:p>308-234-2361</text:p>
          </table:table-cell>
          <table:table-cell table:number-columns-repeated="4" table:style-name="ce2" office:value-type="string" calcext:value-type="string">
            <text:p>Yea</text:p>
          </table:table-cell>
          <table:table-cell office:value-type="string" calcext:value-type="string">
            <text:p>Opposed</text:p>
          </table:table-cell>
          <table:table-cell office:value-type="string" calcext:value-type="string">
            <text:p>President Trump and his administration are right to be concerned about national security, but it’s unacceptable when even legal permanent residents are being detained or turned away at airports and ports of entry. Enhancing long term national security requires that we have a clear-eyed view of radical Islamic terrorism without ascribing radical Islamic terrorist views to all Muslims.</text:p>
          </table:table-cell>
          <table:table-cell office:value-type="string" calcext:value-type="string">
            <text:p><text:a xlink:href="https://www.google.com/url?q=https://medium.com/@JeffFlake/president-trump-and-his-administration-are-right-to-be-concerned-about-national-security-but-its-ebc9d0f71c45%23.c2y7b0e49&amp;sa=D&amp;ust=1485748919090000&amp;usg=AFQjCNF0phDNQelweLCQduxv8EhLzHnSKQ" xlink:type="simple">https://medium.com/@JeffFlake/president-trump-and-his-administration-are-right-to-be-concerned-about-national-security-but-its-ebc9d0f71c45#.c2y7b0e49</text:a></text:p>
          </table:table-cell>
          <table:table-cell table:number-columns-repeated="4" office:value-type="string" calcext:value-type="string">
            <text:p>Yea</text:p>
          </table:table-cell>
          <table:table-cell table:number-columns-repeated="5"/>
        </table:table-row>
        <table:table-row table:style-name="ro7">
          <table:table-cell office:value-type="string" calcext:value-type="string">
            <text:p>Senator</text:p>
          </table:table-cell>
          <table:table-cell office:value-type="string" calcext:value-type="string">
            <text:p>Tom</text:p>
          </table:table-cell>
          <table:table-cell office:value-type="string" calcext:value-type="string">
            <text:p>Cotton</text:p>
          </table:table-cell>
          <table:table-cell office:value-type="string" calcext:value-type="string">
            <text:p>R</text:p>
          </table:table-cell>
          <table:table-cell office:value-type="string" calcext:value-type="string">
            <text:p>AR</text:p>
          </table:table-cell>
          <table:table-cell office:value-type="string" calcext:value-type="string">
            <text:p>Arkansas</text:p>
          </table:table-cell>
          <table:table-cell office:value-type="float" office:value="2022" calcext:value-type="float">
            <text:p>2022</text:p>
          </table:table-cell>
          <table:table-cell office:value-type="string" calcext:value-type="string">
            <text:p>241 Russell Senate Office Building</text:p>
          </table:table-cell>
          <table:table-cell office:value-type="string" calcext:value-type="string">
            <text:p>202-224-2235</text:p>
          </table:table-cell>
          <table:table-cell office:value-type="string" calcext:value-type="string">
            <text:p><text:a xlink:href="https://www.google.com/url?q=https://www.mccain.senate.gov/public/index.cfm/contact-form&amp;sa=D&amp;ust=1485748919113000&amp;usg=AFQjCNEQA2p0eMrnv5XFtfxxnMwFTkwxSA" xlink:type="simple">https://www.mccain.senate.gov/public/index.cfm/contact-form</text:a></text:p>
          </table:table-cell>
          <table:table-cell office:value-type="string" calcext:value-type="string">
            <text:p><text:a xlink:href="https://www.google.com/url?q=https://twitter.com/SenJohnMcCain&amp;sa=D&amp;ust=1485748919113000&amp;usg=AFQjCNH2E1mufN-6mp_rulRHFYtB5XLaJA" xlink:type="simple">https://twitter.com/SenJohnMcCain</text:a></text:p>
          </table:table-cell>
          <table:table-cell office:value-type="string" calcext:value-type="string">
            <text:p><text:a xlink:href="https://www.google.com/url?q=https://twitter.com/SenJohnMcCain&amp;sa=D&amp;ust=1485748919113000&amp;usg=AFQjCNH2E1mufN-6mp_rulRHFYtB5XLaJA" xlink:type="simple">@SenJohnMcCain</text:a></text:p>
          </table:table-cell>
          <table:table-cell/>
          <table:table-cell office:value-type="string" calcext:value-type="string">
            <text:p>900 Pennsylvania Avenue, Suite 629, Charleston, WV 25302</text:p>
          </table:table-cell>
          <table:table-cell office:value-type="string" calcext:value-type="string">
            <text:p>304-342-5855</text:p>
          </table:table-cell>
          <table:table-cell table:number-columns-repeated="4" table:style-name="ce2" office:value-type="string" calcext:value-type="string">
            <text:p>Yea</text:p>
          </table:table-cell>
          <table:table-cell office:value-type="string" calcext:value-type="string">
            <text:p>Opposed</text:p>
          </table:table-cell>
          <table:table-cell office:value-type="string" calcext:value-type="string">
            <text:p>Our government has a responsibility to defend our borders, but we must do so in a way that makes us safer and upholds all that is decent and exceptional about our nation. It is clear from the confusion at our airports across the nation that President Trump’s executive order was not properly vetted. We are particularly concerned by reports that this order went into effect with little to no consultation with the Departments of State, Defense, Justice, and Homeland Security. Such a hasty process risks harmful results. We should not stop green-card holders from returning to the country they call home. We should not stop those who have served as interpreters for our military and diplomats from seeking refuge in the country they risked their lives to help. And we should not turn our backs on those refugees who have been shown through extensive vetting to pose no demonstrable threat to our nation, and who have suffered unspeakable horrors, most of them women and children. Ultimately, we fear this executive order will become a self-inflicted wound in the fight against terrorism. At this very moment, American troops are fighting side-by-side with our Iraqi partners to defeat ISIL. But this executive order bans Iraqi pilots from coming to military bases in Arizona to fight our common enemies. Our most important allies in the fight against ISIL are the vast majority of Muslims who reject its apocalyptic ideology of hatred. This executive order sends a signal, intended or not, that America does not want Muslims coming into our country. That is why we fear this executive order may do more to help terrorist recruitment than improve our security.</text:p>
          </table:table-cell>
          <table:table-cell office:value-type="string" calcext:value-type="string">
            <text:p><text:a xlink:href="https://www.google.com/url?q=http://www.mccain.senate.gov/public/index.cfm/2017/1/statement-by-senators-mccain-graham-on-executive-order-on-immigration&amp;sa=D&amp;ust=1485748919113000&amp;usg=AFQjCNG3duiDRyEl_-DOyjbWTu9uSPCgWA" xlink:type="simple">http://www.mccain.senate.gov/public/index.cfm/2017/1/statement-by-senators-mccain-graham-on-executive-order-on-immigration</text:a></text:p>
          </table:table-cell>
          <table:table-cell table:number-columns-repeated="4" office:value-type="string" calcext:value-type="string">
            <text:p>Yea</text:p>
          </table:table-cell>
          <table:table-cell table:number-columns-repeated="5"/>
        </table:table-row>
        <table:table-row table:style-name="ro8">
          <table:table-cell office:value-type="string" calcext:value-type="string">
            <text:p>Senator</text:p>
          </table:table-cell>
          <table:table-cell office:value-type="string" calcext:value-type="string">
            <text:p>Dianne</text:p>
          </table:table-cell>
          <table:table-cell office:value-type="string" calcext:value-type="string">
            <text:p>Feinstein</text:p>
          </table:table-cell>
          <table:table-cell office:value-type="string" calcext:value-type="string">
            <text:p>D</text:p>
          </table:table-cell>
          <table:table-cell office:value-type="string" calcext:value-type="string">
            <text:p>CA</text:p>
          </table:table-cell>
          <table:table-cell office:value-type="string" calcext:value-type="string">
            <text:p>California</text:p>
          </table:table-cell>
          <table:table-cell table:style-name="ce1"/>
          <table:table-cell office:value-type="string" calcext:value-type="string">
            <text:p>331 Hart Senate Office Building</text:p>
          </table:table-cell>
          <table:table-cell office:value-type="string" calcext:value-type="string">
            <text:p>202-224-3841</text:p>
          </table:table-cell>
          <table:table-cell office:value-type="string" calcext:value-type="string">
            <text:p><text:a xlink:href="https://www.google.com/url?q=https://www.feinstein.senate.gov/public/index.cfm/e-mail-me&amp;sa=D&amp;ust=1485748919088000&amp;usg=AFQjCNFvnUhXboZmWcLjLPrvva9jrN8EVA" xlink:type="simple">https://www.feinstein.senate.gov/public/index.cfm/e-mail-me</text:a></text:p>
          </table:table-cell>
          <table:table-cell office:value-type="string" calcext:value-type="string">
            <text:p><text:a xlink:href="https://www.google.com/url?q=https://twitter.com/SenFeinstein&amp;sa=D&amp;ust=1485748919088000&amp;usg=AFQjCNGuAiIDUtGTz4LpZYvfuCWo67Bd3Q" xlink:type="simple">https://twitter.com/SenFeinstein</text:a></text:p>
          </table:table-cell>
          <table:table-cell office:value-type="string" calcext:value-type="string">
            <text:p><text:a xlink:href="https://www.google.com/url?q=https://twitter.com/SenFeinstein&amp;sa=D&amp;ust=1485748919088000&amp;usg=AFQjCNGuAiIDUtGTz4LpZYvfuCWo67Bd3Q" xlink:type="simple">@SenFeinstein</text:a></text:p>
          </table:table-cell>
          <table:table-cell/>
          <table:table-cell office:value-type="string" calcext:value-type="string">
            <text:p>One Post Street, Suite 2450, San Francisco, CA 94104</text:p>
          </table:table-cell>
          <table:table-cell office:value-type="string" calcext:value-type="string">
            <text:p>312-886-3506</text:p>
          </table:table-cell>
          <table:table-cell table:number-columns-repeated="4" table:style-name="ce2" office:value-type="string" calcext:value-type="string">
            <text:p>Yea</text:p>
          </table:table-cell>
          <table:table-cell office:value-type="string" calcext:value-type="string">
            <text:p>Opposed</text:p>
          </table:table-cell>
          <table:table-cell office:value-type="string" calcext:value-type="string">
            <text:p>There is no legitimate reason to ban refugees—the vast majority of whom are women and children who have experienced absolute horror. I very much regret that the president has chosen this dark path for our country.</text:p>
          </table:table-cell>
          <table:table-cell office:value-type="string" calcext:value-type="string">
            <text:p><text:a xlink:href="https://www.google.com/url?q=https://twitter.com/SenFeinstein/status/825141796078485504&amp;sa=D&amp;ust=1485748919088000&amp;usg=AFQjCNHNfy8lPzSozAhimMkGE_fCHuW8rA" xlink:type="simple">https://twitter.com/SenFeinstein/status/825141796078485504</text:a></text:p>
          </table:table-cell>
          <table:table-cell table:number-columns-repeated="4" office:value-type="string" calcext:value-type="string">
            <text:p>Yea</text:p>
          </table:table-cell>
          <table:table-cell table:number-columns-repeated="5"/>
        </table:table-row>
        <table:table-row table:style-name="ro9">
          <table:table-cell office:value-type="string" calcext:value-type="string">
            <text:p>Senator</text:p>
          </table:table-cell>
          <table:table-cell office:value-type="string" calcext:value-type="string">
            <text:p>Kamala</text:p>
          </table:table-cell>
          <table:table-cell office:value-type="string" calcext:value-type="string">
            <text:p>Harris</text:p>
          </table:table-cell>
          <table:table-cell office:value-type="string" calcext:value-type="string">
            <text:p>D</text:p>
          </table:table-cell>
          <table:table-cell office:value-type="string" calcext:value-type="string">
            <text:p>CA</text:p>
          </table:table-cell>
          <table:table-cell office:value-type="string" calcext:value-type="string">
            <text:p>California</text:p>
          </table:table-cell>
          <table:table-cell table:style-name="ce1"/>
          <table:table-cell office:value-type="string" calcext:value-type="string">
            <text:p>112 Hart Senate Office Building</text:p>
          </table:table-cell>
          <table:table-cell office:value-type="string" calcext:value-type="string">
            <text:p>202-224-3553</text:p>
          </table:table-cell>
          <table:table-cell office:value-type="string" calcext:value-type="string">
            <text:p><text:a xlink:href="https://www.google.com/url?q=https://www.harris.senate.gov/content/contact-senator&amp;sa=D&amp;ust=1485748919095000&amp;usg=AFQjCNFnBbiHlGb0NTkk6qMtwxz2l6HfOw" xlink:type="simple">https://www.harris.senate.gov/content/contact-senator</text:a></text:p>
          </table:table-cell>
          <table:table-cell office:value-type="string" calcext:value-type="string">
            <text:p><text:a xlink:href="https://www.google.com/url?q=https://twitter.com/KamalaHarris&amp;sa=D&amp;ust=1485748919095000&amp;usg=AFQjCNEjAzhj0fiFpM1D4aoJiBHXeeSTrw" xlink:type="simple">https://twitter.com/KamalaHarris</text:a></text:p>
          </table:table-cell>
          <table:table-cell office:value-type="string" calcext:value-type="string">
            <text:p><text:a xlink:href="https://www.google.com/url?q=https://twitter.com/KamalaHarris&amp;sa=D&amp;ust=1485748919095000&amp;usg=AFQjCNEjAzhj0fiFpM1D4aoJiBHXeeSTrw" xlink:type="simple">@KamalaHarris</text:a></text:p>
          </table:table-cell>
          <table:table-cell/>
          <table:table-cell office:value-type="string" calcext:value-type="string">
            <text:p>52401 501 I Street, Suite 7-600, Sacramento, CA 95814</text:p>
          </table:table-cell>
          <table:table-cell office:value-type="string" calcext:value-type="string">
            <text:p>(319) 363-6832</text:p>
          </table:table-cell>
          <table:table-cell table:style-name="ce2" office:value-type="string" calcext:value-type="string">
            <text:p>Yea</text:p>
          </table:table-cell>
          <table:table-cell table:number-columns-repeated="2" table:style-name="ce2" office:value-type="string" calcext:value-type="string">
            <text:p>Nay</text:p>
          </table:table-cell>
          <table:table-cell table:style-name="ce2" office:value-type="string" calcext:value-type="string">
            <text:p>Yea</text:p>
          </table:table-cell>
          <table:table-cell office:value-type="string" calcext:value-type="string">
            <text:p>Opposed</text:p>
          </table:table-cell>
          <table:table-cell office:value-type="string" calcext:value-type="string">
            <text:p>Refugees don't make us less safe; they enrich our communities. I have seen refugees in California become business owners in Sacramento and students in Los Angeles developing cutting-edge research, all in the pursuit of contributing to a country that bravely opened its doors in their hour of need. We can’t turn our backs on them.</text:p>
          </table:table-cell>
          <table:table-cell office:value-type="string" calcext:value-type="string">
            <text:p><text:a xlink:href="https://www.google.com/url?q=https://twitter.com/KamalaHarris/status/825396519423586304&amp;sa=D&amp;ust=1485748919095000&amp;usg=AFQjCNGYfxQ9mGCw_2AZ_k2OiMTZosrrWw" xlink:type="simple">https://twitter.com/KamalaHarris/status/825396519423586304</text:a></text:p>
          </table:table-cell>
          <table:table-cell table:number-columns-repeated="4" office:value-type="string" calcext:value-type="string">
            <text:p>Yea</text:p>
          </table:table-cell>
          <table:table-cell table:number-columns-repeated="5"/>
        </table:table-row>
        <table:table-row table:style-name="ro10">
          <table:table-cell office:value-type="string" calcext:value-type="string">
            <text:p>Senator</text:p>
          </table:table-cell>
          <table:table-cell office:value-type="string" calcext:value-type="string">
            <text:p>Michael</text:p>
          </table:table-cell>
          <table:table-cell office:value-type="string" calcext:value-type="string">
            <text:p>Bennet</text:p>
          </table:table-cell>
          <table:table-cell office:value-type="string" calcext:value-type="string">
            <text:p>D</text:p>
          </table:table-cell>
          <table:table-cell office:value-type="string" calcext:value-type="string">
            <text:p>CO</text:p>
          </table:table-cell>
          <table:table-cell office:value-type="string" calcext:value-type="string">
            <text:p>Colorado</text:p>
          </table:table-cell>
          <table:table-cell table:style-name="ce1"/>
          <table:table-cell office:value-type="string" calcext:value-type="string">
            <text:p>458 Russell Senate Office Building</text:p>
          </table:table-cell>
          <table:table-cell office:value-type="string" calcext:value-type="string">
            <text:p>202-224-5852</text:p>
          </table:table-cell>
          <table:table-cell office:value-type="string" calcext:value-type="string">
            <text:p><text:a xlink:href="https://www.google.com/url?q=https://www.bennet.senate.gov/?p%3Dcontact&amp;sa=D&amp;ust=1485748919066000&amp;usg=AFQjCNF8gurN7XtiRXoNhxDFl-mNrXLFBA" xlink:type="simple">www.bennet.senate.gov/?p=contact</text:a></text:p>
          </table:table-cell>
          <table:table-cell office:value-type="string" calcext:value-type="string">
            <text:p><text:a xlink:href="https://www.google.com/url?q=https://twitter.com/SenBennetCO&amp;sa=D&amp;ust=1485748919066000&amp;usg=AFQjCNHCjBYI-HjOqD2tJQ3FVgWnhOdXyQ" xlink:type="simple">https://twitter.com/SenBennetCO</text:a></text:p>
          </table:table-cell>
          <table:table-cell office:value-type="string" calcext:value-type="string">
            <text:p><text:a xlink:href="https://www.google.com/url?q=https://twitter.com/SenBennetCO&amp;sa=D&amp;ust=1485748919066000&amp;usg=AFQjCNHCjBYI-HjOqD2tJQ3FVgWnhOdXyQ" xlink:type="simple">@SenBennetCO</text:a></text:p>
          </table:table-cell>
          <table:table-cell table:style-name="ce2" office:value-type="string" calcext:value-type="string">
            <text:p><text:a xlink:href="https://www.google.com/url?q=https://twitter.com/BennetForCO&amp;sa=D&amp;ust=1485748919066000&amp;usg=AFQjCNFwrZAoqebl8i1-8URB-scY9feETg" xlink:type="simple">@BennetForCO</text:a></text:p>
          </table:table-cell>
          <table:table-cell office:value-type="string" calcext:value-type="string">
            <text:p>1127 Sherman St. Suite 150, Denver, CO 80203</text:p>
          </table:table-cell>
          <table:table-cell office:value-type="string" calcext:value-type="string">
            <text:p>303-455-7600</text:p>
          </table:table-cell>
          <table:table-cell table:number-columns-repeated="2" table:style-name="ce2" office:value-type="string" calcext:value-type="string">
            <text:p>Yea</text:p>
          </table:table-cell>
          <table:table-cell table:style-name="ce2" office:value-type="string" calcext:value-type="string">
            <text:p>Nay</text:p>
          </table:table-cell>
          <table:table-cell table:style-name="ce2" office:value-type="string" calcext:value-type="string">
            <text:p>Yea</text:p>
          </table:table-cell>
          <table:table-cell office:value-type="string" calcext:value-type="string">
            <text:p>Opposed</text:p>
          </table:table-cell>
          <table:table-cell office:value-type="string" calcext:value-type="string">
            <text:p>Refugee EO will harm our natl security, undermine our values, &amp; marks a significant departure from our history of welcoming those in need.</text:p>
          </table:table-cell>
          <table:table-cell office:value-type="string" calcext:value-type="string">
            <text:p><text:a xlink:href="https://www.google.com/url?q=https://twitter.com/SenBennetCO/status/825140252947918848&amp;sa=D&amp;ust=1485748919066000&amp;usg=AFQjCNHoo2rYFcqjJNM3aENJnwLNBxj0Tw" xlink:type="simple">https://twitter.com/SenBennetCO/status/825140252947918848</text:a></text:p>
          </table:table-cell>
          <table:table-cell office:value-type="string" calcext:value-type="string">
            <text:p>Yea</text:p>
          </table:table-cell>
          <table:table-cell table:number-columns-repeated="2" office:value-type="string" calcext:value-type="string">
            <text:p>Nay</text:p>
          </table:table-cell>
          <table:table-cell office:value-type="string" calcext:value-type="string">
            <text:p>Yea</text:p>
          </table:table-cell>
          <table:table-cell table:number-columns-repeated="5"/>
        </table:table-row>
        <table:table-row table:style-name="ro2">
          <table:table-cell office:value-type="string" calcext:value-type="string">
            <text:p>Senator</text:p>
          </table:table-cell>
          <table:table-cell office:value-type="string" calcext:value-type="string">
            <text:p>Cory</text:p>
          </table:table-cell>
          <table:table-cell office:value-type="string" calcext:value-type="string">
            <text:p>Gardner</text:p>
          </table:table-cell>
          <table:table-cell office:value-type="string" calcext:value-type="string">
            <text:p>R</text:p>
          </table:table-cell>
          <table:table-cell office:value-type="string" calcext:value-type="string">
            <text:p>CO</text:p>
          </table:table-cell>
          <table:table-cell office:value-type="string" calcext:value-type="string">
            <text:p>Colorado</text:p>
          </table:table-cell>
          <table:table-cell office:value-type="float" office:value="2020" calcext:value-type="float">
            <text:p>2020</text:p>
          </table:table-cell>
          <table:table-cell office:value-type="string" calcext:value-type="string">
            <text:p>730 Hart Senate Office Building</text:p>
          </table:table-cell>
          <table:table-cell office:value-type="string" calcext:value-type="string">
            <text:p>202-224-5941</text:p>
          </table:table-cell>
          <table:table-cell office:value-type="string" calcext:value-type="string">
            <text:p><text:a xlink:href="https://www.google.com/url?q=https://www.gardner.senate.gov/contact-cory/email-cory&amp;sa=D&amp;ust=1485748919091000&amp;usg=AFQjCNE8PRJ_kxv-p6WRDR8jmT5Ov-sMsg" xlink:type="simple">https://www.gardner.senate.gov/contact-cory/email-cory</text:a></text:p>
          </table:table-cell>
          <table:table-cell office:value-type="string" calcext:value-type="string">
            <text:p><text:a xlink:href="https://www.google.com/url?q=https://twitter.com/repcorygardner&amp;sa=D&amp;ust=1485748919091000&amp;usg=AFQjCNHNj8z2NTlyldeNcYIpxnKlyk7HHQ" xlink:type="simple">https://twitter.com/repcorygardner</text:a></text:p>
          </table:table-cell>
          <table:table-cell office:value-type="string" calcext:value-type="string">
            <text:p><text:a xlink:href="https://www.google.com/url?q=https://twitter.com/CoryGardner&amp;sa=D&amp;ust=1485748919091000&amp;usg=AFQjCNFeptYOkdBC-6Itf3WMtIhv0ZuEBA" xlink:type="simple">@CoryGardner</text:a></text:p>
          </table:table-cell>
          <table:table-cell/>
          <table:table-cell office:value-type="string" calcext:value-type="string">
            <text:p>503 N. Main Street, Suite 426, Pueblo, CO 81003 </text:p>
          </table:table-cell>
          <table:table-cell office:value-type="string" calcext:value-type="string">
            <text:p>218-722-2390</text:p>
          </table:table-cell>
          <table:table-cell table:number-columns-repeated="4" table:style-name="ce2" office:value-type="string" calcext:value-type="string">
            <text:p>Yea</text:p>
          </table:table-cell>
          <table:table-cell office:value-type="string" calcext:value-type="string">
            <text:p>Silent</text:p>
          </table:table-cell>
          <table:table-cell table:style-name="ce1" table:number-columns-repeated="2"/>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11">
          <table:table-cell office:value-type="string" calcext:value-type="string">
            <text:p>Senator</text:p>
          </table:table-cell>
          <table:table-cell office:value-type="string" calcext:value-type="string">
            <text:p>Chris</text:p>
          </table:table-cell>
          <table:table-cell office:value-type="string" calcext:value-type="string">
            <text:p>Murphy</text:p>
          </table:table-cell>
          <table:table-cell office:value-type="string" calcext:value-type="string">
            <text:p>D</text:p>
          </table:table-cell>
          <table:table-cell office:value-type="string" calcext:value-type="string">
            <text:p>CT</text:p>
          </table:table-cell>
          <table:table-cell office:value-type="string" calcext:value-type="string">
            <text:p>Connecticut</text:p>
          </table:table-cell>
          <table:table-cell table:style-name="ce1"/>
          <table:table-cell office:value-type="string" calcext:value-type="string">
            <text:p>303 Hart Senate Office Building</text:p>
          </table:table-cell>
          <table:table-cell office:value-type="string" calcext:value-type="string">
            <text:p>202-224-4041</text:p>
          </table:table-cell>
          <table:table-cell office:value-type="string" calcext:value-type="string">
            <text:p><text:a xlink:href="https://www.google.com/url?q=http://www.murphy.senate.gov/contact&amp;sa=D&amp;ust=1485748919119000&amp;usg=AFQjCNEk8hHZmUBSQgJnTa1_7srawBf7Yw" xlink:type="simple">http://www.murphy.senate.gov/contact</text:a></text:p>
          </table:table-cell>
          <table:table-cell office:value-type="string" calcext:value-type="string">
            <text:p><text:a xlink:href="https://www.google.com/url?q=https://twitter.com/ChrisMurphyCT&amp;sa=D&amp;ust=1485748919120000&amp;usg=AFQjCNHCdRVZH6so2H2dMzAUmcwDdyZDiA" xlink:type="simple">https://twitter.com/ChrisMurphyCT</text:a></text:p>
          </table:table-cell>
          <table:table-cell office:value-type="string" calcext:value-type="string">
            <text:p><text:a xlink:href="https://www.google.com/url?q=https://twitter.com/ChrisMurphyCT&amp;sa=D&amp;ust=1485748919120000&amp;usg=AFQjCNHCdRVZH6so2H2dMzAUmcwDdyZDiA" xlink:type="simple">@ChrisMurphyCT</text:a></text:p>
          </table:table-cell>
          <table:table-cell/>
          <table:table-cell office:value-type="string" calcext:value-type="string">
            <text:p>Colt Gateway, 120 Huyshope Avenue, Suite 401, Hartford, CT 06106</text:p>
          </table:table-cell>
          <table:table-cell office:value-type="string" calcext:value-type="string">
            <text:p>907-271-3735</text:p>
          </table:table-cell>
          <table:table-cell table:number-columns-repeated="2" table:style-name="ce2" office:value-type="string" calcext:value-type="string">
            <text:p>Yea</text:p>
          </table:table-cell>
          <table:table-cell table:style-name="ce2" office:value-type="string" calcext:value-type="string">
            <text:p>Abs</text:p>
          </table:table-cell>
          <table:table-cell table:style-name="ce2" office:value-type="string" calcext:value-type="string">
            <text:p>Yea</text:p>
          </table:table-cell>
          <table:table-cell office:value-type="string" calcext:value-type="string">
            <text:p>Opposed</text:p>
          </table:table-cell>
          <table:table-cell office:value-type="string" calcext:value-type="string">
            <text:p>Read full statement in HuffPo. "...Trump’s Muslim ban is a moral abomination. It is fundamentally un-American. And it is dangerous – it will give life back to the terrorist movement and eventually get Americans killed."</text:p>
          </table:table-cell>
          <table:table-cell office:value-type="string" calcext:value-type="string">
            <text:p><text:a xlink:href="https://www.google.com/url?q=http://www.huffingtonpost.com/entry/5888fe22e4b0628ad613ddb2?timestamp%3D1485553271822&amp;sa=D&amp;ust=1485748919119000&amp;usg=AFQjCNF7wwkT7XrzVkBW5fc3AhTHnTayyg" xlink:type="simple">http://www.huffingtonpost.com/entry/5888fe22e4b0628ad613ddb2?timestamp=1485553271822</text:a></text:p>
          </table:table-cell>
          <table:table-cell table:number-columns-repeated="4" office:value-type="string" calcext:value-type="string">
            <text:p>Yea</text:p>
          </table:table-cell>
          <table:table-cell table:number-columns-repeated="5"/>
        </table:table-row>
        <table:table-row table:style-name="ro12">
          <table:table-cell office:value-type="string" calcext:value-type="string">
            <text:p>Senator</text:p>
          </table:table-cell>
          <table:table-cell office:value-type="string" calcext:value-type="string">
            <text:p>Richard</text:p>
          </table:table-cell>
          <table:table-cell office:value-type="string" calcext:value-type="string">
            <text:p>Blumenthal</text:p>
          </table:table-cell>
          <table:table-cell office:value-type="string" calcext:value-type="string">
            <text:p>D</text:p>
          </table:table-cell>
          <table:table-cell office:value-type="string" calcext:value-type="string">
            <text:p>CT</text:p>
          </table:table-cell>
          <table:table-cell office:value-type="string" calcext:value-type="string">
            <text:p>Connecticut</text:p>
          </table:table-cell>
          <table:table-cell table:style-name="ce1"/>
          <table:table-cell office:value-type="string" calcext:value-type="string">
            <text:p>724 Hart Senate Office Building</text:p>
          </table:table-cell>
          <table:table-cell office:value-type="string" calcext:value-type="string">
            <text:p>202-224-2823</text:p>
          </table:table-cell>
          <table:table-cell office:value-type="string" calcext:value-type="string">
            <text:p><text:a xlink:href="https://www.google.com/url?q=https://www.blumenthal.senate.gov/contact/&amp;sa=D&amp;ust=1485748919067000&amp;usg=AFQjCNF5VXmVeL_DJducEssxM_0VcWYyJQ" xlink:type="simple">https://www.blumenthal.senate.gov/contact/</text:a></text:p>
          </table:table-cell>
          <table:table-cell office:value-type="string" calcext:value-type="string">
            <text:p><text:a xlink:href="https://www.google.com/url?q=https://twitter.com/SenBlumenthal&amp;sa=D&amp;ust=1485748919067000&amp;usg=AFQjCNE8bGu9xEr1GxhHyT1rB7Mqwoqgag" xlink:type="simple">https://twitter.com/SenBlumenthal</text:a></text:p>
          </table:table-cell>
          <table:table-cell office:value-type="string" calcext:value-type="string">
            <text:p><text:a xlink:href="https://www.google.com/url?q=https://twitter.com/SenBlumenthal&amp;sa=D&amp;ust=1485748919067000&amp;usg=AFQjCNE8bGu9xEr1GxhHyT1rB7Mqwoqgag" xlink:type="simple">@SenBlumenthal</text:a></text:p>
          </table:table-cell>
          <table:table-cell table:style-name="ce2" office:value-type="string" calcext:value-type="string">
            <text:p><text:a xlink:href="https://www.google.com/url?q=https://twitter.com/DickBlumenthal&amp;sa=D&amp;ust=1485748919067000&amp;usg=AFQjCNGAyUTUqvsd9wDIpzEvl5sRG75FRA" xlink:type="simple">@DickBlumenthal</text:a></text:p>
          </table:table-cell>
          <table:table-cell office:value-type="string" calcext:value-type="string">
            <text:p>90 State House Square, Tenth Floor, Hartford, CT 06103</text:p>
          </table:table-cell>
          <table:table-cell office:value-type="string" calcext:value-type="string">
            <text:p>860-258-6940</text:p>
          </table:table-cell>
          <table:table-cell table:style-name="ce2" office:value-type="string" calcext:value-type="string">
            <text:p>Yea</text:p>
          </table:table-cell>
          <table:table-cell table:style-name="ce2" office:value-type="string" calcext:value-type="string">
            <text:p>Nay</text:p>
          </table:table-cell>
          <table:table-cell table:style-name="ce2" office:value-type="string" calcext:value-type="string">
            <text:p>Abs</text:p>
          </table:table-cell>
          <table:table-cell table:style-name="ce2" office:value-type="string" calcext:value-type="string">
            <text:p>Yea</text:p>
          </table:table-cell>
          <table:table-cell office:value-type="string" calcext:value-type="string">
            <text:p>Opposed</text:p>
          </table:table-cell>
          <table:table-cell office:value-type="string" calcext:value-type="string">
            <text:p>Standing w/ @MayorBronin, immigration&amp;refugee advocates, &amp;Muslim-Americans against Trump’s divisive&amp;destructive immigration agenda</text:p>
          </table:table-cell>
          <table:table-cell office:value-type="string" calcext:value-type="string">
            <text:p><text:a xlink:href="https://www.google.com/url?q=https://twitter.com/SenBlumenthal/status/825038759594962946&amp;sa=D&amp;ust=1485748919066000&amp;usg=AFQjCNFajnBtcRyRIpCVI4vEULZY9rnY-A" xlink:type="simple">https://twitter.com/SenBlumenthal/status/825038759594962946</text:a></text:p>
          </table:table-cell>
          <table:table-cell table:number-columns-repeated="2" office:value-type="string" calcext:value-type="string">
            <text:p>Yea</text:p>
          </table:table-cell>
          <table:table-cell office:value-type="string" calcext:value-type="string">
            <text:p>Abs</text:p>
          </table:table-cell>
          <table:table-cell office:value-type="string" calcext:value-type="string">
            <text:p>Yea</text:p>
          </table:table-cell>
          <table:table-cell table:number-columns-repeated="5"/>
        </table:table-row>
        <table:table-row table:style-name="ro13">
          <table:table-cell office:value-type="string" calcext:value-type="string">
            <text:p>Senator</text:p>
          </table:table-cell>
          <table:table-cell office:value-type="string" calcext:value-type="string">
            <text:p>Chris</text:p>
          </table:table-cell>
          <table:table-cell office:value-type="string" calcext:value-type="string">
            <text:p>Coons</text:p>
          </table:table-cell>
          <table:table-cell office:value-type="string" calcext:value-type="string">
            <text:p>D</text:p>
          </table:table-cell>
          <table:table-cell office:value-type="string" calcext:value-type="string">
            <text:p>DE</text:p>
          </table:table-cell>
          <table:table-cell office:value-type="string" calcext:value-type="string">
            <text:p>Delaware</text:p>
          </table:table-cell>
          <table:table-cell table:style-name="ce1"/>
          <table:table-cell office:value-type="string" calcext:value-type="string">
            <text:p>127A Russell Senate Office Building</text:p>
          </table:table-cell>
          <table:table-cell office:value-type="string" calcext:value-type="string">
            <text:p>202-224-5042</text:p>
          </table:table-cell>
          <table:table-cell office:value-type="string" calcext:value-type="string">
            <text:p><text:a xlink:href="https://www.google.com/url?q=https://www.coons.senate.gov/contact&amp;sa=D&amp;ust=1485748919077000&amp;usg=AFQjCNElv8E_kJrHU34l9ieMEgfINgXRwg" xlink:type="simple">https://www.coons.senate.gov/contact</text:a></text:p>
          </table:table-cell>
          <table:table-cell office:value-type="string" calcext:value-type="string">
            <text:p><text:a xlink:href="https://www.google.com/url?q=https://twitter.com/ChrisCoons&amp;sa=D&amp;ust=1485748919077000&amp;usg=AFQjCNEGn4gBbavU3h5ojDd3Sq539Kbsag" xlink:type="simple">https://twitter.com/ChrisCoons</text:a></text:p>
          </table:table-cell>
          <table:table-cell office:value-type="string" calcext:value-type="string">
            <text:p><text:a xlink:href="https://www.google.com/url?q=https://twitter.com/ChrisCoons&amp;sa=D&amp;ust=1485748919077000&amp;usg=AFQjCNEGn4gBbavU3h5ojDd3Sq539Kbsag" xlink:type="simple">@ChrisCoons</text:a></text:p>
          </table:table-cell>
          <table:table-cell/>
          <table:table-cell office:value-type="string" calcext:value-type="string">
            <text:p>1105 N. Market St., Suite 100, Wilmington, DE 19801</text:p>
          </table:table-cell>
          <table:table-cell office:value-type="string" calcext:value-type="string">
            <text:p>207-622-8414</text:p>
          </table:table-cell>
          <table:table-cell table:number-columns-repeated="2" table:style-name="ce2" office:value-type="string" calcext:value-type="string">
            <text:p>Yea</text:p>
          </table:table-cell>
          <table:table-cell table:number-columns-repeated="2" table:style-name="ce2" office:value-type="string" calcext:value-type="string">
            <text:p>Nay</text:p>
          </table:table-cell>
          <table:table-cell office:value-type="string" calcext:value-type="string">
            <text:p>Opposed</text:p>
          </table:table-cell>
          <table:table-cell office:value-type="string" calcext:value-type="string">
            <text:p>...We are a nation of immigrants that has tried to lead by example. But today the world is seeing an America that is returning to the politics of exclusion based on religion or nationalist. I'm angered and saddened by President Trump's decision to sign an executive order that seems intenteded to make a point, not to make us safe. The executive orders by this preseident that exceed his authority can and should be challenges, as were the executive orders of previous presidents of both parties.</text:p>
          </table:table-cell>
          <table:table-cell office:value-type="string" calcext:value-type="string">
            <text:p><text:a xlink:href="https://www.google.com/url?q=https://t.co/LMprxzfM4A&amp;sa=D&amp;ust=1485748919077000&amp;usg=AFQjCNHJjsrVq3LhkB9qNrdMr-UK6PB92Q" xlink:type="simple">https://t.co/LMprxzfM4A</text:a></text:p>
          </table:table-cell>
          <table:table-cell office:value-type="string" calcext:value-type="string">
            <text:p>Yea</text:p>
          </table:table-cell>
          <table:table-cell office:value-type="string" calcext:value-type="string">
            <text:p>Nay</text:p>
          </table:table-cell>
          <table:table-cell office:value-type="string" calcext:value-type="string">
            <text:p>Abs</text:p>
          </table:table-cell>
          <table:table-cell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Tom</text:p>
          </table:table-cell>
          <table:table-cell office:value-type="string" calcext:value-type="string">
            <text:p>Carper</text:p>
          </table:table-cell>
          <table:table-cell office:value-type="string" calcext:value-type="string">
            <text:p>D</text:p>
          </table:table-cell>
          <table:table-cell office:value-type="string" calcext:value-type="string">
            <text:p>DE</text:p>
          </table:table-cell>
          <table:table-cell office:value-type="string" calcext:value-type="string">
            <text:p>Delaware</text:p>
          </table:table-cell>
          <table:table-cell table:style-name="ce1"/>
          <table:table-cell office:value-type="string" calcext:value-type="string">
            <text:p>513 Hart Senate Office Building</text:p>
          </table:table-cell>
          <table:table-cell office:value-type="string" calcext:value-type="string">
            <text:p>202-224-2441</text:p>
          </table:table-cell>
          <table:table-cell office:value-type="string" calcext:value-type="string">
            <text:p><text:a xlink:href="https://www.google.com/url?q=http://www.carper.senate.gov/public/index.cfm/email-senator-carper&amp;sa=D&amp;ust=1485748919074000&amp;usg=AFQjCNFR5Ju7AFHufGkqYM39Jnp0afgymg" xlink:type="simple">www.carper.senate.gov/public/index.cfm/email-senator-carper</text:a></text:p>
          </table:table-cell>
          <table:table-cell office:value-type="string" calcext:value-type="string">
            <text:p><text:a xlink:href="https://www.google.com/url?q=https://twitter.com/SenatorCarper&amp;sa=D&amp;ust=1485748919074000&amp;usg=AFQjCNGASmmnte1YU8MZ0pMY40c8RYQ9ew" xlink:type="simple">https://twitter.com/SenatorCarper</text:a></text:p>
          </table:table-cell>
          <table:table-cell office:value-type="string" calcext:value-type="string">
            <text:p><text:a xlink:href="https://www.google.com/url?q=https://twitter.com/SenatorCarper&amp;sa=D&amp;ust=1485748919074000&amp;usg=AFQjCNGASmmnte1YU8MZ0pMY40c8RYQ9ew" xlink:type="simple">@SenatorCarper</text:a></text:p>
          </table:table-cell>
          <table:table-cell/>
          <table:table-cell office:value-type="string" calcext:value-type="string">
            <text:p>301 North Walnut Street, Suite 102L-1, Wilmington, DE 19801</text:p>
          </table:table-cell>
          <table:table-cell office:value-type="string" calcext:value-type="string">
            <text:p>410-962-4436</text:p>
          </table:table-cell>
          <table:table-cell table:number-columns-repeated="2" table:style-name="ce2" office:value-type="string" calcext:value-type="string">
            <text:p>Yea</text:p>
          </table:table-cell>
          <table:table-cell table:style-name="ce2" office:value-type="string" calcext:value-type="string">
            <text:p>Nay</text:p>
          </table:table-cell>
          <table:table-cell table:style-name="ce2" office:value-type="string" calcext:value-type="string">
            <text:p>Yea</text:p>
          </table:table-cell>
          <table:table-cell office:value-type="string" calcext:value-type="string">
            <text:p>Opposed</text:p>
          </table:table-cell>
          <table:table-cell office:value-type="string" calcext:value-type="string">
            <text:p><text:a xlink:href="https://www.google.com/url?q=https://twitter.com/hashtag/MuslimBan?src%3Dhash&amp;sa=D&amp;ust=1485748919073000&amp;usg=AFQjCNHUglRZKRdxdFNley61qb-ViNTRUQ" xlink:type="simple">Make no mistake, I'm against the #MuslimBan and I'm going to fight with all of my might against it</text:a></text:p>
          </table:table-cell>
          <table:table-cell office:value-type="string" calcext:value-type="string">
            <text:p><text:a xlink:href="https://www.google.com/url?q=https://twitter.com/SenatorCarper/status/825452001114873856&amp;sa=D&amp;ust=1485748919073000&amp;usg=AFQjCNFgbOQrmwy3p_HaOiZMeliupTzq4Q" xlink:type="simple">https://twitter.com/SenatorCarper/status/825452001114873856</text:a></text:p>
          </table:table-cell>
          <table:table-cell table:number-columns-repeated="2" office:value-type="string" calcext:value-type="string">
            <text:p>Yea</text:p>
          </table:table-cell>
          <table:table-cell table:number-columns-repeated="2" office:value-type="string" calcext:value-type="string">
            <text:p>Nay</text:p>
          </table:table-cell>
          <table:table-cell table:number-columns-repeated="5"/>
        </table:table-row>
        <table:table-row table:style-name="ro14">
          <table:table-cell office:value-type="string" calcext:value-type="string">
            <text:p>Senator</text:p>
          </table:table-cell>
          <table:table-cell office:value-type="string" calcext:value-type="string">
            <text:p>Bill</text:p>
          </table:table-cell>
          <table:table-cell office:value-type="string" calcext:value-type="string">
            <text:p>Nelson</text:p>
          </table:table-cell>
          <table:table-cell office:value-type="string" calcext:value-type="string">
            <text:p>D</text:p>
          </table:table-cell>
          <table:table-cell office:value-type="string" calcext:value-type="string">
            <text:p>FL</text:p>
          </table:table-cell>
          <table:table-cell office:value-type="string" calcext:value-type="string">
            <text:p>Florida</text:p>
          </table:table-cell>
          <table:table-cell office:value-type="float" office:value="2018" calcext:value-type="float">
            <text:p>2018</text:p>
          </table:table-cell>
          <table:table-cell office:value-type="string" calcext:value-type="string">
            <text:p>716 Hart Senate Office Building</text:p>
          </table:table-cell>
          <table:table-cell office:value-type="string" calcext:value-type="string">
            <text:p>202-224-5274</text:p>
          </table:table-cell>
          <table:table-cell office:value-type="string" calcext:value-type="string">
            <text:p><text:a xlink:href="https://www.google.com/url?q=https://www.billnelson.senate.gov/contact-bill&amp;sa=D&amp;ust=1485748919121000&amp;usg=AFQjCNEl0CzeYTFdnaLPLn5swwBd9_VzRQ" xlink:type="simple">https://www.billnelson.senate.gov/contact-bill</text:a></text:p>
          </table:table-cell>
          <table:table-cell office:value-type="string" calcext:value-type="string">
            <text:p><text:a xlink:href="https://www.google.com/url?q=https://twitter.com/SenBillNelson&amp;sa=D&amp;ust=1485748919121000&amp;usg=AFQjCNHCqKwoY9PerRc-A-RVKvXyXy-VHQ" xlink:type="simple">https://twitter.com/SenBillNelson</text:a></text:p>
          </table:table-cell>
          <table:table-cell office:value-type="string" calcext:value-type="string">
            <text:p><text:a xlink:href="https://www.google.com/url?q=https://twitter.com/SenBillNelson&amp;sa=D&amp;ust=1485748919121000&amp;usg=AFQjCNHCqKwoY9PerRc-A-RVKvXyXy-VHQ" xlink:type="simple">@SenBillNelson</text:a></text:p>
          </table:table-cell>
          <table:table-cell table:style-name="ce2" office:value-type="string" calcext:value-type="string">
            <text:p><text:a xlink:href="https://www.google.com/url?q=https://twitter.com/NelsonForSenate&amp;sa=D&amp;ust=1485748919121000&amp;usg=AFQjCNG06ZeKkrMsBjxBEPPJWNfVYeGV7w" xlink:type="simple">@NelsonForSenate</text:a></text:p>
          </table:table-cell>
          <table:table-cell office:value-type="string" calcext:value-type="string">
            <text:p>3416 South University Drive, Fort Lauderdale, FL 33328</text:p>
          </table:table-cell>
          <table:table-cell office:value-type="string" calcext:value-type="string">
            <text:p>954-693-4851</text:p>
          </table:table-cell>
          <table:table-cell table:number-columns-repeated="2" table:style-name="ce2" office:value-type="string" calcext:value-type="string">
            <text:p>Yea</text:p>
          </table:table-cell>
          <table:table-cell table:style-name="ce2" office:value-type="string" calcext:value-type="string">
            <text:p>Nay</text:p>
          </table:table-cell>
          <table:table-cell table:style-name="ce2" office:value-type="string" calcext:value-type="string">
            <text:p>Yea</text:p>
          </table:table-cell>
          <table:table-cell office:value-type="string" calcext:value-type="string">
            <text:p>Opposed</text:p>
          </table:table-cell>
          <table:table-cell office:value-type="string" calcext:value-type="string">
            <text:p>We have to do everything we can to protect ourselves from those who want to do us harm, but a hastily-issued policy that bans everyone from one of these seven countries from entering the U.S. — including the Iraqi interpreters who served alongside our troops in Iraq — is not the answer.</text:p>
          </table:table-cell>
          <table:table-cell office:value-type="string" calcext:value-type="string">
            <text:p><text:a xlink:href="https://www.google.com/url?q=http://www.miamiherald.com/news/local/community/miami-dade/article129408379.html&amp;sa=D&amp;ust=1485748919121000&amp;usg=AFQjCNHP2Od0DWiwar1TQQiHBCxfOIMbgg" xlink:type="simple">http://www.miamiherald.com/news/local/community/miami-dade/article129408379.html</text:a></text:p>
          </table:table-cell>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Marco</text:p>
          </table:table-cell>
          <table:table-cell office:value-type="string" calcext:value-type="string">
            <text:p>Rubio</text:p>
          </table:table-cell>
          <table:table-cell office:value-type="string" calcext:value-type="string">
            <text:p>R</text:p>
          </table:table-cell>
          <table:table-cell office:value-type="string" calcext:value-type="string">
            <text:p>FL</text:p>
          </table:table-cell>
          <table:table-cell office:value-type="string" calcext:value-type="string">
            <text:p>Florida</text:p>
          </table:table-cell>
          <table:table-cell office:value-type="float" office:value="2022" calcext:value-type="float">
            <text:p>2022</text:p>
          </table:table-cell>
          <table:table-cell office:value-type="string" calcext:value-type="string">
            <text:p>284 Russell Senate Office Building</text:p>
          </table:table-cell>
          <table:table-cell office:value-type="string" calcext:value-type="string">
            <text:p>202-224-3041</text:p>
          </table:table-cell>
          <table:table-cell office:value-type="string" calcext:value-type="string">
            <text:p><text:a xlink:href="https://www.google.com/url?q=http://www.rubio.senate.gov/public/index.cfm/contact&amp;sa=D&amp;ust=1485748919129000&amp;usg=AFQjCNG0R338bnbM-BgnIu61GpgKSJ3V0Q" xlink:type="simple">http://www.rubio.senate.gov/public/index.cfm/contact</text:a></text:p>
          </table:table-cell>
          <table:table-cell office:value-type="string" calcext:value-type="string">
            <text:p><text:a xlink:href="https://www.google.com/url?q=https://twitter.com/marcorubio&amp;sa=D&amp;ust=1485748919129000&amp;usg=AFQjCNEGOzXdpxcJ8ODlx45GlxbT5H7A0Q" xlink:type="simple">https://twitter.com/marcorubio</text:a></text:p>
          </table:table-cell>
          <table:table-cell office:value-type="string" calcext:value-type="string">
            <text:p><text:a xlink:href="https://www.google.com/url?q=https://twitter.com/marcorubio&amp;sa=D&amp;ust=1485748919129000&amp;usg=AFQjCNEGOzXdpxcJ8ODlx45GlxbT5H7A0Q" xlink:type="simple">@marcorubio</text:a></text:p>
          </table:table-cell>
          <table:table-cell table:style-name="ce2" office:value-type="string" calcext:value-type="string">
            <text:p><text:a xlink:href="https://www.google.com/url?q=https://twitter.com/SenRubioPress&amp;sa=D&amp;ust=1485748919130000&amp;usg=AFQjCNFYEqKaVu304YALODDpfLAlIl_n9Q" xlink:type="simple">@SenRubioPress</text:a></text:p>
          </table:table-cell>
          <table:table-cell office:value-type="string" calcext:value-type="string">
            <text:p>201 South Orange Ave, Suite 350, Orlando, FL 32801</text:p>
          </table:table-cell>
          <table:table-cell office:value-type="string" calcext:value-type="string">
            <text:p>407-254-2573</text:p>
          </table:table-cell>
          <table:table-cell table:number-columns-repeated="4" table:style-name="ce2" office:value-type="string" calcext:value-type="string">
            <text:p>Yea</text:p>
          </table:table-cell>
          <table:table-cell office:value-type="string" calcext:value-type="string">
            <text:p>Silent</text:p>
          </table:table-cell>
          <table:table-cell table:style-name="ce1" table:number-columns-repeated="2"/>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David</text:p>
          </table:table-cell>
          <table:table-cell office:value-type="string" calcext:value-type="string">
            <text:p>Perdue</text:p>
          </table:table-cell>
          <table:table-cell office:value-type="string" calcext:value-type="string">
            <text:p>R</text:p>
          </table:table-cell>
          <table:table-cell office:value-type="string" calcext:value-type="string">
            <text:p>GA</text:p>
          </table:table-cell>
          <table:table-cell office:value-type="string" calcext:value-type="string">
            <text:p>Georgia</text:p>
          </table:table-cell>
          <table:table-cell office:value-type="float" office:value="2020" calcext:value-type="float">
            <text:p>2020</text:p>
          </table:table-cell>
          <table:table-cell office:value-type="string" calcext:value-type="string">
            <text:p>416 Russell Senate Office Building</text:p>
          </table:table-cell>
          <table:table-cell office:value-type="string" calcext:value-type="string">
            <text:p>202-224-3521</text:p>
          </table:table-cell>
          <table:table-cell office:value-type="string" calcext:value-type="string">
            <text:p><text:a xlink:href="https://www.google.com/url?q=https://www.perdue.senate.gov/connect/email&amp;sa=D&amp;ust=1485748919125000&amp;usg=AFQjCNGXpG0Cc_RCHzyc8obyxIOFwRQSJw" xlink:type="simple">https://www.perdue.senate.gov/connect/email</text:a></text:p>
          </table:table-cell>
          <table:table-cell office:value-type="string" calcext:value-type="string">
            <text:p><text:a xlink:href="https://www.google.com/url?q=https://twitter.com/sendavidperdue&amp;sa=D&amp;ust=1485748919125000&amp;usg=AFQjCNFdfbDE36nKYyZaFECW76Niomishg" xlink:type="simple">https://twitter.com/sendavidperdue</text:a></text:p>
          </table:table-cell>
          <table:table-cell office:value-type="string" calcext:value-type="string">
            <text:p><text:a xlink:href="https://www.google.com/url?q=https://twitter.com/sendavidperdue&amp;sa=D&amp;ust=1485748919125000&amp;usg=AFQjCNFdfbDE36nKYyZaFECW76Niomishg" xlink:type="simple">@sendavidperdue</text:a></text:p>
          </table:table-cell>
          <table:table-cell table:style-name="ce2" office:value-type="string" calcext:value-type="string">
            <text:p><text:a xlink:href="https://www.google.com/url?q=https://twitter.com/Perduesenate&amp;sa=D&amp;ust=1485748919125000&amp;usg=AFQjCNFst_2uHYA3YyCpl9LIkvfcX4ea2Q" xlink:type="simple">@Perduesenate</text:a></text:p>
          </table:table-cell>
          <table:table-cell office:value-type="string" calcext:value-type="string">
            <text:p>191 Peachtree Street NE, Suite 3250, Atlanta, GA 30303 </text:p>
          </table:table-cell>
          <table:table-cell office:value-type="string" calcext:value-type="string">
            <text:p>614-469-6773</text:p>
          </table:table-cell>
          <table:table-cell table:number-columns-repeated="4" table:style-name="ce2" office:value-type="string" calcext:value-type="string">
            <text:p>Yea</text:p>
          </table:table-cell>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2">
          <table:table-cell office:value-type="string" calcext:value-type="string">
            <text:p>Senator</text:p>
          </table:table-cell>
          <table:table-cell office:value-type="string" calcext:value-type="string">
            <text:p>Johnny</text:p>
          </table:table-cell>
          <table:table-cell office:value-type="string" calcext:value-type="string">
            <text:p>Isakson</text:p>
          </table:table-cell>
          <table:table-cell office:value-type="string" calcext:value-type="string">
            <text:p>R</text:p>
          </table:table-cell>
          <table:table-cell office:value-type="string" calcext:value-type="string">
            <text:p>GA</text:p>
          </table:table-cell>
          <table:table-cell office:value-type="string" calcext:value-type="string">
            <text:p>Georgia</text:p>
          </table:table-cell>
          <table:table-cell office:value-type="float" office:value="2022" calcext:value-type="float">
            <text:p>2022</text:p>
          </table:table-cell>
          <table:table-cell office:value-type="string" calcext:value-type="string">
            <text:p>131 Russell Senate Office Building</text:p>
          </table:table-cell>
          <table:table-cell office:value-type="string" calcext:value-type="string">
            <text:p>202-224-3643</text:p>
          </table:table-cell>
          <table:table-cell office:value-type="string" calcext:value-type="string">
            <text:p><text:a xlink:href="https://www.google.com/url?q=https://www.isakson.senate.gov/public/index.cfm/email-me&amp;sa=D&amp;ust=1485748919103000&amp;usg=AFQjCNFqnvl_ctGt5zS4BibvXGnS3ioS1A" xlink:type="simple">https://www.isakson.senate.gov/public/index.cfm/email-me</text:a></text:p>
          </table:table-cell>
          <table:table-cell office:value-type="string" calcext:value-type="string">
            <text:p><text:a xlink:href="https://www.google.com/url?q=https://twitter.com/SenatorIsakson&amp;sa=D&amp;ust=1485748919103000&amp;usg=AFQjCNHkcwoQSoVlsDr4fssA0opN2tDXeg" xlink:type="simple">https://twitter.com/SenatorIsakson</text:a></text:p>
          </table:table-cell>
          <table:table-cell office:value-type="string" calcext:value-type="string">
            <text:p><text:a xlink:href="https://www.google.com/url?q=https://twitter.com/SenatorIsakson&amp;sa=D&amp;ust=1485748919103000&amp;usg=AFQjCNHkcwoQSoVlsDr4fssA0opN2tDXeg" xlink:type="simple">@SenatorIsakson</text:a></text:p>
          </table:table-cell>
          <table:table-cell table:style-name="ce2" office:value-type="string" calcext:value-type="string">
            <text:p><text:a xlink:href="https://www.google.com/url?q=https://twitter.com/JohnnyIsakson&amp;sa=D&amp;ust=1485748919103000&amp;usg=AFQjCNGorcEbKS4kT3WLElweIW0ineqZZg" xlink:type="simple">@JohnnyIsakson</text:a></text:p>
          </table:table-cell>
          <table:table-cell office:value-type="string" calcext:value-type="string">
            <text:p>1924 S. Utica Avenue, Suite 530, Tulsa, OK 74104</text:p>
          </table:table-cell>
          <table:table-cell office:value-type="string" calcext:value-type="string">
            <text:p>918-748-5111</text:p>
          </table:table-cell>
          <table:table-cell table:number-columns-repeated="4" table:style-name="ce2" office:value-type="string" calcext:value-type="string">
            <text:p>Yea</text:p>
          </table:table-cell>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15">
          <table:table-cell office:value-type="string" calcext:value-type="string">
            <text:p>Senator</text:p>
          </table:table-cell>
          <table:table-cell office:value-type="string" calcext:value-type="string">
            <text:p>Brian</text:p>
          </table:table-cell>
          <table:table-cell office:value-type="string" calcext:value-type="string">
            <text:p>Schatz</text:p>
          </table:table-cell>
          <table:table-cell office:value-type="string" calcext:value-type="string">
            <text:p>D</text:p>
          </table:table-cell>
          <table:table-cell office:value-type="string" calcext:value-type="string">
            <text:p>HI</text:p>
          </table:table-cell>
          <table:table-cell office:value-type="string" calcext:value-type="string">
            <text:p>Hawaii</text:p>
          </table:table-cell>
          <table:table-cell table:style-name="ce1"/>
          <table:table-cell office:value-type="string" calcext:value-type="string">
            <text:p>722 Hart Senate Office Building</text:p>
          </table:table-cell>
          <table:table-cell office:value-type="string" calcext:value-type="string">
            <text:p>202-224-3934</text:p>
          </table:table-cell>
          <table:table-cell office:value-type="string" calcext:value-type="string">
            <text:p><text:a xlink:href="https://www.google.com/url?q=https://www.schatz.senate.gov/contact&amp;sa=D&amp;ust=1485748919133000&amp;usg=AFQjCNEvcZHJ9ucQAOKJalDIzXRFbmCeEg" xlink:type="simple">www.schatz.senate.gov/contact</text:a></text:p>
          </table:table-cell>
          <table:table-cell office:value-type="string" calcext:value-type="string">
            <text:p><text:a xlink:href="https://www.google.com/url?q=https://twitter.com/brianschatz&amp;sa=D&amp;ust=1485748919133000&amp;usg=AFQjCNGfHbTcZdWLCFcmjlHX7LptO86sAg" xlink:type="simple">https://twitter.com/brianschatz</text:a></text:p>
          </table:table-cell>
          <table:table-cell office:value-type="string" calcext:value-type="string">
            <text:p><text:a xlink:href="https://www.google.com/url?q=https://twitter.com/brianschatz&amp;sa=D&amp;ust=1485748919133000&amp;usg=AFQjCNGfHbTcZdWLCFcmjlHX7LptO86sAg" xlink:type="simple">@brianschatz</text:a></text:p>
          </table:table-cell>
          <table:table-cell/>
          <table:table-cell office:value-type="string" calcext:value-type="string">
            <text:p>300 Ala Moana Boulevard, Room 7-212, Honolulu, HI 96850</text:p>
          </table:table-cell>
          <table:table-cell office:value-type="string" calcext:value-type="string">
            <text:p>808-523-2061</text:p>
          </table:table-cell>
          <table:table-cell table:number-columns-repeated="4" table:style-name="ce2" office:value-type="string" calcext:value-type="string">
            <text:p>Yea</text:p>
          </table:table-cell>
          <table:table-cell office:value-type="string" calcext:value-type="string">
            <text:p>Opposed</text:p>
          </table:table-cell>
          <table:table-cell office:value-type="string" calcext:value-type="string">
            <text:p>(Among other tweets) Shame. Shame. Shame. Today is a dark day. I feel sick. #MuslimBan</text:p>
          </table:table-cell>
          <table:table-cell office:value-type="string" calcext:value-type="string">
            <text:p><text:a xlink:href="https://www.google.com/url?q=https://twitter.com/brianschatz/status/825149571252641792&amp;sa=D&amp;ust=1485748919133000&amp;usg=AFQjCNEXlIZvWTEr_BCm03C6tCppYMyIeA" xlink:type="simple">https://twitter.com/brianschatz/status/825149571252641792</text:a></text:p>
          </table:table-cell>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Mazie</text:p>
          </table:table-cell>
          <table:table-cell office:value-type="string" calcext:value-type="string">
            <text:p>Hirono</text:p>
          </table:table-cell>
          <table:table-cell office:value-type="string" calcext:value-type="string">
            <text:p>D</text:p>
          </table:table-cell>
          <table:table-cell office:value-type="string" calcext:value-type="string">
            <text:p>HI</text:p>
          </table:table-cell>
          <table:table-cell office:value-type="string" calcext:value-type="string">
            <text:p>Hawaii</text:p>
          </table:table-cell>
          <table:table-cell table:style-name="ce1"/>
          <table:table-cell office:value-type="string" calcext:value-type="string">
            <text:p>330 Hart Senate Office Building</text:p>
          </table:table-cell>
          <table:table-cell office:value-type="string" calcext:value-type="string">
            <text:p>202-224-6361</text:p>
          </table:table-cell>
          <table:table-cell office:value-type="string" calcext:value-type="string">
            <text:p><text:a xlink:href="https://www.google.com/url?q=https://www.hirono.senate.gov/contact&amp;sa=D&amp;ust=1485748919101000&amp;usg=AFQjCNG0Qn_KBX3IfwRZyMoquW70BDAzOA" xlink:type="simple">www.hirono.senate.gov/contact</text:a></text:p>
          </table:table-cell>
          <table:table-cell office:value-type="string" calcext:value-type="string">
            <text:p><text:a xlink:href="https://www.google.com/url?q=https://twitter.com/maziehirono&amp;sa=D&amp;ust=1485748919101000&amp;usg=AFQjCNGGGv1m4Ugm-d_jcdjLpRKs9wnLWA" xlink:type="simple">https://twitter.com/maziehirono</text:a></text:p>
          </table:table-cell>
          <table:table-cell office:value-type="string" calcext:value-type="string">
            <text:p><text:a xlink:href="https://www.google.com/url?q=https://twitter.com/maziehirono&amp;sa=D&amp;ust=1485748919101000&amp;usg=AFQjCNGGGv1m4Ugm-d_jcdjLpRKs9wnLWA" xlink:type="simple">@maziehirono</text:a></text:p>
          </table:table-cell>
          <table:table-cell table:style-name="ce2" office:value-type="string" calcext:value-type="string">
            <text:p><text:a xlink:href="https://www.google.com/url?q=https://twitter.com/mazieforhawaii&amp;sa=D&amp;ust=1485748919101000&amp;usg=AFQjCNGeov8APCXGEyiEYe4Rgl1_Va3qtg" xlink:type="simple">@mazieforhawaii</text:a></text:p>
          </table:table-cell>
          <table:table-cell office:value-type="string" calcext:value-type="string">
            <text:p>300 Ala Moana Blvd., Rm. 3-106, Honolulu, HI 96850</text:p>
          </table:table-cell>
          <table:table-cell office:value-type="string" calcext:value-type="string">
            <text:p>702-388-6605</text:p>
          </table:table-cell>
          <table:table-cell table:number-columns-repeated="2" table:style-name="ce2" office:value-type="string" calcext:value-type="string">
            <text:p>Yea</text:p>
          </table:table-cell>
          <table:table-cell table:style-name="ce2" office:value-type="string" calcext:value-type="string">
            <text:p>Nay</text:p>
          </table:table-cell>
          <table:table-cell table:style-name="ce2" office:value-type="string" calcext:value-type="string">
            <text:p>Yea</text:p>
          </table:table-cell>
          <table:table-cell office:value-type="string" calcext:value-type="string">
            <text:p>Opposed</text:p>
          </table:table-cell>
          <table:table-cell office:value-type="string" calcext:value-type="string">
            <text:p><text:a xlink:href="https://www.google.com/url?q=https://www.facebook.com/hashtag/refugeeswelcome?source%3Dfeed_text%26story_id%3D976053485860602&amp;sa=D&amp;ust=1485748919101000&amp;usg=AFQjCNEjU4AsQr6KixgE3p1alxncicpE6Q" xlink:type="simple">It’s despicable that President Trump chose Holocaust Remembrance Day to issue yet another executive order that exploits fear of refugees and immigrants. This is wrong. I will continue to fight the President’s extreme, knee jerk actions that divide our country. #RefugeesWelcome</text:a></text:p>
          </table:table-cell>
          <table:table-cell office:value-type="string" calcext:value-type="string">
            <text:p><text:a xlink:href="https://www.google.com/url?q=https://twitter.com/maziehirono/status/825124910959849473&amp;sa=D&amp;ust=1485748919101000&amp;usg=AFQjCNEcgW4rOxFe5BjBvQgsePAPpbqfgQ" xlink:type="simple">https://twitter.com/maziehirono/status/825124910959849473</text:a></text:p>
          </table:table-cell>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Jim</text:p>
          </table:table-cell>
          <table:table-cell office:value-type="string" calcext:value-type="string">
            <text:p>Risch</text:p>
          </table:table-cell>
          <table:table-cell office:value-type="string" calcext:value-type="string">
            <text:p>R</text:p>
          </table:table-cell>
          <table:table-cell office:value-type="string" calcext:value-type="string">
            <text:p>ID</text:p>
          </table:table-cell>
          <table:table-cell office:value-type="string" calcext:value-type="string">
            <text:p>Idaho</text:p>
          </table:table-cell>
          <table:table-cell office:value-type="float" office:value="2022" calcext:value-type="float">
            <text:p>2022</text:p>
          </table:table-cell>
          <table:table-cell office:value-type="string" calcext:value-type="string">
            <text:p>135 Hart Senate Office Building</text:p>
          </table:table-cell>
          <table:table-cell office:value-type="string" calcext:value-type="string">
            <text:p>202-224-3744</text:p>
          </table:table-cell>
          <table:table-cell office:value-type="string" calcext:value-type="string">
            <text:p><text:a xlink:href="https://www.google.com/url?q=http://www.grassley.senate.gov/contact&amp;sa=D&amp;ust=1485748919095000&amp;usg=AFQjCNEHdHRi5_D9wdhYm1R44QU8QcR5Pg" xlink:type="simple">http://www.grassley.senate.gov/contact</text:a></text:p>
          </table:table-cell>
          <table:table-cell office:value-type="string" calcext:value-type="string">
            <text:p><text:a xlink:href="https://www.google.com/url?q=https://twitter.com/ChuckGrassley&amp;sa=D&amp;ust=1485748919095000&amp;usg=AFQjCNEi8pRqjFay1oI53MgZH1cgM6I_VQ" xlink:type="simple">https://twitter.com/ChuckGrassley</text:a></text:p>
          </table:table-cell>
          <table:table-cell office:value-type="string" calcext:value-type="string">
            <text:p><text:a xlink:href="https://www.google.com/url?q=https://twitter.com/ChuckGrassley&amp;sa=D&amp;ust=1485748919095000&amp;usg=AFQjCNEi8pRqjFay1oI53MgZH1cgM6I_VQ" xlink:type="simple">@ChuckGrassley</text:a></text:p>
          </table:table-cell>
          <table:table-cell/>
          <table:table-cell office:value-type="string" calcext:value-type="string">
            <text:p>111 7th Avenue SE, Box 13, Suite 6800, Cedar Rapids, IA</text:p>
          </table:table-cell>
          <table:table-cell office:value-type="string" calcext:value-type="string">
            <text:p>(864) 250-1417</text:p>
          </table:table-cell>
          <table:table-cell table:number-columns-repeated="4" table:style-name="ce2" office:value-type="string" calcext:value-type="string">
            <text:p>Yea</text:p>
          </table:table-cell>
          <table:table-cell office:value-type="string" calcext:value-type="string">
            <text:p>Silent - tweeted about sports instead</text:p>
          </table:table-cell>
          <table:table-cell table:style-name="ce1" table:number-columns-repeated="2"/>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16">
          <table:table-cell office:value-type="string" calcext:value-type="string">
            <text:p>Senator</text:p>
          </table:table-cell>
          <table:table-cell office:value-type="string" calcext:value-type="string">
            <text:p>Michael</text:p>
          </table:table-cell>
          <table:table-cell office:value-type="string" calcext:value-type="string">
            <text:p>Crapo</text:p>
          </table:table-cell>
          <table:table-cell office:value-type="string" calcext:value-type="string">
            <text:p>R</text:p>
          </table:table-cell>
          <table:table-cell office:value-type="string" calcext:value-type="string">
            <text:p>ID</text:p>
          </table:table-cell>
          <table:table-cell office:value-type="string" calcext:value-type="string">
            <text:p>Idaho</text:p>
          </table:table-cell>
          <table:table-cell office:value-type="float" office:value="2020" calcext:value-type="float">
            <text:p>2020</text:p>
          </table:table-cell>
          <table:table-cell office:value-type="string" calcext:value-type="string">
            <text:p>731 Hart Senate Office Building</text:p>
          </table:table-cell>
          <table:table-cell office:value-type="string" calcext:value-type="string">
            <text:p>202-224-3254</text:p>
          </table:table-cell>
          <table:table-cell office:value-type="string" calcext:value-type="string">
            <text:p><text:a xlink:href="https://www.google.com/url?q=https://www.ernst.senate.gov/public/index.cfm/contact&amp;sa=D&amp;ust=1485748919087000&amp;usg=AFQjCNF0rCk6ptO3lq41p7hVSznvRNDioA" xlink:type="simple">https://www.ernst.senate.gov/public/index.cfm/contact</text:a></text:p>
          </table:table-cell>
          <table:table-cell office:value-type="string" calcext:value-type="string">
            <text:p><text:a xlink:href="https://www.google.com/url?q=https://twitter.com/joniernst&amp;sa=D&amp;ust=1485748919088000&amp;usg=AFQjCNHiYGokQ7Ffjg1dULJCzz1cm9UJjQ" xlink:type="simple">https://twitter.com/joniernst</text:a></text:p>
          </table:table-cell>
          <table:table-cell office:value-type="string" calcext:value-type="string">
            <text:p><text:a xlink:href="https://www.google.com/url?q=https://twitter.com/joniernst&amp;sa=D&amp;ust=1485748919088000&amp;usg=AFQjCNHiYGokQ7Ffjg1dULJCzz1cm9UJjQ" xlink:type="simple">@joniernst</text:a></text:p>
          </table:table-cell>
          <table:table-cell/>
          <table:table-cell table:style-name="ce1"/>
          <table:table-cell office:value-type="string" calcext:value-type="string">
            <text:p>307-261-6572</text:p>
          </table:table-cell>
          <table:table-cell table:number-columns-repeated="4" table:style-name="ce2" office:value-type="string" calcext:value-type="string">
            <text:p>Yea</text:p>
          </table:table-cell>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2">
          <table:table-cell office:value-type="string" calcext:value-type="string">
            <text:p>Senator</text:p>
          </table:table-cell>
          <table:table-cell office:value-type="string" calcext:value-type="string">
            <text:p>Richard</text:p>
          </table:table-cell>
          <table:table-cell office:value-type="string" calcext:value-type="string">
            <text:p>Durbin</text:p>
          </table:table-cell>
          <table:table-cell office:value-type="string" calcext:value-type="string">
            <text:p>D</text:p>
          </table:table-cell>
          <table:table-cell office:value-type="string" calcext:value-type="string">
            <text:p>IL</text:p>
          </table:table-cell>
          <table:table-cell office:value-type="string" calcext:value-type="string">
            <text:p>Illinois</text:p>
          </table:table-cell>
          <table:table-cell office:value-type="float" office:value="2020" calcext:value-type="float">
            <text:p>2020</text:p>
          </table:table-cell>
          <table:table-cell office:value-type="string" calcext:value-type="string">
            <text:p>483 Russell Senate Office Building</text:p>
          </table:table-cell>
          <table:table-cell office:value-type="string" calcext:value-type="string">
            <text:p>202-224-2752</text:p>
          </table:table-cell>
          <table:table-cell office:value-type="string" calcext:value-type="string">
            <text:p><text:a xlink:href="https://www.google.com/url?q=http://www.risch.senate.gov/public/index.cfm?p%3DEmail&amp;sa=D&amp;ust=1485748919127000&amp;usg=AFQjCNEh5mq5jdVgcEAk0c1-0uEMBsjmaQ" xlink:type="simple">http://www.risch.senate.gov/public/index.cfm?p=Email</text:a></text:p>
          </table:table-cell>
          <table:table-cell office:value-type="string" calcext:value-type="string">
            <text:p><text:a xlink:href="https://www.google.com/url?q=https://twitter.com/SenatorRisch&amp;sa=D&amp;ust=1485748919127000&amp;usg=AFQjCNFN_TN6TS1jB5h9Bfg4JRHVOEqkfQ" xlink:type="simple">https://twitter.com/SenatorRisch</text:a></text:p>
          </table:table-cell>
          <table:table-cell office:value-type="string" calcext:value-type="string">
            <text:p><text:a xlink:href="https://www.google.com/url?q=https://twitter.com/SenatorRisch&amp;sa=D&amp;ust=1485748919127000&amp;usg=AFQjCNFN_TN6TS1jB5h9Bfg4JRHVOEqkfQ" xlink:type="simple">@SenatorRisch</text:a></text:p>
          </table:table-cell>
          <table:table-cell/>
          <table:table-cell office:value-type="string" calcext:value-type="string">
            <text:p>350 N. 9th St., Suite 302, Boise, Idaho 83702</text:p>
          </table:table-cell>
          <table:table-cell office:value-type="string" calcext:value-type="string">
            <text:p>208-342-7985</text:p>
          </table:table-cell>
          <table:table-cell table:number-columns-repeated="4" table:style-name="ce2" office:value-type="string" calcext:value-type="string">
            <text:p>Yea</text:p>
          </table:table-cell>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Tammy</text:p>
          </table:table-cell>
          <table:table-cell office:value-type="string" calcext:value-type="string">
            <text:p>Duckworth</text:p>
          </table:table-cell>
          <table:table-cell office:value-type="string" calcext:value-type="string">
            <text:p>D</text:p>
          </table:table-cell>
          <table:table-cell office:value-type="string" calcext:value-type="string">
            <text:p>IL</text:p>
          </table:table-cell>
          <table:table-cell office:value-type="string" calcext:value-type="string">
            <text:p>Illinois</text:p>
          </table:table-cell>
          <table:table-cell office:value-type="float" office:value="2022" calcext:value-type="float">
            <text:p>2022</text:p>
          </table:table-cell>
          <table:table-cell office:value-type="string" calcext:value-type="string">
            <text:p>239 Dirksen Senate Office Building</text:p>
          </table:table-cell>
          <table:table-cell office:value-type="string" calcext:value-type="string">
            <text:p>202-224-6142</text:p>
          </table:table-cell>
          <table:table-cell office:value-type="string" calcext:value-type="string">
            <text:p><text:a xlink:href="https://www.google.com/url?q=http://www.crapo.senate.gov/contact/email.cfm&amp;sa=D&amp;ust=1485748919082000&amp;usg=AFQjCNG2DusGhOy41Y0wO7usOGhvDSin6w" xlink:type="simple">http://www.crapo.senate.gov/contact/email.cfm</text:a></text:p>
          </table:table-cell>
          <table:table-cell office:value-type="string" calcext:value-type="string">
            <text:p><text:a xlink:href="https://www.google.com/url?q=https://twitter.com/MikeCrapo&amp;sa=D&amp;ust=1485748919082000&amp;usg=AFQjCNEqFrqgN0lvee9Xu5qcFjiMlIooBw" xlink:type="simple">https://twitter.com/MikeCrapo</text:a></text:p>
          </table:table-cell>
          <table:table-cell office:value-type="string" calcext:value-type="string">
            <text:p><text:a xlink:href="https://www.google.com/url?q=https://twitter.com/MikeCrapo&amp;sa=D&amp;ust=1485748919082000&amp;usg=AFQjCNEqFrqgN0lvee9Xu5qcFjiMlIooBw" xlink:type="simple">@MikeCrapo</text:a></text:p>
          </table:table-cell>
          <table:table-cell/>
          <table:table-cell office:value-type="string" calcext:value-type="string">
            <text:p>410 Memorial Drive, Suite 204, Idaho Falls, ID 83402 </text:p>
          </table:table-cell>
          <table:table-cell office:value-type="string" calcext:value-type="string">
            <text:p>479-751-0879</text:p>
          </table:table-cell>
          <table:table-cell table:number-columns-repeated="4" table:style-name="ce2" office:value-type="string" calcext:value-type="string">
            <text:p>Yea</text:p>
          </table:table-cell>
          <table:table-cell office:value-type="string" calcext:value-type="string">
            <text:p>Silent</text:p>
          </table:table-cell>
          <table:table-cell table:style-name="ce1" table:number-columns-repeated="2"/>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17">
          <table:table-cell office:value-type="string" calcext:value-type="string">
            <text:p>Senator</text:p>
          </table:table-cell>
          <table:table-cell office:value-type="string" calcext:value-type="string">
            <text:p>Joe</text:p>
          </table:table-cell>
          <table:table-cell office:value-type="string" calcext:value-type="string">
            <text:p>Donnelly</text:p>
          </table:table-cell>
          <table:table-cell office:value-type="string" calcext:value-type="string">
            <text:p>D</text:p>
          </table:table-cell>
          <table:table-cell office:value-type="string" calcext:value-type="string">
            <text:p>IN</text:p>
          </table:table-cell>
          <table:table-cell office:value-type="string" calcext:value-type="string">
            <text:p>Indiana</text:p>
          </table:table-cell>
          <table:table-cell table:style-name="ce1"/>
          <table:table-cell office:value-type="string" calcext:value-type="string">
            <text:p>524 Hart Senate Office Building</text:p>
          </table:table-cell>
          <table:table-cell office:value-type="string" calcext:value-type="string">
            <text:p>202-224-2854</text:p>
          </table:table-cell>
          <table:table-cell office:value-type="string" calcext:value-type="string">
            <text:p><text:a xlink:href="https://www.google.com/url?q=https://www.duckworth.senate.gov/content/contact-senator&amp;sa=D&amp;ust=1485748919085000&amp;usg=AFQjCNF0R_Z1ndnGn3ggUm1togw0cxsYng" xlink:type="simple">https://www.duckworth.senate.gov/content/contact-senator</text:a></text:p>
          </table:table-cell>
          <table:table-cell office:value-type="string" calcext:value-type="string">
            <text:p><text:a xlink:href="https://www.google.com/url?q=https://twitter.com/RepDuckworth&amp;sa=D&amp;ust=1485748919085000&amp;usg=AFQjCNHNSOg7w1KoJRNhlljRZR4FAy-FwA" xlink:type="simple">https://twitter.com/RepDuckworth</text:a></text:p>
          </table:table-cell>
          <table:table-cell office:value-type="string" calcext:value-type="string">
            <text:p><text:a xlink:href="https://www.google.com/url?q=https://twitter.com/RepDuckworth&amp;sa=D&amp;ust=1485748919085000&amp;usg=AFQjCNHNSOg7w1KoJRNhlljRZR4FAy-FwA" xlink:type="simple">@RepDuckworth</text:a></text:p>
          </table:table-cell>
          <table:table-cell/>
          <table:table-cell office:value-type="string" calcext:value-type="string">
            <text:p>230 S. Dearborn Street, Suite 3892, Chicago, IL 60604</text:p>
          </table:table-cell>
          <table:table-cell office:value-type="string" calcext:value-type="string">
            <text:p>812-425-5813</text:p>
          </table:table-cell>
          <table:table-cell table:number-columns-repeated="2" table:style-name="ce2" office:value-type="string" calcext:value-type="string">
            <text:p>Yea</text:p>
          </table:table-cell>
          <table:table-cell table:style-name="ce2" office:value-type="string" calcext:value-type="string">
            <text:p>Nay</text:p>
          </table:table-cell>
          <table:table-cell table:style-name="ce2" office:value-type="string" calcext:value-type="string">
            <text:p>Yea</text:p>
          </table:table-cell>
          <table:table-cell office:value-type="string" calcext:value-type="string">
            <text:p>Opposed</text:p>
          </table:table-cell>
          <table:table-cell office:value-type="string" calcext:value-type="string">
            <text:p>Blocking perm US residents&amp;babies entry because of where they're from is not the American way&amp;it doesn't make us safer. #muslimban must end.</text:p>
          </table:table-cell>
          <table:table-cell table:style-name="ce1"/>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3">
          <table:table-cell office:value-type="string" calcext:value-type="string">
            <text:p>Senator</text:p>
          </table:table-cell>
          <table:table-cell office:value-type="string" calcext:value-type="string">
            <text:p>Todd</text:p>
          </table:table-cell>
          <table:table-cell office:value-type="string" calcext:value-type="string">
            <text:p>Young</text:p>
          </table:table-cell>
          <table:table-cell office:value-type="string" calcext:value-type="string">
            <text:p>R</text:p>
          </table:table-cell>
          <table:table-cell office:value-type="string" calcext:value-type="string">
            <text:p>IN</text:p>
          </table:table-cell>
          <table:table-cell office:value-type="string" calcext:value-type="string">
            <text:p>Indiana</text:p>
          </table:table-cell>
          <table:table-cell table:style-name="ce1"/>
          <table:table-cell office:value-type="string" calcext:value-type="string">
            <text:p>711 Hart Senate Office Building</text:p>
          </table:table-cell>
          <table:table-cell office:value-type="string" calcext:value-type="string">
            <text:p>202-224-2152</text:p>
          </table:table-cell>
          <table:table-cell office:value-type="string" calcext:value-type="string">
            <text:p><text:a xlink:href="https://www.google.com/url?q=https://www.durbin.senate.gov/contact/&amp;sa=D&amp;ust=1485748919085000&amp;usg=AFQjCNGIVOKSB5hXNP_CjpUiH_M2GJccHQ" xlink:type="simple">https://www.durbin.senate.gov/contact/</text:a></text:p>
          </table:table-cell>
          <table:table-cell office:value-type="string" calcext:value-type="string">
            <text:p><text:a xlink:href="https://www.google.com/url?q=https://twitter.com/SenatorDurbin&amp;sa=D&amp;ust=1485748919085000&amp;usg=AFQjCNEgQY_HTT1Lev1cu7rvPJqE8_c4Uw" xlink:type="simple">https://twitter.com/SenatorDurbin</text:a></text:p>
          </table:table-cell>
          <table:table-cell office:value-type="string" calcext:value-type="string">
            <text:p><text:a xlink:href="https://www.google.com/url?q=https://twitter.com/SenatorDurbin&amp;sa=D&amp;ust=1485748919085000&amp;usg=AFQjCNEgQY_HTT1Lev1cu7rvPJqE8_c4Uw" xlink:type="simple">@SenatorDurbin</text:a></text:p>
          </table:table-cell>
          <table:table-cell/>
          <table:table-cell office:value-type="string" calcext:value-type="string">
            <text:p>230 S. Dearborn Street, Suite 3892, Chicago, IL 60604</text:p>
          </table:table-cell>
          <table:table-cell table:style-name="ce1"/>
          <table:table-cell table:number-columns-repeated="2" table:style-name="ce2" office:value-type="string" calcext:value-type="string">
            <text:p>Yea</text:p>
          </table:table-cell>
          <table:table-cell table:style-name="ce2" office:value-type="string" calcext:value-type="string">
            <text:p>Nay</text:p>
          </table:table-cell>
          <table:table-cell table:style-name="ce2" office:value-type="string" calcext:value-type="string">
            <text:p>Yea</text:p>
          </table:table-cell>
          <table:table-cell office:value-type="string" calcext:value-type="string">
            <text:p>Opposed</text:p>
          </table:table-cell>
          <table:table-cell office:value-type="string" calcext:value-type="string">
            <text:p><text:a xlink:href="https://www.google.com/url?q=https://twitter.com/POTUS&amp;sa=D&amp;ust=1485748919085000&amp;usg=AFQjCNFSFeBScalEVSazUxcwJN6B5tzFgg" xlink:type="simple">It's clear these executive orders were slapped together without a plan to implement them—I call on @POTUS to end these cruel policies now</text:a></text:p>
          </table:table-cell>
          <table:table-cell office:value-type="string" calcext:value-type="string">
            <text:p><text:a xlink:href="https://www.google.com/url?q=https://twitter.com/SenatorDurbin/status/825517850609725440&amp;sa=D&amp;ust=1485748919085000&amp;usg=AFQjCNHDkYIB0mS9Q6Lfn5O-Na4fjkWNGQ" xlink:type="simple">https://twitter.com/SenatorDurbin/status/825517850609725440</text:a></text:p>
          </table:table-cell>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Chuck</text:p>
          </table:table-cell>
          <table:table-cell office:value-type="string" calcext:value-type="string">
            <text:p>Grassley</text:p>
          </table:table-cell>
          <table:table-cell office:value-type="string" calcext:value-type="string">
            <text:p>R</text:p>
          </table:table-cell>
          <table:table-cell office:value-type="string" calcext:value-type="string">
            <text:p>IA</text:p>
          </table:table-cell>
          <table:table-cell office:value-type="string" calcext:value-type="string">
            <text:p>Iowa</text:p>
          </table:table-cell>
          <table:table-cell office:value-type="float" office:value="2022" calcext:value-type="float">
            <text:p>2022</text:p>
          </table:table-cell>
          <table:table-cell office:value-type="string" calcext:value-type="string">
            <text:p>493 Russell Senate Office Building</text:p>
          </table:table-cell>
          <table:table-cell office:value-type="string" calcext:value-type="string">
            <text:p>202-224-5623</text:p>
          </table:table-cell>
          <table:table-cell office:value-type="string" calcext:value-type="string">
            <text:p><text:a xlink:href="https://www.google.com/url?q=https://www.young.senate.gov/content/contact-senator&amp;sa=D&amp;ust=1485748919152000&amp;usg=AFQjCNGLwMkHbBD6-PLqXH3JXnUSgti3_A" xlink:type="simple">https://www.young.senate.gov/content/contact-senator</text:a></text:p>
          </table:table-cell>
          <table:table-cell office:value-type="string" calcext:value-type="string">
            <text:p><text:a xlink:href="https://www.google.com/url?q=https://twitter.com/RepToddYoung&amp;sa=D&amp;ust=1485748919152000&amp;usg=AFQjCNHxj5-MgcdvtG_KddOXKA-2t3539A" xlink:type="simple">@RepToddYoung</text:a></text:p>
          </table:table-cell>
          <table:table-cell table:style-name="ce1"/>
          <table:table-cell table:style-name="ce2" office:value-type="string" calcext:value-type="string">
            <text:p><text:a xlink:href="https://www.google.com/url?q=https://twitter.com/ToddYoungIN&amp;sa=D&amp;ust=1485748919152000&amp;usg=AFQjCNFCkg7MXFAyIkOlGLd-j4ig-hvlLA" xlink:type="simple">@ToddYoungIN</text:a></text:p>
          </table:table-cell>
          <table:table-cell office:value-type="string" calcext:value-type="string">
            <text:p>46 East Ohio Street, Suite 462, Indianapolis, IN 46204</text:p>
          </table:table-cell>
          <table:table-cell office:value-type="string" calcext:value-type="string">
            <text:p>317-226-6700</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18">
          <table:table-cell office:value-type="string" calcext:value-type="string">
            <text:p>Senator</text:p>
          </table:table-cell>
          <table:table-cell office:value-type="string" calcext:value-type="string">
            <text:p>Joni</text:p>
          </table:table-cell>
          <table:table-cell office:value-type="string" calcext:value-type="string">
            <text:p>Ernst</text:p>
          </table:table-cell>
          <table:table-cell office:value-type="string" calcext:value-type="string">
            <text:p>R</text:p>
          </table:table-cell>
          <table:table-cell office:value-type="string" calcext:value-type="string">
            <text:p>IA</text:p>
          </table:table-cell>
          <table:table-cell office:value-type="string" calcext:value-type="string">
            <text:p>Iowa</text:p>
          </table:table-cell>
          <table:table-cell table:style-name="ce1"/>
          <table:table-cell office:value-type="string" calcext:value-type="string">
            <text:p>720 Hart Senate Office Building</text:p>
          </table:table-cell>
          <table:table-cell office:value-type="string" calcext:value-type="string">
            <text:p>202-224-4814</text:p>
          </table:table-cell>
          <table:table-cell office:value-type="string" calcext:value-type="string">
            <text:p><text:a xlink:href="https://www.google.com/url?q=https://www.donnelly.senate.gov/contact/email-joe&amp;sa=D&amp;ust=1485748919084000&amp;usg=AFQjCNGIk_G4q8UzxRZc35ETR0FqW_DU2A" xlink:type="simple">https://www.donnelly.senate.gov/contact/email-joe</text:a></text:p>
          </table:table-cell>
          <table:table-cell office:value-type="string" calcext:value-type="string">
            <text:p><text:a xlink:href="https://www.google.com/url?q=https://twitter.com/SenDonnelly&amp;sa=D&amp;ust=1485748919084000&amp;usg=AFQjCNHlyEuCYkn3_aaTgFArzClGJbL9xQ" xlink:type="simple">https://twitter.com/SenDonnelly</text:a></text:p>
          </table:table-cell>
          <table:table-cell office:value-type="string" calcext:value-type="string">
            <text:p><text:a xlink:href="https://www.google.com/url?q=https://twitter.com/SenDonnelly&amp;sa=D&amp;ust=1485748919084000&amp;usg=AFQjCNHlyEuCYkn3_aaTgFArzClGJbL9xQ" xlink:type="simple">@SenDonnelly</text:a></text:p>
          </table:table-cell>
          <table:table-cell/>
          <table:table-cell office:value-type="string" calcext:value-type="string">
            <text:p>123 NW 4th Street, Suite 416, Evansville, IN 47708</text:p>
          </table:table-cell>
          <table:table-cell office:value-type="string" calcext:value-type="string">
            <text:p>406-245-6822</text:p>
          </table:table-cell>
          <table:table-cell table:number-columns-repeated="4"/>
          <table:table-cell office:value-type="string" calcext:value-type="string">
            <text:p>Opposed</text:p>
          </table:table-cell>
          <table:table-cell office:value-type="string" calcext:value-type="string">
            <text:p>We can make our country even safer and do so in a way that is consistent with our values. The executive order that was signed yesterday by President Trump is not one of those ways.</text:p>
          </table:table-cell>
          <table:table-cell office:value-type="string" calcext:value-type="string">
            <text:p><text:a xlink:href="https://www.google.com/url?q=https://twitter.com/SenDonnelly/status/825391567099850752&amp;sa=D&amp;ust=1485748919084000&amp;usg=AFQjCNGYSfXe5e4107SkJ95gc-74gmFvZw" xlink:type="simple">https://twitter.com/SenDonnelly/status/825391567099850752</text:a></text:p>
          </table:table-cell>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Jerry</text:p>
          </table:table-cell>
          <table:table-cell office:value-type="string" calcext:value-type="string">
            <text:p>Moran</text:p>
          </table:table-cell>
          <table:table-cell office:value-type="string" calcext:value-type="string">
            <text:p>R</text:p>
          </table:table-cell>
          <table:table-cell office:value-type="string" calcext:value-type="string">
            <text:p>KS</text:p>
          </table:table-cell>
          <table:table-cell office:value-type="string" calcext:value-type="string">
            <text:p>Kansas</text:p>
          </table:table-cell>
          <table:table-cell office:value-type="float" office:value="2022" calcext:value-type="float">
            <text:p>2022</text:p>
          </table:table-cell>
          <table:table-cell office:value-type="string" calcext:value-type="string">
            <text:p>361A Russell Senate Office Building</text:p>
          </table:table-cell>
          <table:table-cell office:value-type="string" calcext:value-type="string">
            <text:p>202-224-6521</text:p>
          </table:table-cell>
          <table:table-cell office:value-type="string" calcext:value-type="string">
            <text:p><text:a xlink:href="https://www.google.com/url?q=https://www.moran.senate.gov/public/index.cfm/e-mail-jerry&amp;sa=D&amp;ust=1485748919118000&amp;usg=AFQjCNEWhYwi3TfaDYbkdy0Ukvf8J5uCNA" xlink:type="simple">https://www.moran.senate.gov/public/index.cfm/e-mail-jerry</text:a></text:p>
          </table:table-cell>
          <table:table-cell office:value-type="string" calcext:value-type="string">
            <text:p><text:a xlink:href="https://www.google.com/url?q=https://twitter.com/JerryMoran&amp;sa=D&amp;ust=1485748919118000&amp;usg=AFQjCNGh9jRy9VMtK5_4JqW0vSF40XyWew" xlink:type="simple">https://twitter.com/JerryMoran</text:a></text:p>
          </table:table-cell>
          <table:table-cell office:value-type="string" calcext:value-type="string">
            <text:p><text:a xlink:href="https://www.google.com/url?q=https://twitter.com/JerryMoran&amp;sa=D&amp;ust=1485748919118000&amp;usg=AFQjCNGh9jRy9VMtK5_4JqW0vSF40XyWew" xlink:type="simple">@JerryMoran</text:a></text:p>
          </table:table-cell>
          <table:table-cell table:style-name="ce2" office:value-type="string" calcext:value-type="string">
            <text:p><text:a xlink:href="https://www.google.com/url?q=https://twitter.com/moranforkansas&amp;sa=D&amp;ust=1485748919118000&amp;usg=AFQjCNG6nKq17JU8Vuz6iC8xEXk5hgsj_Q" xlink:type="simple">@moranforkansas</text:a></text:p>
          </table:table-cell>
          <table:table-cell office:value-type="string" calcext:value-type="string">
            <text:p>1200 Main St., Suite 402, P.O. Box 249, Hays, KS 67601</text:p>
          </table:table-cell>
          <table:table-cell office:value-type="string" calcext:value-type="string">
            <text:p>503-326-3386</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3">
          <table:table-cell office:value-type="string" calcext:value-type="string">
            <text:p>Senator</text:p>
          </table:table-cell>
          <table:table-cell office:value-type="string" calcext:value-type="string">
            <text:p>Pat</text:p>
          </table:table-cell>
          <table:table-cell office:value-type="string" calcext:value-type="string">
            <text:p>Roberts</text:p>
          </table:table-cell>
          <table:table-cell office:value-type="string" calcext:value-type="string">
            <text:p>R</text:p>
          </table:table-cell>
          <table:table-cell office:value-type="string" calcext:value-type="string">
            <text:p>KS</text:p>
          </table:table-cell>
          <table:table-cell office:value-type="string" calcext:value-type="string">
            <text:p>Kansas</text:p>
          </table:table-cell>
          <table:table-cell office:value-type="float" office:value="2020" calcext:value-type="float">
            <text:p>2020</text:p>
          </table:table-cell>
          <table:table-cell office:value-type="string" calcext:value-type="string">
            <text:p>109 Hart Senate Office Building</text:p>
          </table:table-cell>
          <table:table-cell office:value-type="string" calcext:value-type="string">
            <text:p>202-224-4774</text:p>
          </table:table-cell>
          <table:table-cell office:value-type="string" calcext:value-type="string">
            <text:p><text:a xlink:href="https://www.google.com/url?q=https://www.roberts.senate.gov/public/?p%3DEmailPat&amp;sa=D&amp;ust=1485748919128000&amp;usg=AFQjCNHuU_DP1LxGnnCJWdEDDhxKgZ3ZfQ" xlink:type="simple">https://www.roberts.senate.gov/public/?p=EmailPat</text:a></text:p>
          </table:table-cell>
          <table:table-cell office:value-type="string" calcext:value-type="string">
            <text:p><text:a xlink:href="https://www.google.com/url?q=https://twitter.com/SenPatRoberts&amp;sa=D&amp;ust=1485748919128000&amp;usg=AFQjCNH4XxMMH8E4Gs5ARK3rxLhGk1ddTQ" xlink:type="simple">https://twitter.com/SenPatRoberts</text:a></text:p>
          </table:table-cell>
          <table:table-cell office:value-type="string" calcext:value-type="string">
            <text:p><text:a xlink:href="https://www.google.com/url?q=https://twitter.com/SenPatRoberts&amp;sa=D&amp;ust=1485748919128000&amp;usg=AFQjCNH4XxMMH8E4Gs5ARK3rxLhGk1ddTQ" xlink:type="simple">@SenPatRoberts</text:a></text:p>
          </table:table-cell>
          <table:table-cell/>
          <table:table-cell office:value-type="string" calcext:value-type="string">
            <text:p>11900 College Boulevard, Suite 203, Overland Park KS 66210</text:p>
          </table:table-cell>
          <table:table-cell office:value-type="string" calcext:value-type="string">
            <text:p>913-451-9343</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Mitch</text:p>
          </table:table-cell>
          <table:table-cell office:value-type="string" calcext:value-type="string">
            <text:p>McConnell</text:p>
          </table:table-cell>
          <table:table-cell office:value-type="string" calcext:value-type="string">
            <text:p>R</text:p>
          </table:table-cell>
          <table:table-cell office:value-type="string" calcext:value-type="string">
            <text:p>KY</text:p>
          </table:table-cell>
          <table:table-cell office:value-type="string" calcext:value-type="string">
            <text:p>Kentucky</text:p>
          </table:table-cell>
          <table:table-cell office:value-type="float" office:value="2020" calcext:value-type="float">
            <text:p>2020</text:p>
          </table:table-cell>
          <table:table-cell office:value-type="string" calcext:value-type="string">
            <text:p>317 Russell Senate Office Building</text:p>
          </table:table-cell>
          <table:table-cell office:value-type="string" calcext:value-type="string">
            <text:p>202-224-2541</text:p>
          </table:table-cell>
          <table:table-cell office:value-type="string" calcext:value-type="string">
            <text:p><text:a xlink:href="https://www.google.com/url?q=http://www.mcconnell.senate.gov/public/index.cfm?p%3Dcontact&amp;sa=D&amp;ust=1485748919114000&amp;usg=AFQjCNFC2Kyxy94gBSRw8g-maB-ZKDRpKA" xlink:type="simple">http://www.mcconnell.senate.gov/public/index.cfm?p=contact</text:a></text:p>
          </table:table-cell>
          <table:table-cell office:value-type="string" calcext:value-type="string">
            <text:p><text:a xlink:href="https://www.google.com/url?q=https://twitter.com/SenateMajLdr&amp;sa=D&amp;ust=1485748919114000&amp;usg=AFQjCNFT52N5Y2rgq9GJ1Pyt1GvoFWj9yA" xlink:type="simple">https://twitter.com/SenateMajLdr</text:a></text:p>
          </table:table-cell>
          <table:table-cell office:value-type="string" calcext:value-type="string">
            <text:p><text:a xlink:href="https://www.google.com/url?q=https://twitter.com/SenateMajLdr&amp;sa=D&amp;ust=1485748919114000&amp;usg=AFQjCNFT52N5Y2rgq9GJ1Pyt1GvoFWj9yA" xlink:type="simple">@SenateMajLdr</text:a></text:p>
          </table:table-cell>
          <table:table-cell table:style-name="ce2" office:value-type="string" calcext:value-type="string">
            <text:p><text:a xlink:href="https://www.google.com/url?q=https://twitter.com/McConnellPress&amp;sa=D&amp;ust=1485748919114000&amp;usg=AFQjCNFnbxxvVFPuKDJRsd1kACYoqn6uqA" xlink:type="simple">@McConnellPress</text:a></text:p>
          </table:table-cell>
          <table:table-cell office:value-type="string" calcext:value-type="string">
            <text:p>2201 East Camelback Road, Suite 115, Phoenix, AZ 85016</text:p>
          </table:table-cell>
          <table:table-cell office:value-type="string" calcext:value-type="string">
            <text:p>602-952-2410</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3">
          <table:table-cell office:value-type="string" calcext:value-type="string">
            <text:p>Senator</text:p>
          </table:table-cell>
          <table:table-cell office:value-type="string" calcext:value-type="string">
            <text:p>Rand</text:p>
          </table:table-cell>
          <table:table-cell office:value-type="string" calcext:value-type="string">
            <text:p>Paul</text:p>
          </table:table-cell>
          <table:table-cell office:value-type="string" calcext:value-type="string">
            <text:p>R</text:p>
          </table:table-cell>
          <table:table-cell office:value-type="string" calcext:value-type="string">
            <text:p>KY</text:p>
          </table:table-cell>
          <table:table-cell office:value-type="string" calcext:value-type="string">
            <text:p>Kentucky</text:p>
          </table:table-cell>
          <table:table-cell office:value-type="float" office:value="2022" calcext:value-type="float">
            <text:p>2022</text:p>
          </table:table-cell>
          <table:table-cell office:value-type="string" calcext:value-type="string">
            <text:p>124 Russell Senate Office Building</text:p>
          </table:table-cell>
          <table:table-cell office:value-type="string" calcext:value-type="string">
            <text:p>202-224-4343</text:p>
          </table:table-cell>
          <table:table-cell office:value-type="string" calcext:value-type="string">
            <text:p>https://www.paul.senate.gov/connect/email-rand</text:p>
          </table:table-cell>
          <table:table-cell office:value-type="string" calcext:value-type="string">
            <text:p><text:a xlink:href="https://www.google.com/url?q=https://twitter.com/RandPaul&amp;sa=D&amp;ust=1485748919122000&amp;usg=AFQjCNGnEpBv8rCmgjw9HQtCMWo9G7XeSA" xlink:type="simple">https://twitter.com/RandPaul</text:a></text:p>
          </table:table-cell>
          <table:table-cell office:value-type="string" calcext:value-type="string">
            <text:p><text:a xlink:href="https://www.google.com/url?q=https://twitter.com/RandPaul&amp;sa=D&amp;ust=1485748919122000&amp;usg=AFQjCNGnEpBv8rCmgjw9HQtCMWo9G7XeSA" xlink:type="simple">@RandPaul</text:a></text:p>
          </table:table-cell>
          <table:table-cell table:style-name="ce2" office:value-type="string" calcext:value-type="string">
            <text:p><text:a xlink:href="https://www.google.com/url?q=https://twitter.com/Team_Rand&amp;sa=D&amp;ust=1485748919122000&amp;usg=AFQjCNH8b62VQqlVZ5__7yK_k6ryK1TROg" xlink:type="simple">@Team_Rand</text:a></text:p>
          </table:table-cell>
          <table:table-cell office:value-type="string" calcext:value-type="string">
            <text:p>541 Buttermilk Pk Ste 102, Crescent Springs, KY 41017</text:p>
          </table:table-cell>
          <table:table-cell office:value-type="string" calcext:value-type="string">
            <text:p>859-426-0165</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Bill</text:p>
          </table:table-cell>
          <table:table-cell office:value-type="string" calcext:value-type="string">
            <text:p>Cassidy</text:p>
          </table:table-cell>
          <table:table-cell office:value-type="string" calcext:value-type="string">
            <text:p>R</text:p>
          </table:table-cell>
          <table:table-cell office:value-type="string" calcext:value-type="string">
            <text:p>LA</text:p>
          </table:table-cell>
          <table:table-cell office:value-type="string" calcext:value-type="string">
            <text:p>Louisiana</text:p>
          </table:table-cell>
          <table:table-cell office:value-type="float" office:value="2020" calcext:value-type="float">
            <text:p>2020</text:p>
          </table:table-cell>
          <table:table-cell office:value-type="string" calcext:value-type="string">
            <text:p>703 Hart Senate Office Building</text:p>
          </table:table-cell>
          <table:table-cell office:value-type="string" calcext:value-type="string">
            <text:p>202-224-5824</text:p>
          </table:table-cell>
          <table:table-cell office:value-type="string" calcext:value-type="string">
            <text:p><text:a xlink:href="https://www.google.com/url?q=https://www.cassidy.senate.gov/contact&amp;sa=D&amp;ust=1485748919075000&amp;usg=AFQjCNF915ZcStOUw3TA-jjeaipudP9zAQ" xlink:type="simple">https://www.cassidy.senate.gov/contact</text:a></text:p>
          </table:table-cell>
          <table:table-cell office:value-type="string" calcext:value-type="string">
            <text:p><text:a xlink:href="https://www.google.com/url?q=https://twitter.com/BillCassidy&amp;sa=D&amp;ust=1485748919075000&amp;usg=AFQjCNEHpuT1dP9pR5Ev6fn4Ixi0fuo1gw" xlink:type="simple">https://twitter.com/BillCassidy</text:a></text:p>
          </table:table-cell>
          <table:table-cell office:value-type="string" calcext:value-type="string">
            <text:p><text:a xlink:href="https://www.google.com/url?q=https://twitter.com/BillCassidy&amp;sa=D&amp;ust=1485748919075000&amp;usg=AFQjCNEHpuT1dP9pR5Ev6fn4Ixi0fuo1gw" xlink:type="simple">@BillCassidy</text:a></text:p>
          </table:table-cell>
          <table:table-cell/>
          <table:table-cell office:value-type="string" calcext:value-type="string">
            <text:p>5555 Hilton Ave., Suite 100, Baton Rouge, LA 70808 </text:p>
          </table:table-cell>
          <table:table-cell office:value-type="string" calcext:value-type="string">
            <text:p>717-231-7540</text:p>
          </table:table-cell>
          <table:table-cell table:number-columns-repeated="4"/>
          <table:table-cell office:value-type="string" calcext:value-type="string">
            <text:p>Silent</text:p>
          </table:table-cell>
          <table:table-cell table:style-name="ce1" table:number-columns-repeated="2"/>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16">
          <table:table-cell office:value-type="string" calcext:value-type="string">
            <text:p>Senator</text:p>
          </table:table-cell>
          <table:table-cell office:value-type="string" calcext:value-type="string">
            <text:p>John</text:p>
          </table:table-cell>
          <table:table-cell office:value-type="string" calcext:value-type="string">
            <text:p>Neeley Kennedy</text:p>
          </table:table-cell>
          <table:table-cell office:value-type="string" calcext:value-type="string">
            <text:p>R</text:p>
          </table:table-cell>
          <table:table-cell office:value-type="string" calcext:value-type="string">
            <text:p>LA</text:p>
          </table:table-cell>
          <table:table-cell office:value-type="string" calcext:value-type="string">
            <text:p>Lousiana</text:p>
          </table:table-cell>
          <table:table-cell office:value-type="float" office:value="2022" calcext:value-type="float">
            <text:p>2022</text:p>
          </table:table-cell>
          <table:table-cell office:value-type="string" calcext:value-type="string">
            <text:p>516 Hart Senate Office Building</text:p>
          </table:table-cell>
          <table:table-cell office:value-type="string" calcext:value-type="string">
            <text:p>202-224-4623</text:p>
          </table:table-cell>
          <table:table-cell office:value-type="string" calcext:value-type="string">
            <text:p><text:a xlink:href="https://www.google.com/url?q=https://www.kennedy.senate.gov/content/contact-senator&amp;sa=D&amp;ust=1485748919121000&amp;usg=AFQjCNFBChPV73QpbvYNym3nSIy1Z_rmag" xlink:type="simple">www.kennedy.senate.gov/content/contact-senator</text:a></text:p>
          </table:table-cell>
          <table:table-cell office:value-type="string" calcext:value-type="string">
            <text:p><text:a xlink:href="https://www.google.com/url?q=https://twitter.com/JohnKennedyLA&amp;sa=D&amp;ust=1485748919121000&amp;usg=AFQjCNFgeoBp_x6J6T8eXC1ifuncP8zKhg" xlink:type="simple">https://twitter.com/JohnKennedyLA</text:a></text:p>
          </table:table-cell>
          <table:table-cell office:value-type="string" calcext:value-type="string">
            <text:p><text:a xlink:href="https://www.google.com/url?q=https://twitter.com/JohnKennedyLA&amp;sa=D&amp;ust=1485748919121000&amp;usg=AFQjCNFgeoBp_x6J6T8eXC1ifuncP8zKhg" xlink:type="simple">@JohnKennedyLA</text:a></text:p>
          </table:table-cell>
          <table:table-cell/>
          <table:table-cell table:style-name="ce1"/>
          <table:table-cell office:value-type="string" calcext:value-type="string">
            <text:p>425-259-6515</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3">
          <table:table-cell office:value-type="string" calcext:value-type="string">
            <text:p>Senator</text:p>
          </table:table-cell>
          <table:table-cell office:value-type="string" calcext:value-type="string">
            <text:p>Angus</text:p>
          </table:table-cell>
          <table:table-cell office:value-type="string" calcext:value-type="string">
            <text:p>King</text:p>
          </table:table-cell>
          <table:table-cell office:value-type="string" calcext:value-type="string">
            <text:p>I</text:p>
          </table:table-cell>
          <table:table-cell office:value-type="string" calcext:value-type="string">
            <text:p>ME</text:p>
          </table:table-cell>
          <table:table-cell office:value-type="string" calcext:value-type="string">
            <text:p>Maine</text:p>
          </table:table-cell>
          <table:table-cell table:style-name="ce1"/>
          <table:table-cell office:value-type="string" calcext:value-type="string">
            <text:p>317 Hart Senate Office Building</text:p>
          </table:table-cell>
          <table:table-cell office:value-type="string" calcext:value-type="string">
            <text:p>202-224-4543</text:p>
          </table:table-cell>
          <table:table-cell office:value-type="string" calcext:value-type="string">
            <text:p><text:a xlink:href="https://www.google.com/url?q=https://www.warren.senate.gov/?p%3Demail_senator&amp;sa=D&amp;ust=1485748919149000&amp;usg=AFQjCNH7kiGK0BmwPN4ZW-UA2NN3vRB4Xg" xlink:type="simple">https://www.warren.senate.gov/?p=email_senator</text:a></text:p>
          </table:table-cell>
          <table:table-cell office:value-type="string" calcext:value-type="string">
            <text:p><text:a xlink:href="https://www.google.com/url?q=https://twitter.com/SenWarren&amp;sa=D&amp;ust=1485748919149000&amp;usg=AFQjCNFnPGsut-mpsyDOYzYfKZO6qbPBYw" xlink:type="simple">@SenWarren</text:a></text:p>
          </table:table-cell>
          <table:table-cell table:style-name="ce1"/>
          <table:table-cell table:style-name="ce2" office:value-type="string" calcext:value-type="string">
            <text:p><text:a xlink:href="https://www.google.com/url?q=https://twitter.com/elizabethforma&amp;sa=D&amp;ust=1485748919149000&amp;usg=AFQjCNFZGnqIpGRUA8kgB5f8pXeaO3W9uQ" xlink:type="simple">@elizabethforma</text:a></text:p>
          </table:table-cell>
          <table:table-cell office:value-type="string" calcext:value-type="string">
            <text:p>2400 JFK Federal Building, 15 New Sudbury Street, Boston MA 02203</text:p>
          </table:table-cell>
          <table:table-cell office:value-type="string" calcext:value-type="string">
            <text:p>617-565-3170</text:p>
          </table:table-cell>
          <table:table-cell table:number-columns-repeated="4"/>
          <table:table-cell office:value-type="string" calcext:value-type="string">
            <text:p>Opposed - even went to Logan airport to protest</text:p>
          </table:table-cell>
          <table:table-cell office:value-type="string" calcext:value-type="string">
            <text:p><text:a xlink:href="https://www.google.com/url?q=https://twitter.com/hashtag/NoBanNoWall?src%3Dhash&amp;sa=D&amp;ust=1485748919148000&amp;usg=AFQjCNEbIB-2rUQNZaQ5RGKaUR0BeOFVnQ" xlink:type="simple">We will not allow a Muslim ban in the United States of America. Here's what I said at Logan Airport tonight. #NoBanNoWall</text:a></text:p>
          </table:table-cell>
          <table:table-cell office:value-type="string" calcext:value-type="string">
            <text:p><text:a xlink:href="https://www.google.com/url?q=https://twitter.com/SenWarren/status/825524792958803972&amp;sa=D&amp;ust=1485748919148000&amp;usg=AFQjCNE7oTy6g1azLnMHi6JcrT6oaK2Olw" xlink:type="simple">https://twitter.com/SenWarren/status/825524792958803972</text:a></text:p>
          </table:table-cell>
          <table:table-cell table:number-columns-repeated="4" office:value-type="string" calcext:value-type="string">
            <text:p>Yea</text:p>
          </table:table-cell>
          <table:table-cell table:number-columns-repeated="5"/>
        </table:table-row>
        <table:table-row table:style-name="ro17">
          <table:table-cell office:value-type="string" calcext:value-type="string">
            <text:p>Senator</text:p>
          </table:table-cell>
          <table:table-cell office:value-type="string" calcext:value-type="string">
            <text:p>Susan</text:p>
          </table:table-cell>
          <table:table-cell office:value-type="string" calcext:value-type="string">
            <text:p>Collins</text:p>
          </table:table-cell>
          <table:table-cell office:value-type="string" calcext:value-type="string">
            <text:p>R</text:p>
          </table:table-cell>
          <table:table-cell office:value-type="string" calcext:value-type="string">
            <text:p>ME</text:p>
          </table:table-cell>
          <table:table-cell office:value-type="string" calcext:value-type="string">
            <text:p>Maine</text:p>
          </table:table-cell>
          <table:table-cell table:style-name="ce1"/>
          <table:table-cell office:value-type="string" calcext:value-type="string">
            <text:p>218 Russell Senate Office Building</text:p>
          </table:table-cell>
          <table:table-cell office:value-type="string" calcext:value-type="string">
            <text:p>202-224-2742</text:p>
          </table:table-cell>
          <table:table-cell office:value-type="string" calcext:value-type="string">
            <text:p><text:a xlink:href="https://www.google.com/url?q=https://www.markey.senate.gov/contact&amp;sa=D&amp;ust=1485748919112000&amp;usg=AFQjCNEl22eNrCi2vf7hrA12Lyu-6poCpw" xlink:type="simple">www.markey.senate.gov/contact</text:a></text:p>
          </table:table-cell>
          <table:table-cell office:value-type="string" calcext:value-type="string">
            <text:p><text:a xlink:href="https://www.google.com/url?q=https://twitter.com/senmarkey&amp;sa=D&amp;ust=1485748919112000&amp;usg=AFQjCNGXIkrRDbrhOAarRgHXe5a9xKwdMg" xlink:type="simple">https://twitter.com/senmarkey</text:a></text:p>
          </table:table-cell>
          <table:table-cell office:value-type="string" calcext:value-type="string">
            <text:p><text:a xlink:href="https://www.google.com/url?q=https://twitter.com/senmarkey&amp;sa=D&amp;ust=1485748919112000&amp;usg=AFQjCNGXIkrRDbrhOAarRgHXe5a9xKwdMg" xlink:type="simple">@senmarkey</text:a></text:p>
          </table:table-cell>
          <table:table-cell table:style-name="ce2" office:value-type="string" calcext:value-type="string">
            <text:p><text:a xlink:href="https://www.google.com/url?q=https://twitter.com/EdMarkey&amp;sa=D&amp;ust=1485748919112000&amp;usg=AFQjCNGbKvw6bCq4QK-8VgMYxW-QwWV8dA" xlink:type="simple">@EdMarkey</text:a></text:p>
          </table:table-cell>
          <table:table-cell office:value-type="string" calcext:value-type="string">
            <text:p>Wallace F. Bennett Federal Building, 125 South State, Suite 4225, Salt Lake City, UT 84138</text:p>
          </table:table-cell>
          <table:table-cell office:value-type="string" calcext:value-type="string">
            <text:p>801-524-5933</text:p>
          </table:table-cell>
          <table:table-cell table:number-columns-repeated="4"/>
          <table:table-cell office:value-type="string" calcext:value-type="string">
            <text:p>Opposed</text:p>
          </table:table-cell>
          <table:table-cell office:value-type="string" calcext:value-type="string">
            <text:p>As war forces millions from their homeland, U.S. should welcome more #refugees, not less. I will fight @realDonaldTrump's immoral Muslim ban</text:p>
          </table:table-cell>
          <table:table-cell office:value-type="string" calcext:value-type="string">
            <text:p><text:a xlink:href="https://www.google.com/url?q=https://twitter.com/SenMarkey/status/825462596220383233&amp;sa=D&amp;ust=1485748919112000&amp;usg=AFQjCNFvaDZXvqIsbHMp2fsDMIHKn51mwg" xlink:type="simple">https://twitter.com/SenMarkey/status/825462596220383233</text:a></text:p>
          </table:table-cell>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Ben</text:p>
          </table:table-cell>
          <table:table-cell office:value-type="string" calcext:value-type="string">
            <text:p>Cardin</text:p>
          </table:table-cell>
          <table:table-cell office:value-type="string" calcext:value-type="string">
            <text:p>D</text:p>
          </table:table-cell>
          <table:table-cell office:value-type="string" calcext:value-type="string">
            <text:p>MD</text:p>
          </table:table-cell>
          <table:table-cell office:value-type="string" calcext:value-type="string">
            <text:p>Maryland</text:p>
          </table:table-cell>
          <table:table-cell table:style-name="ce1"/>
          <table:table-cell office:value-type="string" calcext:value-type="string">
            <text:p>509 Hart Senate Office Building</text:p>
          </table:table-cell>
          <table:table-cell office:value-type="string" calcext:value-type="string">
            <text:p>202-224-4524</text:p>
          </table:table-cell>
          <table:table-cell office:value-type="string" calcext:value-type="string">
            <text:p><text:a xlink:href="https://www.google.com/url?q=http://www.cardin.senate.gov/contact/&amp;sa=D&amp;ust=1485748919072000&amp;usg=AFQjCNGlvbeHdHDW9D4u-xhSr9B2Lr7PRw" xlink:type="simple">http://www.cardin.senate.gov/contact/</text:a></text:p>
          </table:table-cell>
          <table:table-cell office:value-type="string" calcext:value-type="string">
            <text:p><text:a xlink:href="https://www.google.com/url?q=https://twitter.com/SenatorCardin&amp;sa=D&amp;ust=1485748919072000&amp;usg=AFQjCNHuUZ-iGPn1FadU69rMNZBoF4TbYA" xlink:type="simple">https://twitter.com/SenatorCardin</text:a></text:p>
          </table:table-cell>
          <table:table-cell office:value-type="string" calcext:value-type="string">
            <text:p><text:a xlink:href="https://www.google.com/url?q=https://twitter.com/SenatorCardin&amp;sa=D&amp;ust=1485748919072000&amp;usg=AFQjCNHuUZ-iGPn1FadU69rMNZBoF4TbYA" xlink:type="simple">@SenatorCardin</text:a></text:p>
          </table:table-cell>
          <table:table-cell/>
          <table:table-cell office:value-type="string" calcext:value-type="string">
            <text:p>100 S. Charles Street, Tower 1, Suite 1710, Baltimore MD 21201</text:p>
          </table:table-cell>
          <table:table-cell office:value-type="string" calcext:value-type="string">
            <text:p>304-347-5372</text:p>
          </table:table-cell>
          <table:table-cell table:number-columns-repeated="4"/>
          <table:table-cell office:value-type="string" calcext:value-type="string">
            <text:p>Opposed</text:p>
          </table:table-cell>
          <table:table-cell office:value-type="string" calcext:value-type="string">
            <text:p><text:a xlink:href="https://www.google.com/url?q=https://twitter.com/POTUS&amp;sa=D&amp;ust=1485748919072000&amp;usg=AFQjCNGs0m6wEaRzbDZSrHf8UnIYTACk7g" xlink:type="simple">I call upon @POTUS to rescind his ExecOrder before it does any more damage to our national security or endangers the lives of Americans</text:a></text:p>
          </table:table-cell>
          <table:table-cell office:value-type="string" calcext:value-type="string">
            <text:p><text:a xlink:href="https://www.google.com/url?q=https://twitter.com/SenatorCardin/status/825470940599447552&amp;sa=D&amp;ust=1485748919072000&amp;usg=AFQjCNENvKnUrcRSjMyRBBartleb6ggvOA" xlink:type="simple">https://twitter.com/SenatorCardin/status/825470940599447552</text:a></text:p>
          </table:table-cell>
          <table:table-cell table:number-columns-repeated="4" office:value-type="string" calcext:value-type="string">
            <text:p>Yea</text:p>
          </table:table-cell>
          <table:table-cell table:number-columns-repeated="5"/>
        </table:table-row>
        <table:table-row table:style-name="ro15">
          <table:table-cell office:value-type="string" calcext:value-type="string">
            <text:p>Senator</text:p>
          </table:table-cell>
          <table:table-cell office:value-type="string" calcext:value-type="string">
            <text:p>Chris</text:p>
          </table:table-cell>
          <table:table-cell office:value-type="string" calcext:value-type="string">
            <text:p>Van Hollen</text:p>
          </table:table-cell>
          <table:table-cell office:value-type="string" calcext:value-type="string">
            <text:p>D</text:p>
          </table:table-cell>
          <table:table-cell office:value-type="string" calcext:value-type="string">
            <text:p>MD</text:p>
          </table:table-cell>
          <table:table-cell office:value-type="string" calcext:value-type="string">
            <text:p>Maryland</text:p>
          </table:table-cell>
          <table:table-cell table:style-name="ce1"/>
          <table:table-cell office:value-type="string" calcext:value-type="string">
            <text:p>503 Hart Senate Office Building</text:p>
          </table:table-cell>
          <table:table-cell office:value-type="string" calcext:value-type="string">
            <text:p>202-224-4654</text:p>
          </table:table-cell>
          <table:table-cell office:value-type="string" calcext:value-type="string">
            <text:p><text:a xlink:href="https://www.google.com/url?q=https://www.vanhollen.senate.gov/content/contact-senator&amp;sa=D&amp;ust=1485748919147000&amp;usg=AFQjCNHG8ZjaRk7FZNq7o6a8wrS2Clxx-g" xlink:type="simple">www.vanhollen.senate.gov/content/contact-senator</text:a></text:p>
          </table:table-cell>
          <table:table-cell office:value-type="string" calcext:value-type="string">
            <text:p><text:a xlink:href="https://www.google.com/url?q=https://twitter.com/ChrisVanHollen&amp;sa=D&amp;ust=1485748919147000&amp;usg=AFQjCNEH96ucLq3FR5R7fJvBvg2ujWL2bQ" xlink:type="simple">@ChrisVanHollen</text:a></text:p>
          </table:table-cell>
          <table:table-cell table:style-name="ce1"/>
          <table:table-cell table:style-name="ce2" office:value-type="string" calcext:value-type="string">
            <text:p><text:a xlink:href="https://www.google.com/url?q=https://twitter.com/VanHollenForMD&amp;sa=D&amp;ust=1485748919147000&amp;usg=AFQjCNF-a-wr1ANDUkrcOyVyHnTv5nV6Cw" xlink:type="simple">@VanHollenForMD</text:a></text:p>
          </table:table-cell>
          <table:table-cell office:value-type="string" calcext:value-type="string">
            <text:p>B40C Dirksen Senate Office Building, Washington, DC 20510</text:p>
          </table:table-cell>
          <table:table-cell office:value-type="string" calcext:value-type="string">
            <text:p>202-224-4654</text:p>
          </table:table-cell>
          <table:table-cell table:number-columns-repeated="4"/>
          <table:table-cell office:value-type="string" calcext:value-type="string">
            <text:p>Opposed</text:p>
          </table:table-cell>
          <table:table-cell office:value-type="string" calcext:value-type="string">
            <text:p>President Trump's xenophobic executive order is an affront to our nation's values.</text:p>
          </table:table-cell>
          <table:table-cell office:value-type="string" calcext:value-type="string">
            <text:p><text:a xlink:href="https://www.google.com/url?q=https://twitter.com/ChrisVanHollen/status/825445512329433088&amp;sa=D&amp;ust=1485748919147000&amp;usg=AFQjCNEpANVY1oJIkKE0uk6CdFMQ5aYdQg" xlink:type="simple">https://twitter.com/ChrisVanHollen/status/825445512329433088</text:a></text:p>
          </table:table-cell>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19">
          <table:table-cell office:value-type="string" calcext:value-type="string">
            <text:p>Senator</text:p>
          </table:table-cell>
          <table:table-cell office:value-type="string" calcext:value-type="string">
            <text:p>Ed</text:p>
          </table:table-cell>
          <table:table-cell office:value-type="string" calcext:value-type="string">
            <text:p>Markey</text:p>
          </table:table-cell>
          <table:table-cell office:value-type="string" calcext:value-type="string">
            <text:p>D</text:p>
          </table:table-cell>
          <table:table-cell office:value-type="string" calcext:value-type="string">
            <text:p>MA</text:p>
          </table:table-cell>
          <table:table-cell office:value-type="string" calcext:value-type="string">
            <text:p>Massachussettes</text:p>
          </table:table-cell>
          <table:table-cell table:style-name="ce1"/>
          <table:table-cell office:value-type="string" calcext:value-type="string">
            <text:p>413 Dirksen Senate Office Building</text:p>
          </table:table-cell>
          <table:table-cell office:value-type="string" calcext:value-type="string">
            <text:p>202-224-2523</text:p>
          </table:table-cell>
          <table:table-cell office:value-type="string" calcext:value-type="string">
            <text:p><text:a xlink:href="https://www.google.com/url?q=http://www.collins.senate.gov/contact&amp;sa=D&amp;ust=1485748919077000&amp;usg=AFQjCNHUOwo4slxG90iwEpRVniBRGywwVQ" xlink:type="simple">www.collins.senate.gov/contact</text:a></text:p>
          </table:table-cell>
          <table:table-cell office:value-type="string" calcext:value-type="string">
            <text:p><text:a xlink:href="https://www.google.com/url?q=https://twitter.com/SenatorCollins&amp;sa=D&amp;ust=1485748919077000&amp;usg=AFQjCNHM80ZJzzrqtD4HE8IJdnVzvFrwxQ" xlink:type="simple">https://twitter.com/SenatorCollins</text:a></text:p>
          </table:table-cell>
          <table:table-cell office:value-type="string" calcext:value-type="string">
            <text:p><text:a xlink:href="https://www.google.com/url?q=https://twitter.com/SenatorCollins&amp;sa=D&amp;ust=1485748919077000&amp;usg=AFQjCNHM80ZJzzrqtD4HE8IJdnVzvFrwxQ" xlink:type="simple">@SenatorCollins</text:a></text:p>
          </table:table-cell>
          <table:table-cell/>
          <table:table-cell office:value-type="string" calcext:value-type="string">
            <text:p>68 Sewall Street, Room 507, Augusta, ME 04330</text:p>
          </table:table-cell>
          <table:table-cell office:value-type="string" calcext:value-type="string">
            <text:p>601-965-4459</text:p>
          </table:table-cell>
          <table:table-cell table:number-columns-repeated="4"/>
          <table:table-cell office:value-type="string" calcext:value-type="string">
            <text:p>Opposed</text:p>
          </table:table-cell>
          <table:table-cell office:value-type="string" calcext:value-type="string">
            <text:p>The worldwide refugee ban set forth in the executive order is overly broad and implementing it will be immediately problematic. it could interfere with the immigration of Iraqis who worked for American forces in Iraq as translators and bodyguards — people who literally saved the lives of our troops and diplomats during the last decade and whose lives are at risk if they remain in Iraq.</text:p>
          </table:table-cell>
          <table:table-cell office:value-type="string" calcext:value-type="string">
            <text:p><text:a xlink:href="https://www.google.com/url?q=http://bangordailynews.com/2017/01/28/politics/collins-king-pingree-denounce-trumps-immigrant-ban-poliquin-noncommittal/?preview_id%3D2366123&amp;sa=D&amp;ust=1485748919077000&amp;usg=AFQjCNGEwKnlCkyRX5NskWVqmZctUt7pqA" xlink:type="simple">http://bangordailynews.com/2017/01/28/politics/collins-king-pingree-denounce-trumps-immigrant-ban-poliquin-noncommittal/?preview_id=2366123</text:a></text:p>
          </table:table-cell>
          <table:table-cell office:value-type="string" calcext:value-type="string">
            <text:p>Yea</text:p>
          </table:table-cell>
          <table:table-cell table:number-columns-repeated="2" office:value-type="string" calcext:value-type="string">
            <text:p>Nay</text:p>
          </table:table-cell>
          <table:table-cell office:value-type="string" calcext:value-type="string">
            <text:p>Yea</text:p>
          </table:table-cell>
          <table:table-cell table:number-columns-repeated="5"/>
        </table:table-row>
        <table:table-row table:style-name="ro20">
          <table:table-cell office:value-type="string" calcext:value-type="string">
            <text:p>Senator</text:p>
          </table:table-cell>
          <table:table-cell office:value-type="string" calcext:value-type="string">
            <text:p>Elizabeth</text:p>
          </table:table-cell>
          <table:table-cell office:value-type="string" calcext:value-type="string">
            <text:p>Warren</text:p>
          </table:table-cell>
          <table:table-cell office:value-type="string" calcext:value-type="string">
            <text:p>D</text:p>
          </table:table-cell>
          <table:table-cell office:value-type="string" calcext:value-type="string">
            <text:p>MA</text:p>
          </table:table-cell>
          <table:table-cell office:value-type="string" calcext:value-type="string">
            <text:p>Massachussettes</text:p>
          </table:table-cell>
          <table:table-cell office:value-type="float" office:value="2018" calcext:value-type="float">
            <text:p>2018</text:p>
          </table:table-cell>
          <table:table-cell office:value-type="string" calcext:value-type="string">
            <text:p>359 Dirksen Senate Office Building</text:p>
          </table:table-cell>
          <table:table-cell office:value-type="string" calcext:value-type="string">
            <text:p>202-224-5344</text:p>
          </table:table-cell>
          <table:table-cell office:value-type="string" calcext:value-type="string">
            <text:p><text:a xlink:href="https://www.google.com/url?q=https://www.king.senate.gov/contact&amp;sa=D&amp;ust=1485748919106000&amp;usg=AFQjCNFVFjG-J9FyiGY_6Y0M2CDaWqyerg" xlink:type="simple">https://www.king.senate.gov/contact</text:a></text:p>
          </table:table-cell>
          <table:table-cell office:value-type="string" calcext:value-type="string">
            <text:p><text:a xlink:href="https://www.google.com/url?q=https://twitter.com/SenAngusKing&amp;sa=D&amp;ust=1485748919106000&amp;usg=AFQjCNFxQJof-DtA3xaBGTjrlsF3WPhkDQ" xlink:type="simple">https://twitter.com/SenAngusKing</text:a></text:p>
          </table:table-cell>
          <table:table-cell office:value-type="string" calcext:value-type="string">
            <text:p><text:a xlink:href="https://www.google.com/url?q=https://twitter.com/SenAngusKing&amp;sa=D&amp;ust=1485748919106000&amp;usg=AFQjCNFxQJof-DtA3xaBGTjrlsF3WPhkDQ" xlink:type="simple">@SenAngusKing</text:a></text:p>
          </table:table-cell>
          <table:table-cell table:style-name="ce2" office:value-type="string" calcext:value-type="string">
            <text:p><text:a xlink:href="https://www.google.com/url?q=https://twitter.com/AngusKing2018&amp;sa=D&amp;ust=1485748919107000&amp;usg=AFQjCNG0eyL7ufbQzhYZwCW3FMEphzzbFw" xlink:type="simple">@AngusKing2018</text:a></text:p>
          </table:table-cell>
          <table:table-cell office:value-type="string" calcext:value-type="string">
            <text:p>308 Craghead Street, Suite 102A, Danville, VA 24541</text:p>
          </table:table-cell>
          <table:table-cell office:value-type="string" calcext:value-type="string">
            <text:p>434-792-0976</text:p>
          </table:table-cell>
          <table:table-cell table:number-columns-repeated="4"/>
          <table:table-cell office:value-type="string" calcext:value-type="string">
            <text:p>Opposed</text:p>
          </table:table-cell>
          <table:table-cell office:value-type="string" calcext:value-type="string">
            <text:p>"Independent U.S. Sen. Angus King believes the administration’s actions “don’t protect us, but actually compromise our nation’s security,” said Scott Ogden, his spokesman."</text:p>
          </table:table-cell>
          <table:table-cell office:value-type="string" calcext:value-type="string">
            <text:p><text:a xlink:href="https://www.google.com/url?q=http://bangordailynews.com/2017/01/28/politics/collins-king-pingree-denounce-trumps-immigrant-ban-poliquin-noncommittal/?preview_id%3D2366123&amp;sa=D&amp;ust=1485748919106000&amp;usg=AFQjCNHGqqdJB_BojLqf5mdZlfZw9Lt4oQ" xlink:type="simple">http://bangordailynews.com/2017/01/28/politics/collins-king-pingree-denounce-trumps-immigrant-ban-poliquin-noncommittal/?preview_id=2366123</text:a></text:p>
          </table:table-cell>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12">
          <table:table-cell office:value-type="string" calcext:value-type="string">
            <text:p>Senator</text:p>
          </table:table-cell>
          <table:table-cell office:value-type="string" calcext:value-type="string">
            <text:p>Debbie</text:p>
          </table:table-cell>
          <table:table-cell office:value-type="string" calcext:value-type="string">
            <text:p>Stabenow</text:p>
          </table:table-cell>
          <table:table-cell office:value-type="string" calcext:value-type="string">
            <text:p>D</text:p>
          </table:table-cell>
          <table:table-cell office:value-type="string" calcext:value-type="string">
            <text:p>MI</text:p>
          </table:table-cell>
          <table:table-cell office:value-type="string" calcext:value-type="string">
            <text:p>Michigan</text:p>
          </table:table-cell>
          <table:table-cell office:value-type="float" office:value="2018" calcext:value-type="float">
            <text:p>2018</text:p>
          </table:table-cell>
          <table:table-cell office:value-type="string" calcext:value-type="string">
            <text:p>133 Hart Senate Office Building</text:p>
          </table:table-cell>
          <table:table-cell office:value-type="string" calcext:value-type="string">
            <text:p>202-224-4822</text:p>
          </table:table-cell>
          <table:table-cell office:value-type="string" calcext:value-type="string">
            <text:p><text:a xlink:href="https://www.google.com/url?q=http://www.stabenow.senate.gov/?p%3Dcontact&amp;sa=D&amp;ust=1485748919140000&amp;usg=AFQjCNGl166pFmkfCdIgx68S3vEaLilPGQ" xlink:type="simple">http://www.stabenow.senate.gov/?p=contact</text:a></text:p>
          </table:table-cell>
          <table:table-cell office:value-type="string" calcext:value-type="string">
            <text:p><text:a xlink:href="https://www.google.com/url?q=https://twitter.com/SenStabenow&amp;sa=D&amp;ust=1485748919140000&amp;usg=AFQjCNF5uOgkTZs9JMy5izyNBJYjhKG6wQ" xlink:type="simple">@SenStabenow</text:a></text:p>
          </table:table-cell>
          <table:table-cell office:value-type="string" calcext:value-type="string">
            <text:p><text:a xlink:href="https://www.google.com/url?q=https://twitter.com/stabenow&amp;sa=D&amp;ust=1485748919140000&amp;usg=AFQjCNGpnOlzxUCMUIw1wjxmlrrqiWSisA" xlink:type="simple">@stabenow</text:a></text:p>
          </table:table-cell>
          <table:table-cell table:style-name="ce2" office:value-type="string" calcext:value-type="string">
            <text:p><text:a xlink:href="https://www.google.com/url?q=https://twitter.com/TeamStabenow&amp;sa=D&amp;ust=1485748919140000&amp;usg=AFQjCNGD6bBVthQ1DwAPIv-zhqttEipXVw" xlink:type="simple">@TeamStabenow</text:a></text:p>
          </table:table-cell>
          <table:table-cell office:value-type="string" calcext:value-type="string">
            <text:p>221 W. Lake Lansing Road, Suite 100, East Lansing, MI 48823</text:p>
          </table:table-cell>
          <table:table-cell office:value-type="string" calcext:value-type="string">
            <text:p>517-203-1760</text:p>
          </table:table-cell>
          <table:table-cell table:number-columns-repeated="4"/>
          <table:table-cell office:value-type="string" calcext:value-type="string">
            <text:p>Opposed</text:p>
          </table:table-cell>
          <table:table-cell office:value-type="string" calcext:value-type="string">
            <text:p>I am so proud of our vibrant Arab American &amp; Muslim community in Michigan. Trump's Executive Order hurts our families &amp; our businesses and does NOT make us safer!</text:p>
          </table:table-cell>
          <table:table-cell office:value-type="string" calcext:value-type="string">
            <text:p><text:a xlink:href="https://www.google.com/url?q=https://www.facebook.com/stabenow/&amp;sa=D&amp;ust=1485748919140000&amp;usg=AFQjCNESv97Wmziq_BHuE9TG6VKHpq1C1A" xlink:type="simple">https://www.facebook.com/stabenow/</text:a></text:p>
          </table:table-cell>
          <table:table-cell office:value-type="string" calcext:value-type="string">
            <text:p>Yea</text:p>
          </table:table-cell>
          <table:table-cell table:number-columns-repeated="2" office:value-type="string" calcext:value-type="string">
            <text:p>Nay</text:p>
          </table:table-cell>
          <table:table-cell office:value-type="string" calcext:value-type="string">
            <text:p>Yea</text:p>
          </table:table-cell>
          <table:table-cell table:number-columns-repeated="5"/>
        </table:table-row>
        <table:table-row table:style-name="ro21">
          <table:table-cell office:value-type="string" calcext:value-type="string">
            <text:p>Senator</text:p>
          </table:table-cell>
          <table:table-cell office:value-type="string" calcext:value-type="string">
            <text:p>Gary</text:p>
          </table:table-cell>
          <table:table-cell office:value-type="string" calcext:value-type="string">
            <text:p>Peters</text:p>
          </table:table-cell>
          <table:table-cell office:value-type="string" calcext:value-type="string">
            <text:p>D</text:p>
          </table:table-cell>
          <table:table-cell office:value-type="string" calcext:value-type="string">
            <text:p>MI</text:p>
          </table:table-cell>
          <table:table-cell office:value-type="string" calcext:value-type="string">
            <text:p>Michigan</text:p>
          </table:table-cell>
          <table:table-cell table:style-name="ce1"/>
          <table:table-cell office:value-type="string" calcext:value-type="string">
            <text:p>269 Russell Senate Office Building</text:p>
          </table:table-cell>
          <table:table-cell office:value-type="string" calcext:value-type="string">
            <text:p>202-224-6221</text:p>
          </table:table-cell>
          <table:table-cell office:value-type="string" calcext:value-type="string">
            <text:p><text:a xlink:href="https://www.google.com/url?q=https://www.peters.senate.gov/contact/email-gary&amp;sa=D&amp;ust=1485748919123000&amp;usg=AFQjCNEIbebql65vkdhZq4xuIY-d8Tr4Cw" xlink:type="simple">https://www.peters.senate.gov/contact/email-gary</text:a></text:p>
          </table:table-cell>
          <table:table-cell office:value-type="string" calcext:value-type="string">
            <text:p><text:a xlink:href="https://www.google.com/url?q=https://twitter.com/SenGaryPeters&amp;sa=D&amp;ust=1485748919123000&amp;usg=AFQjCNFPtL1cndw6rw0K6Ob5W21b-tyGWA" xlink:type="simple">https://twitter.com/SenGaryPeters</text:a></text:p>
          </table:table-cell>
          <table:table-cell office:value-type="string" calcext:value-type="string">
            <text:p><text:a xlink:href="https://www.google.com/url?q=https://twitter.com/SenGaryPeters&amp;sa=D&amp;ust=1485748919123000&amp;usg=AFQjCNFPtL1cndw6rw0K6Ob5W21b-tyGWA" xlink:type="simple">@SenGaryPeters</text:a></text:p>
          </table:table-cell>
          <table:table-cell table:style-name="ce2" office:value-type="string" calcext:value-type="string">
            <text:p><text:a xlink:href="https://www.google.com/url?q=https://twitter.com/Peters4Michigan&amp;sa=D&amp;ust=1485748919123000&amp;usg=AFQjCNGb-ZE3u-S4Bk-AXLZZrR0TgQYLnQ" xlink:type="simple">@Peters4Michigan</text:a></text:p>
          </table:table-cell>
          <table:table-cell office:value-type="string" calcext:value-type="string">
            <text:p>Patrick V. McNamara Federal Building, 477 Michigan Avenue, Suite 1860, Detroit, MI 48226</text:p>
          </table:table-cell>
          <table:table-cell office:value-type="string" calcext:value-type="string">
            <text:p>404-865-0087</text:p>
          </table:table-cell>
          <table:table-cell table:number-columns-repeated="4"/>
          <table:table-cell office:value-type="string" calcext:value-type="string">
            <text:p>Opposed</text:p>
          </table:table-cell>
          <table:table-cell office:value-type="string" calcext:value-type="string">
            <text:p>Read more here: http://www.miamiherald.com/news/local/community/miami-dade/article129408379.html#storylink=cpy</text:p>
          </table:table-cell>
          <table:table-cell office:value-type="string" calcext:value-type="string">
            <text:p><text:a xlink:href="https://www.google.com/url?q=https://www.peters.senate.gov/newsroom/press-releases/peters-statement-on-trump-executive-orders-suspending-refugee-program-effectively-implementing-religious-test&amp;sa=D&amp;ust=1485748919123000&amp;usg=AFQjCNF8MrEsTW7hm5ZAp5ljhMlmRD7KEA" xlink:type="simple">https://www.peters.senate.gov/newsroom/press-releases/peters-statement-on-trump-executive-orders-suspending-refugee-program-effectively-implementing-religious-test</text:a></text:p>
          </table:table-cell>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12">
          <table:table-cell office:value-type="string" calcext:value-type="string">
            <text:p>Senator</text:p>
          </table:table-cell>
          <table:table-cell office:value-type="string" calcext:value-type="string">
            <text:p>Al</text:p>
          </table:table-cell>
          <table:table-cell office:value-type="string" calcext:value-type="string">
            <text:p>Franken</text:p>
          </table:table-cell>
          <table:table-cell office:value-type="string" calcext:value-type="string">
            <text:p>D</text:p>
          </table:table-cell>
          <table:table-cell office:value-type="string" calcext:value-type="string">
            <text:p>MN</text:p>
          </table:table-cell>
          <table:table-cell office:value-type="string" calcext:value-type="string">
            <text:p>Minnesota</text:p>
          </table:table-cell>
          <table:table-cell table:style-name="ce1"/>
          <table:table-cell office:value-type="string" calcext:value-type="string">
            <text:p>309 Hart Senate Office Building</text:p>
          </table:table-cell>
          <table:table-cell office:value-type="string" calcext:value-type="string">
            <text:p>202-224-5641</text:p>
          </table:table-cell>
          <table:table-cell office:value-type="string" calcext:value-type="string">
            <text:p><text:a xlink:href="https://www.google.com/url?q=https://www.franken.senate.gov/?p%3Dcontact&amp;sa=D&amp;ust=1485748919091000&amp;usg=AFQjCNFVLGShqpr9Fl4w8ohWe_akvr1KaA" xlink:type="simple">https://www.franken.senate.gov/?p=contact</text:a></text:p>
          </table:table-cell>
          <table:table-cell office:value-type="string" calcext:value-type="string">
            <text:p><text:a xlink:href="https://www.google.com/url?q=https://twitter.com/alfranken&amp;sa=D&amp;ust=1485748919091000&amp;usg=AFQjCNHipopMVdZauvgU303_AjJW4u1OYg" xlink:type="simple">https://twitter.com/alfranken</text:a></text:p>
          </table:table-cell>
          <table:table-cell office:value-type="string" calcext:value-type="string">
            <text:p><text:a xlink:href="https://www.google.com/url?q=https://twitter.com/alfranken&amp;sa=D&amp;ust=1485748919091000&amp;usg=AFQjCNHipopMVdZauvgU303_AjJW4u1OYg" xlink:type="simple">@alfranken</text:a></text:p>
          </table:table-cell>
          <table:table-cell/>
          <table:table-cell office:value-type="string" calcext:value-type="string">
            <text:p>85016 515 W. 1st St., Suite 104, Duluth, MN 55802</text:p>
          </table:table-cell>
          <table:table-cell office:value-type="string" calcext:value-type="string">
            <text:p>602-840-1891</text:p>
          </table:table-cell>
          <table:table-cell table:number-columns-repeated="4"/>
          <table:table-cell office:value-type="string" calcext:value-type="string">
            <text:p>Opposed</text:p>
          </table:table-cell>
          <table:table-cell office:value-type="string" calcext:value-type="string">
            <text:p>...President Trump's has made it a top priority to tear families apart. It's disgraceful, and it's not who we are as a nation. And I'm going to do everything I can to fight this.</text:p>
          </table:table-cell>
          <table:table-cell office:value-type="string" calcext:value-type="string">
            <text:p><text:a xlink:href="https://www.google.com/url?q=https://t.co/uOYAX7ZqeR&amp;sa=D&amp;ust=1485748919091000&amp;usg=AFQjCNHSTnMlVOxRNDr-9UytvX-XjC3E-g" xlink:type="simple">https://t.co/uOYAX7ZqeR</text:a></text:p>
          </table:table-cell>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22">
          <table:table-cell office:value-type="string" calcext:value-type="string">
            <text:p>Senator</text:p>
          </table:table-cell>
          <table:table-cell office:value-type="string" calcext:value-type="string">
            <text:p>Amy</text:p>
          </table:table-cell>
          <table:table-cell office:value-type="string" calcext:value-type="string">
            <text:p>Klobuchar</text:p>
          </table:table-cell>
          <table:table-cell office:value-type="string" calcext:value-type="string">
            <text:p>D</text:p>
          </table:table-cell>
          <table:table-cell office:value-type="string" calcext:value-type="string">
            <text:p>MN</text:p>
          </table:table-cell>
          <table:table-cell office:value-type="string" calcext:value-type="string">
            <text:p>Minnesota</text:p>
          </table:table-cell>
          <table:table-cell table:style-name="ce1"/>
          <table:table-cell office:value-type="string" calcext:value-type="string">
            <text:p>302 Hart Senate Office Building</text:p>
          </table:table-cell>
          <table:table-cell office:value-type="string" calcext:value-type="string">
            <text:p>202-224-3244</text:p>
          </table:table-cell>
          <table:table-cell office:value-type="string" calcext:value-type="string">
            <text:p><text:a xlink:href="https://www.google.com/url?q=http://www.klobuchar.senate.gov/public/contact-amy&amp;sa=D&amp;ust=1485748919107000&amp;usg=AFQjCNGYxbpSW3VXDfeVWHodLRsICjHgWw" xlink:type="simple">www.klobuchar.senate.gov/public/contact-amy</text:a></text:p>
          </table:table-cell>
          <table:table-cell office:value-type="string" calcext:value-type="string">
            <text:p><text:a xlink:href="https://www.google.com/url?q=https://twitter.com/amyklobuchar&amp;sa=D&amp;ust=1485748919107000&amp;usg=AFQjCNGGw6E84yuJuGFPYosmCoIESI1wAg" xlink:type="simple">https://twitter.com/amyklobuchar</text:a></text:p>
          </table:table-cell>
          <table:table-cell office:value-type="string" calcext:value-type="string">
            <text:p><text:a xlink:href="https://www.google.com/url?q=https://twitter.com/amyklobuchar&amp;sa=D&amp;ust=1485748919107000&amp;usg=AFQjCNGGw6E84yuJuGFPYosmCoIESI1wAg" xlink:type="simple">@amyklobuchar</text:a></text:p>
          </table:table-cell>
          <table:table-cell/>
          <table:table-cell office:value-type="string" calcext:value-type="string">
            <text:p>SRB11, Russell Senate Building, Washington, DC 20510</text:p>
          </table:table-cell>
          <table:table-cell office:value-type="string" calcext:value-type="string">
            <text:p>(202) 224-4623</text:p>
          </table:table-cell>
          <table:table-cell table:number-columns-repeated="4"/>
          <table:table-cell office:value-type="string" calcext:value-type="string">
            <text:p>Opposed</text:p>
          </table:table-cell>
          <table:table-cell office:value-type="string" calcext:value-type="string">
            <text:p>It is also incredulous that at the same time the President is asking the Pentagon for new options to defeat ISIL, he is banning Iraqi refugees from entering the country. The government of Iraq is our ally in the fight against ISIL. Its troops fight alongside ours. Its interpreters risk their own lives and the lives of their families to protect U.S. personnel. It undermines our national security and endangers our soldiers to have our Iraqi partners and other Muslim countries distrust our commitment and motives. President Trump said he was ‘totally against’ the U.S. invasion in 2003, which led to Iraq’s destabilization and the rise of ISIL. I guess he is not ‘totally against’ leaving its people to suffer the consequences.</text:p>
          </table:table-cell>
          <table:table-cell office:value-type="string" calcext:value-type="string">
            <text:p><text:a xlink:href="https://www.google.com/url?q=https://m.facebook.com/story.php?story_fbid%3D10153980676941191%26substory_index%3D0%26id%3D7606381190&amp;sa=D&amp;ust=1485748919107000&amp;usg=AFQjCNGceO1vjmB0gJFmnSyadfl4OR7lng" xlink:type="simple">https://m.facebook.com/story.php?story_fbid=10153980676941191&amp;substory_index=0&amp;id=7606381190</text:a></text:p>
          </table:table-cell>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4">
          <table:table-cell office:value-type="string" calcext:value-type="string">
            <text:p>Senator</text:p>
          </table:table-cell>
          <table:table-cell office:value-type="string" calcext:value-type="string">
            <text:p>Roger</text:p>
          </table:table-cell>
          <table:table-cell office:value-type="string" calcext:value-type="string">
            <text:p>Wicker</text:p>
          </table:table-cell>
          <table:table-cell office:value-type="string" calcext:value-type="string">
            <text:p>R</text:p>
          </table:table-cell>
          <table:table-cell office:value-type="string" calcext:value-type="string">
            <text:p>MS</text:p>
          </table:table-cell>
          <table:table-cell office:value-type="string" calcext:value-type="string">
            <text:p>Mississippi</text:p>
          </table:table-cell>
          <table:table-cell table:style-name="ce1"/>
          <table:table-cell office:value-type="string" calcext:value-type="string">
            <text:p>506 Hart Senate Office Building</text:p>
          </table:table-cell>
          <table:table-cell office:value-type="string" calcext:value-type="string">
            <text:p>202-224-6154</text:p>
          </table:table-cell>
          <table:table-cell office:value-type="string" calcext:value-type="string">
            <text:p><text:a xlink:href="https://www.google.com/url?q=http://www.mccaskill.senate.gov/contact&amp;sa=D&amp;ust=1485748919113000&amp;usg=AFQjCNE_LwFkhKgignOz3NP_0c2qLdjsYw" xlink:type="simple">http://www.mccaskill.senate.gov/contact</text:a></text:p>
          </table:table-cell>
          <table:table-cell office:value-type="string" calcext:value-type="string">
            <text:p><text:a xlink:href="https://www.google.com/url?q=https://twitter.com/clairecmc&amp;sa=D&amp;ust=1485748919114000&amp;usg=AFQjCNGzzA1JyPYGxvKIpThQ2SFGfzYJCA" xlink:type="simple">https://twitter.com/clairecmc</text:a></text:p>
          </table:table-cell>
          <table:table-cell office:value-type="string" calcext:value-type="string">
            <text:p><text:a xlink:href="https://www.google.com/url?q=https://twitter.com/clairecmc&amp;sa=D&amp;ust=1485748919114000&amp;usg=AFQjCNGzzA1JyPYGxvKIpThQ2SFGfzYJCA" xlink:type="simple">@clairecmc</text:a></text:p>
          </table:table-cell>
          <table:table-cell table:style-name="ce2" office:value-type="string" calcext:value-type="string">
            <text:p><text:a xlink:href="https://www.google.com/url?q=https://twitter.com/McCaskillOffice&amp;sa=D&amp;ust=1485748919114000&amp;usg=AFQjCNHIJbCdFY8S_POeJYcfBUlkOuhiGQ" xlink:type="simple">@McCaskillOffice</text:a></text:p>
          </table:table-cell>
          <table:table-cell office:value-type="string" calcext:value-type="string">
            <text:p>975 JFK Federal Building, 15 New Sudbury Street, Boston, MA 02203</text:p>
          </table:table-cell>
          <table:table-cell office:value-type="string" calcext:value-type="string">
            <text:p>617-565-8519</text:p>
          </table:table-cell>
          <table:table-cell table:number-columns-repeated="4"/>
          <table:table-cell office:value-type="string" calcext:value-type="string">
            <text:p>Opposed</text:p>
          </table:table-cell>
          <table:table-cell office:value-type="string" calcext:value-type="string">
            <text:p>Long statement in tweet</text:p>
          </table:table-cell>
          <table:table-cell office:value-type="string" calcext:value-type="string">
            <text:p><text:a xlink:href="https://www.google.com/url?q=https://twitter.com/clairecmc/status/825356172068843522&amp;sa=D&amp;ust=1485748919113000&amp;usg=AFQjCNHYcGr_H0QHGYhid0l66MPC6noukA" xlink:type="simple">https://twitter.com/clairecmc/status/825356172068843522</text:a></text:p>
          </table:table-cell>
          <table:table-cell table:number-columns-repeated="4" office:value-type="string" calcext:value-type="string">
            <text:p>Yea</text:p>
          </table:table-cell>
          <table:table-cell table:number-columns-repeated="5"/>
        </table:table-row>
        <table:table-row table:style-name="ro2">
          <table:table-cell office:value-type="string" calcext:value-type="string">
            <text:p>Senator</text:p>
          </table:table-cell>
          <table:table-cell office:value-type="string" calcext:value-type="string">
            <text:p>Thad</text:p>
          </table:table-cell>
          <table:table-cell office:value-type="string" calcext:value-type="string">
            <text:p>Cochran</text:p>
          </table:table-cell>
          <table:table-cell office:value-type="string" calcext:value-type="string">
            <text:p>R</text:p>
          </table:table-cell>
          <table:table-cell office:value-type="string" calcext:value-type="string">
            <text:p>MS</text:p>
          </table:table-cell>
          <table:table-cell office:value-type="string" calcext:value-type="string">
            <text:p>Mississippi</text:p>
          </table:table-cell>
          <table:table-cell office:value-type="float" office:value="2022" calcext:value-type="float">
            <text:p>2022</text:p>
          </table:table-cell>
          <table:table-cell office:value-type="string" calcext:value-type="string">
            <text:p>260 Russell Senate Office Building</text:p>
          </table:table-cell>
          <table:table-cell office:value-type="string" calcext:value-type="string">
            <text:p>202-224-5721</text:p>
          </table:table-cell>
          <table:table-cell office:value-type="string" calcext:value-type="string">
            <text:p><text:a xlink:href="https://www.google.com/url?q=https://www.blunt.senate.gov/public/index.cfm/contact-roy&amp;sa=D&amp;ust=1485748919067000&amp;usg=AFQjCNF86GU4_7FbC0RNjwVGb3OcYbs4wg" xlink:type="simple">www.blunt.senate.gov/public/index.cfm/contact-roy</text:a></text:p>
          </table:table-cell>
          <table:table-cell office:value-type="string" calcext:value-type="string">
            <text:p><text:a xlink:href="https://www.google.com/url?q=https://twitter.com/RoyBlunt&amp;sa=D&amp;ust=1485748919068000&amp;usg=AFQjCNHHyOZmV8RFuK-FLaxHsHSUsgMmKg" xlink:type="simple">https://twitter.com/RoyBlunt</text:a></text:p>
          </table:table-cell>
          <table:table-cell office:value-type="string" calcext:value-type="string">
            <text:p><text:a xlink:href="https://www.google.com/url?q=https://twitter.com/RoyBlunt&amp;sa=D&amp;ust=1485748919068000&amp;usg=AFQjCNHHyOZmV8RFuK-FLaxHsHSUsgMmKg" xlink:type="simple">@RoyBlunt</text:a></text:p>
          </table:table-cell>
          <table:table-cell table:style-name="ce2" office:value-type="string" calcext:value-type="string">
            <text:p><text:a xlink:href="https://www.google.com/url?q=https://twitter.com/RoyBluntPress&amp;sa=D&amp;ust=1485748919068000&amp;usg=AFQjCNFdk6hwgl3TbxiC9yLeFRzf9uKMsA" xlink:type="simple">@RoyBluntPress</text:a></text:p>
          </table:table-cell>
          <table:table-cell office:value-type="string" calcext:value-type="string">
            <text:p>2740 B East Sunshine, Springfield, MO 65804</text:p>
          </table:table-cell>
          <table:table-cell office:value-type="string" calcext:value-type="string">
            <text:p>417-877-7814</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4">
          <table:table-cell office:value-type="string" calcext:value-type="string">
            <text:p>Senator</text:p>
          </table:table-cell>
          <table:table-cell office:value-type="string" calcext:value-type="string">
            <text:p>Claire</text:p>
          </table:table-cell>
          <table:table-cell office:value-type="string" calcext:value-type="string">
            <text:p>McCaskill</text:p>
          </table:table-cell>
          <table:table-cell office:value-type="string" calcext:value-type="string">
            <text:p>D</text:p>
          </table:table-cell>
          <table:table-cell office:value-type="string" calcext:value-type="string">
            <text:p>MO</text:p>
          </table:table-cell>
          <table:table-cell office:value-type="string" calcext:value-type="string">
            <text:p>Missouri</text:p>
          </table:table-cell>
          <table:table-cell office:value-type="float" office:value="2018" calcext:value-type="float">
            <text:p>2018</text:p>
          </table:table-cell>
          <table:table-cell office:value-type="string" calcext:value-type="string">
            <text:p>555 Dirksen Senate Office Building</text:p>
          </table:table-cell>
          <table:table-cell office:value-type="string" calcext:value-type="string">
            <text:p>202-224-6253</text:p>
          </table:table-cell>
          <table:table-cell office:value-type="string" calcext:value-type="string">
            <text:p><text:a xlink:href="https://www.google.com/url?q=https://www.wicker.senate.gov/public/index.cfm/contact&amp;sa=D&amp;ust=1485748919150000&amp;usg=AFQjCNGUx7UzXDNPa-o0fjsBWoD3EpOkqQ" xlink:type="simple">https://www.wicker.senate.gov/public/index.cfm/contact</text:a></text:p>
          </table:table-cell>
          <table:table-cell office:value-type="string" calcext:value-type="string">
            <text:p><text:a xlink:href="https://www.google.com/url?q=https://twitter.com/SenatorWicker&amp;sa=D&amp;ust=1485748919150000&amp;usg=AFQjCNGSKb5EeRUsFshoTonrry_grbFLEA" xlink:type="simple">@SenatorWicker</text:a></text:p>
          </table:table-cell>
          <table:table-cell table:style-name="ce1"/>
          <table:table-cell table:style-name="ce2" office:value-type="string" calcext:value-type="string">
            <text:p><text:a xlink:href="https://www.google.com/url?q=https://twitter.com/RogerWicker&amp;sa=D&amp;ust=1485748919150000&amp;usg=AFQjCNF1XPYQXBLi9kfBxY20OB59n0F8OQ" xlink:type="simple">@RogerWicker</text:a></text:p>
          </table:table-cell>
          <table:table-cell office:value-type="string" calcext:value-type="string">
            <text:p>US Federal Courthouse, 501 East Court Street, Suite 3-500, Jackson, MS 39201</text:p>
          </table:table-cell>
          <table:table-cell office:value-type="string" calcext:value-type="string">
            <text:p>601-965-4644</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Roy</text:p>
          </table:table-cell>
          <table:table-cell office:value-type="string" calcext:value-type="string">
            <text:p>Blunt</text:p>
          </table:table-cell>
          <table:table-cell office:value-type="string" calcext:value-type="string">
            <text:p>R</text:p>
          </table:table-cell>
          <table:table-cell office:value-type="string" calcext:value-type="string">
            <text:p>MO</text:p>
          </table:table-cell>
          <table:table-cell office:value-type="string" calcext:value-type="string">
            <text:p>Missouri</text:p>
          </table:table-cell>
          <table:table-cell office:value-type="float" office:value="2020" calcext:value-type="float">
            <text:p>2020</text:p>
          </table:table-cell>
          <table:table-cell office:value-type="string" calcext:value-type="string">
            <text:p>113 Dirksen Senate Office Building</text:p>
          </table:table-cell>
          <table:table-cell office:value-type="string" calcext:value-type="string">
            <text:p>202-224-5054</text:p>
          </table:table-cell>
          <table:table-cell office:value-type="string" calcext:value-type="string">
            <text:p><text:a xlink:href="https://www.google.com/url?q=https://www.cochran.senate.gov/public/index.cfm/email-me&amp;sa=D&amp;ust=1485748919076000&amp;usg=AFQjCNEnrbuhbYjBXlwhw9haCC8LelNnXg" xlink:type="simple">https://www.cochran.senate.gov/public/index.cfm/email-me</text:a></text:p>
          </table:table-cell>
          <table:table-cell office:value-type="string" calcext:value-type="string">
            <text:p><text:a xlink:href="https://www.google.com/url?q=https://twitter.com/SenThadCochran&amp;sa=D&amp;ust=1485748919076000&amp;usg=AFQjCNHh0wd6WEYpnZ0Mh-FoQQh7ph4RyQ" xlink:type="simple">https://twitter.com/SenThadCochran</text:a></text:p>
          </table:table-cell>
          <table:table-cell office:value-type="string" calcext:value-type="string">
            <text:p><text:a xlink:href="https://www.google.com/url?q=https://twitter.com/SenThadCochran&amp;sa=D&amp;ust=1485748919076000&amp;usg=AFQjCNHh0wd6WEYpnZ0Mh-FoQQh7ph4RyQ" xlink:type="simple">@SenThadCochran</text:a></text:p>
          </table:table-cell>
          <table:table-cell/>
          <table:table-cell office:value-type="string" calcext:value-type="string">
            <text:p>190 East Capitol Street, Suite 550, Jackson MS 39201</text:p>
          </table:table-cell>
          <table:table-cell office:value-type="string" calcext:value-type="string">
            <text:p>225-929-7711</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23">
          <table:table-cell office:value-type="string" calcext:value-type="string">
            <text:p>Senator</text:p>
          </table:table-cell>
          <table:table-cell office:value-type="string" calcext:value-type="string">
            <text:p>Jon</text:p>
          </table:table-cell>
          <table:table-cell office:value-type="string" calcext:value-type="string">
            <text:p>Tester</text:p>
          </table:table-cell>
          <table:table-cell office:value-type="string" calcext:value-type="string">
            <text:p>D</text:p>
          </table:table-cell>
          <table:table-cell office:value-type="string" calcext:value-type="string">
            <text:p>MT</text:p>
          </table:table-cell>
          <table:table-cell office:value-type="string" calcext:value-type="string">
            <text:p>Montana</text:p>
          </table:table-cell>
          <table:table-cell office:value-type="float" office:value="2018" calcext:value-type="float">
            <text:p>2018</text:p>
          </table:table-cell>
          <table:table-cell office:value-type="string" calcext:value-type="string">
            <text:p>706 Hart Senate Office Building</text:p>
          </table:table-cell>
          <table:table-cell office:value-type="string" calcext:value-type="string">
            <text:p>202-224-2644</text:p>
          </table:table-cell>
          <table:table-cell office:value-type="string" calcext:value-type="string">
            <text:p><text:a xlink:href="https://www.google.com/url?q=https://www.tester.senate.gov/?p%3Demail_senator&amp;sa=D&amp;ust=1485748919141000&amp;usg=AFQjCNEBpEq4pmBmDdT5_Xi5XJV_O6D8-w" xlink:type="simple">https://www.tester.senate.gov/?p=email_senator</text:a></text:p>
          </table:table-cell>
          <table:table-cell table:style-name="ce1"/>
          <table:table-cell office:value-type="string" calcext:value-type="string">
            <text:p><text:a xlink:href="https://www.google.com/url?q=https://twitter.com/SenatorTester&amp;sa=D&amp;ust=1485748919141000&amp;usg=AFQjCNH8K4lexk--gcxoKdnX5BkSPICj-Q" xlink:type="simple">@SenatorTester</text:a></text:p>
          </table:table-cell>
          <table:table-cell table:style-name="ce2" office:value-type="string" calcext:value-type="string">
            <text:p><text:a xlink:href="https://www.google.com/url?q=https://twitter.com/jontester&amp;sa=D&amp;ust=1485748919142000&amp;usg=AFQjCNE_pP1LysLNYmIS3_YuoO71ZWv4Sg" xlink:type="simple">@jontester</text:a></text:p>
          </table:table-cell>
          <table:table-cell office:value-type="string" calcext:value-type="string">
            <text:p>Judge Jameson Federal Building, 2900 4th Ave N, Suite 201, Billings, MT 59101</text:p>
          </table:table-cell>
          <table:table-cell office:value-type="string" calcext:value-type="string">
            <text:p>406-252-0550</text:p>
          </table:table-cell>
          <table:table-cell table:number-columns-repeated="4"/>
          <table:table-cell office:value-type="string" calcext:value-type="string">
            <text:p>Opposed</text:p>
          </table:table-cell>
          <table:table-cell office:value-type="string" calcext:value-type="string">
            <text:p>This EO is having harmful consequences on children and brave allies who are helping us fight terrorism. We must take strong steps to protect our nation from those who want to harm us, but we cannot sacrifice our religious freedom and our American values.</text:p>
          </table:table-cell>
          <table:table-cell office:value-type="string" calcext:value-type="string">
            <text:p><text:a xlink:href="https://www.google.com/url?q=https://twitter.com/SenatorTester/status/825792413335699457/photo/1&amp;sa=D&amp;ust=1485748919141000&amp;usg=AFQjCNEkvIZkSCo69PoXj3NpX2-cCH8pzA" xlink:type="simple">https://twitter.com/SenatorTester/status/825792413335699457/photo/1</text:a></text:p>
          </table:table-cell>
          <table:table-cell table:number-columns-repeated="4" office:value-type="string" calcext:value-type="string">
            <text:p>Yea</text:p>
          </table:table-cell>
          <table:table-cell table:number-columns-repeated="5"/>
        </table:table-row>
        <table:table-row table:style-name="ro2">
          <table:table-cell office:value-type="string" calcext:value-type="string">
            <text:p>Senator</text:p>
          </table:table-cell>
          <table:table-cell office:value-type="string" calcext:value-type="string">
            <text:p>Steve</text:p>
          </table:table-cell>
          <table:table-cell office:value-type="string" calcext:value-type="string">
            <text:p>Daines</text:p>
          </table:table-cell>
          <table:table-cell office:value-type="string" calcext:value-type="string">
            <text:p>R</text:p>
          </table:table-cell>
          <table:table-cell office:value-type="string" calcext:value-type="string">
            <text:p>MT</text:p>
          </table:table-cell>
          <table:table-cell office:value-type="string" calcext:value-type="string">
            <text:p>Montana</text:p>
          </table:table-cell>
          <table:table-cell office:value-type="float" office:value="2020" calcext:value-type="float">
            <text:p>2020</text:p>
          </table:table-cell>
          <table:table-cell office:value-type="string" calcext:value-type="string">
            <text:p>511 Hart Senate Office Building</text:p>
          </table:table-cell>
          <table:table-cell office:value-type="string" calcext:value-type="string">
            <text:p>202-224-2651</text:p>
          </table:table-cell>
          <table:table-cell office:value-type="string" calcext:value-type="string">
            <text:p><text:a xlink:href="https://www.google.com/url?q=https://www.daines.senate.gov/connect/email-steve&amp;sa=D&amp;ust=1485748919083000&amp;usg=AFQjCNGouFsP0NeU5JrglimLVXXghWGEOw" xlink:type="simple">https://www.daines.senate.gov/connect/email-steve</text:a></text:p>
          </table:table-cell>
          <table:table-cell office:value-type="string" calcext:value-type="string">
            <text:p><text:a xlink:href="https://www.google.com/url?q=https://twitter.com/SteveDaines&amp;sa=D&amp;ust=1485748919083000&amp;usg=AFQjCNFG70N8fLOdKo90eYbQFv7MmK2XdQ" xlink:type="simple">https://twitter.com/SteveDaines</text:a></text:p>
          </table:table-cell>
          <table:table-cell office:value-type="string" calcext:value-type="string">
            <text:p><text:a xlink:href="https://www.google.com/url?q=https://twitter.com/SteveDaines&amp;sa=D&amp;ust=1485748919083000&amp;usg=AFQjCNFG70N8fLOdKo90eYbQFv7MmK2XdQ" xlink:type="simple">@SteveDaines</text:a></text:p>
          </table:table-cell>
          <table:table-cell/>
          <table:table-cell office:value-type="string" calcext:value-type="string">
            <text:p>222 N. 32nd Street, Ste. 100, Billings, MT 59101</text:p>
          </table:table-cell>
          <table:table-cell office:value-type="string" calcext:value-type="string">
            <text:p>(512) 916-5834</text:p>
          </table:table-cell>
          <table:table-cell table:number-columns-repeated="4"/>
          <table:table-cell office:value-type="string" calcext:value-type="string">
            <text:p>Silent</text:p>
          </table:table-cell>
          <table:table-cell table:style-name="ce1" table:number-columns-repeated="2"/>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24">
          <table:table-cell office:value-type="string" calcext:value-type="string">
            <text:p>Senator</text:p>
          </table:table-cell>
          <table:table-cell office:value-type="string" calcext:value-type="string">
            <text:p>Benjamin</text:p>
          </table:table-cell>
          <table:table-cell office:value-type="string" calcext:value-type="string">
            <text:p>Sasse</text:p>
          </table:table-cell>
          <table:table-cell office:value-type="string" calcext:value-type="string">
            <text:p>R</text:p>
          </table:table-cell>
          <table:table-cell office:value-type="string" calcext:value-type="string">
            <text:p>NE</text:p>
          </table:table-cell>
          <table:table-cell office:value-type="string" calcext:value-type="string">
            <text:p>Nebraska</text:p>
          </table:table-cell>
          <table:table-cell office:value-type="float" office:value="2020" calcext:value-type="float">
            <text:p>2020</text:p>
          </table:table-cell>
          <table:table-cell office:value-type="string" calcext:value-type="string">
            <text:p>521 Dirksen Senate Office Building</text:p>
          </table:table-cell>
          <table:table-cell office:value-type="string" calcext:value-type="string">
            <text:p>202-224-6342</text:p>
          </table:table-cell>
          <table:table-cell office:value-type="string" calcext:value-type="string">
            <text:p><text:a xlink:href="https://www.google.com/url?q=https://www.tillis.senate.gov/public/index.cfm/email-me&amp;sa=D&amp;ust=1485748919143000&amp;usg=AFQjCNGkBOPj59YL_Zt6C4xaIwPS-bYtIA" xlink:type="simple">https://www.tillis.senate.gov/public/index.cfm/email-me</text:a></text:p>
          </table:table-cell>
          <table:table-cell office:value-type="string" calcext:value-type="string">
            <text:p>@ThomTillis</text:p>
          </table:table-cell>
          <table:table-cell table:style-name="ce1"/>
          <table:table-cell/>
          <table:table-cell office:value-type="string" calcext:value-type="string">
            <text:p>9300 Harris Corners Pkwy, Suite 170, Charlotte, NC 28269</text:p>
          </table:table-cell>
          <table:table-cell office:value-type="string" calcext:value-type="string">
            <text:p>(704) 509-9087</text:p>
          </table:table-cell>
          <table:table-cell table:number-columns-repeated="4"/>
          <table:table-cell office:value-type="string" calcext:value-type="string">
            <text:p>Opposed, but only on technicalities</text:p>
          </table:table-cell>
          <table:table-cell office:value-type="string" calcext:value-type="string">
            <text:p>As we offer safety to refugees, we must also be mindful of the sad reality that radical Islamic terrorists are actively attempting to infiltrate refugee programs to enter Western nations. The FBI director has warned Congress that the United States lacks the capability to properly vet all Syrian refugees. This is a significant vulnerability, and strengthening the screening of refugees is a matter of national security.While the executive order does take immediate action aimed at tightening the refugee screening process, there is a lot of confusion surrounding the order, particularly given the instances of green card holders inexplicably being denied entry back into the United States. Implementation of the order should be refined to provide more clarity and mitigate unintended consequences that do not make our country any safer.</text:p>
          </table:table-cell>
          <table:table-cell office:value-type="string" calcext:value-type="string">
            <text:p><text:a xlink:href="https://www.google.com/url?q=https://twitter.com/SenThomTillis/status/825771857412575233&amp;sa=D&amp;ust=1485748919143000&amp;usg=AFQjCNEG8DlAkg_ZD1yfiRD4igdN1QZ8kQ" xlink:type="simple">https://twitter.com/SenThomTillis/status/825771857412575233</text:a></text:p>
          </table:table-cell>
          <table:table-cell table:number-columns-repeated="4" office:value-type="string" calcext:value-type="string">
            <text:p>Yea</text:p>
          </table:table-cell>
          <table:table-cell table:number-columns-repeated="5"/>
        </table:table-row>
        <table:table-row table:style-name="ro3">
          <table:table-cell office:value-type="string" calcext:value-type="string">
            <text:p>Senator</text:p>
          </table:table-cell>
          <table:table-cell office:value-type="string" calcext:value-type="string">
            <text:p>Deb</text:p>
          </table:table-cell>
          <table:table-cell office:value-type="string" calcext:value-type="string">
            <text:p>Fischer</text:p>
          </table:table-cell>
          <table:table-cell office:value-type="string" calcext:value-type="string">
            <text:p>R</text:p>
          </table:table-cell>
          <table:table-cell office:value-type="string" calcext:value-type="string">
            <text:p>NE</text:p>
          </table:table-cell>
          <table:table-cell office:value-type="string" calcext:value-type="string">
            <text:p>Nebraska</text:p>
          </table:table-cell>
          <table:table-cell office:value-type="float" office:value="2022" calcext:value-type="float">
            <text:p>2022</text:p>
          </table:table-cell>
          <table:table-cell office:value-type="string" calcext:value-type="string">
            <text:p>217 Russell Senate Office Building</text:p>
          </table:table-cell>
          <table:table-cell office:value-type="string" calcext:value-type="string">
            <text:p>202-224-3154</text:p>
          </table:table-cell>
          <table:table-cell office:value-type="string" calcext:value-type="string">
            <text:p><text:a xlink:href="https://www.google.com/url?q=https://www.burr.senate.gov/contact/email&amp;sa=D&amp;ust=1485748919071000&amp;usg=AFQjCNFMnm0MeayQSaEecQTnvmCSSkktCQ" xlink:type="simple">https://www.burr.senate.gov/contact/email</text:a></text:p>
          </table:table-cell>
          <table:table-cell office:value-type="string" calcext:value-type="string">
            <text:p><text:a xlink:href="https://www.google.com/url?q=https://twitter.com/SenatorBurr&amp;sa=D&amp;ust=1485748919071000&amp;usg=AFQjCNHkiflig4oZ4CDfEmByT6FoLf3ICQ" xlink:type="simple">https://twitter.com/SenatorBurr</text:a></text:p>
          </table:table-cell>
          <table:table-cell office:value-type="string" calcext:value-type="string">
            <text:p><text:a xlink:href="https://www.google.com/url?q=https://twitter.com/SenatorBurr&amp;sa=D&amp;ust=1485748919071000&amp;usg=AFQjCNHkiflig4oZ4CDfEmByT6FoLf3ICQ" xlink:type="simple">@SenatorBurr</text:a></text:p>
          </table:table-cell>
          <table:table-cell/>
          <table:table-cell office:value-type="string" calcext:value-type="string">
            <text:p>2000 West First Street, Suite 508, Winston-Salem, NC 27104</text:p>
          </table:table-cell>
          <table:table-cell office:value-type="string" calcext:value-type="string">
            <text:p>336-631-5125</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9">
          <table:table-cell office:value-type="string" calcext:value-type="string">
            <text:p>Senator</text:p>
          </table:table-cell>
          <table:table-cell office:value-type="string" calcext:value-type="string">
            <text:p>Catherine</text:p>
          </table:table-cell>
          <table:table-cell office:value-type="string" calcext:value-type="string">
            <text:p>Cortez Masto</text:p>
          </table:table-cell>
          <table:table-cell office:value-type="string" calcext:value-type="string">
            <text:p>D</text:p>
          </table:table-cell>
          <table:table-cell office:value-type="string" calcext:value-type="string">
            <text:p>NV</text:p>
          </table:table-cell>
          <table:table-cell office:value-type="string" calcext:value-type="string">
            <text:p>Nevada</text:p>
          </table:table-cell>
          <table:table-cell office:value-type="float" office:value="2018" calcext:value-type="float">
            <text:p>2018</text:p>
          </table:table-cell>
          <table:table-cell office:value-type="string" calcext:value-type="string">
            <text:p>502 Hart Senate Office Building</text:p>
          </table:table-cell>
          <table:table-cell office:value-type="string" calcext:value-type="string">
            <text:p>202-224-2043</text:p>
          </table:table-cell>
          <table:table-cell office:value-type="string" calcext:value-type="string">
            <text:p><text:a xlink:href="https://www.google.com/url?q=http://www.heitkamp.senate.gov/public/index.cfm/contact&amp;sa=D&amp;ust=1485748919100000&amp;usg=AFQjCNEbRLHUDilnO9U-MW23bbAb8LKYtQ" xlink:type="simple">http://www.heitkamp.senate.gov/public/index.cfm/contact</text:a></text:p>
          </table:table-cell>
          <table:table-cell office:value-type="string" calcext:value-type="string">
            <text:p><text:a xlink:href="https://www.google.com/url?q=https://twitter.com/SenatorHeitkamp&amp;sa=D&amp;ust=1485748919100000&amp;usg=AFQjCNEK91tVAmoBQJOF-vhRPWW-UQxcCA" xlink:type="simple">https://twitter.com/SenatorHeitkamp</text:a></text:p>
          </table:table-cell>
          <table:table-cell office:value-type="string" calcext:value-type="string">
            <text:p><text:a xlink:href="https://www.google.com/url?q=https://twitter.com/SenatorHeitkamp&amp;sa=D&amp;ust=1485748919100000&amp;usg=AFQjCNEK91tVAmoBQJOF-vhRPWW-UQxcCA" xlink:type="simple">@SenatorHeitkamp</text:a></text:p>
          </table:table-cell>
          <table:table-cell table:style-name="ce2" office:value-type="string" calcext:value-type="string">
            <text:p><text:a xlink:href="https://www.google.com/url?q=https://twitter.com/Heidi4ND&amp;sa=D&amp;ust=1485748919100000&amp;usg=AFQjCNHKr7l3CCBoWkRrcJwA9sqtPdLxvQ" xlink:type="simple">@Heidi4ND</text:a></text:p>
          </table:table-cell>
          <table:table-cell office:value-type="string" calcext:value-type="string">
            <text:p>228 Federal Building, 220 East Rosser Avenue, Bismark, ND 58501 </text:p>
          </table:table-cell>
          <table:table-cell office:value-type="string" calcext:value-type="string">
            <text:p>505-346-6601</text:p>
          </table:table-cell>
          <table:table-cell table:number-columns-repeated="4"/>
          <table:table-cell office:value-type="string" calcext:value-type="string">
            <text:p>Opposed</text:p>
          </table:table-cell>
          <table:table-cell office:value-type="string" calcext:value-type="string">
            <text:p>Excerpt - "We must continue to be the country that opens doors for those seeking opportunity and refuge, just as it did for the generations of family members who came before us. We must never take for granted the opportunities we have by closing those doors to others seeking the same hope for a better future. We must be America"</text:p>
          </table:table-cell>
          <table:table-cell office:value-type="string" calcext:value-type="string">
            <text:p><text:a xlink:href="https://www.google.com/url?q=https://www.facebook.com/SenatorHeidiHeitkamp/posts/1321902364499793?hc_location%3Dufi&amp;sa=D&amp;ust=1485748919100000&amp;usg=AFQjCNGaZqc_9hufcB_dyPyzE1Ah_iMMQg" xlink:type="simple">https://www.facebook.com/SenatorHeidiHeitkamp/posts/1321902364499793?hc_location=ufi</text:a></text:p>
          </table:table-cell>
          <table:table-cell table:number-columns-repeated="4" office:value-type="string" calcext:value-type="string">
            <text:p>Yea</text:p>
          </table:table-cell>
          <table:table-cell table:number-columns-repeated="5"/>
        </table:table-row>
        <table:table-row table:style-name="ro3">
          <table:table-cell office:value-type="string" calcext:value-type="string">
            <text:p>Senator</text:p>
          </table:table-cell>
          <table:table-cell office:value-type="string" calcext:value-type="string">
            <text:p>Dean</text:p>
          </table:table-cell>
          <table:table-cell office:value-type="string" calcext:value-type="string">
            <text:p>Heller</text:p>
          </table:table-cell>
          <table:table-cell office:value-type="string" calcext:value-type="string">
            <text:p>R</text:p>
          </table:table-cell>
          <table:table-cell office:value-type="string" calcext:value-type="string">
            <text:p>NV</text:p>
          </table:table-cell>
          <table:table-cell office:value-type="string" calcext:value-type="string">
            <text:p>Nevada</text:p>
          </table:table-cell>
          <table:table-cell office:value-type="float" office:value="2022" calcext:value-type="float">
            <text:p>2022</text:p>
          </table:table-cell>
          <table:table-cell office:value-type="string" calcext:value-type="string">
            <text:p>338 Russell Senate Office Building</text:p>
          </table:table-cell>
          <table:table-cell office:value-type="string" calcext:value-type="string">
            <text:p>202-224-2551</text:p>
          </table:table-cell>
          <table:table-cell office:value-type="string" calcext:value-type="string">
            <text:p><text:a xlink:href="https://www.google.com/url?q=http://www.hoeven.senate.gov/public/index.cfm/email-the-senator&amp;sa=D&amp;ust=1485748919102000&amp;usg=AFQjCNGhZGJ7pnOk8-gXMmzwXnhJZrj-mA" xlink:type="simple">http://www.hoeven.senate.gov/public/index.cfm/email-the-senator</text:a></text:p>
          </table:table-cell>
          <table:table-cell office:value-type="string" calcext:value-type="string">
            <text:p><text:a xlink:href="https://www.google.com/url?q=https://twitter.com/SenJohnHoeven&amp;sa=D&amp;ust=1485748919102000&amp;usg=AFQjCNGVUzV00G-jve16NkcilYlqLVbS4w" xlink:type="simple">https://twitter.com/SenJohnHoeven</text:a></text:p>
          </table:table-cell>
          <table:table-cell office:value-type="string" calcext:value-type="string">
            <text:p><text:a xlink:href="https://www.google.com/url?q=https://twitter.com/SenJohnHoeven&amp;sa=D&amp;ust=1485748919102000&amp;usg=AFQjCNGVUzV00G-jve16NkcilYlqLVbS4w" xlink:type="simple">@SenJohnHoeven</text:a></text:p>
          </table:table-cell>
          <table:table-cell table:style-name="ce2" office:value-type="string" calcext:value-type="string">
            <text:p><text:a xlink:href="https://www.google.com/url?q=https://twitter.com/hoeven4senate&amp;sa=D&amp;ust=1485748919102000&amp;usg=AFQjCNHUS76b1FxT3Y1FHt3X7ce0louJmQ" xlink:type="simple">@hoeven4senate</text:a></text:p>
          </table:table-cell>
          <table:table-cell office:value-type="string" calcext:value-type="string">
            <text:p>US Federal Building, 220 East Rosser Ave, Room 312, Bismark, ND 58501</text:p>
          </table:table-cell>
          <table:table-cell office:value-type="string" calcext:value-type="string">
            <text:p>808-522-8970</text:p>
          </table:table-cell>
          <table:table-cell table:number-columns-repeated="4"/>
          <table:table-cell office:value-type="string" calcext:value-type="string">
            <text:p>Silent</text:p>
          </table:table-cell>
          <table:table-cell table:style-name="ce1" table:number-columns-repeated="2"/>
          <table:table-cell office:value-type="string" calcext:value-type="string">
            <text:p>Yea</text:p>
          </table:table-cell>
          <table:table-cell table:number-columns-repeated="2" office:value-type="string" calcext:value-type="string">
            <text:p>Nay</text:p>
          </table:table-cell>
          <table:table-cell office:value-type="string" calcext:value-type="string">
            <text:p>Yea</text:p>
          </table:table-cell>
          <table:table-cell table:number-columns-repeated="5"/>
        </table:table-row>
        <table:table-row table:style-name="ro25">
          <table:table-cell office:value-type="string" calcext:value-type="string">
            <text:p>Senator</text:p>
          </table:table-cell>
          <table:table-cell office:value-type="string" calcext:value-type="string">
            <text:p>Jeanne</text:p>
          </table:table-cell>
          <table:table-cell office:value-type="string" calcext:value-type="string">
            <text:p>Shaheen</text:p>
          </table:table-cell>
          <table:table-cell office:value-type="string" calcext:value-type="string">
            <text:p>D</text:p>
          </table:table-cell>
          <table:table-cell office:value-type="string" calcext:value-type="string">
            <text:p>NH</text:p>
          </table:table-cell>
          <table:table-cell office:value-type="string" calcext:value-type="string">
            <text:p>New Hampshire</text:p>
          </table:table-cell>
          <table:table-cell office:value-type="float" office:value="2022" calcext:value-type="float">
            <text:p>2022</text:p>
          </table:table-cell>
          <table:table-cell office:value-type="string" calcext:value-type="string">
            <text:p>404 Russell Senate Office Building</text:p>
          </table:table-cell>
          <table:table-cell office:value-type="string" calcext:value-type="string">
            <text:p>202-224-4224</text:p>
          </table:table-cell>
          <table:table-cell office:value-type="string" calcext:value-type="string">
            <text:p><text:a xlink:href="https://www.google.com/url?q=http://www.sasse.senate.gov/public/index.cfm/email-ben&amp;sa=D&amp;ust=1485748919132000&amp;usg=AFQjCNF8Rhd02VxALueMJ0euYrisQHg7Aw" xlink:type="simple">www.sasse.senate.gov/public/index.cfm/email-ben</text:a></text:p>
          </table:table-cell>
          <table:table-cell office:value-type="string" calcext:value-type="string">
            <text:p><text:a xlink:href="https://www.google.com/url?q=https://twitter.com/BenSasse&amp;sa=D&amp;ust=1485748919132000&amp;usg=AFQjCNGuLJVyI6C1vqNNGgRH5Nsg3cxvmA" xlink:type="simple">https://twitter.com/BenSasse</text:a></text:p>
          </table:table-cell>
          <table:table-cell office:value-type="string" calcext:value-type="string">
            <text:p><text:a xlink:href="https://www.google.com/url?q=https://twitter.com/BenSasse&amp;sa=D&amp;ust=1485748919132000&amp;usg=AFQjCNGuLJVyI6C1vqNNGgRH5Nsg3cxvmA" xlink:type="simple">@BenSasse</text:a></text:p>
          </table:table-cell>
          <table:table-cell/>
          <table:table-cell office:value-type="string" calcext:value-type="string">
            <text:p>1128 Lincoln Mall, Suite 305, Lincoln NE 68508</text:p>
          </table:table-cell>
          <table:table-cell office:value-type="string" calcext:value-type="string">
            <text:p>402-476-1400</text:p>
          </table:table-cell>
          <table:table-cell table:number-columns-repeated="4"/>
          <table:table-cell office:value-type="string" calcext:value-type="string">
            <text:p>Opposed</text:p>
          </table:table-cell>
          <table:table-cell office:value-type="string" calcext:value-type="string">
            <text:p>The President is right to focus attention on the obvious fact that borders matter. At the same time, while not technically a Muslim ban, this order is too broad. There are two ways to lose our generational battle against jihadism by losing touch with reality. The first is to keep pretending that jihadi terrorism has no connection to Islam or to certain countries. That’s been a disaster. And here's the second way to fail: If we send a signal to the Middle East that the U.S. sees all Muslims as jihadis, the terrorist recruiters win by telling kids that America is banning Muslims and that this is America versus one religion. Both approaches are wrong, and both will make us less safe. Our generational fight against jihadism requires wisdom</text:p>
          </table:table-cell>
          <table:table-cell office:value-type="string" calcext:value-type="string">
            <text:p><text:a xlink:href="https://www.google.com/url?q=http://www.sasse.senate.gov/public/index.cfm/press-releases?ID%3D813E24D8-1B88-4070-BF16-795305303A2B&amp;sa=D&amp;ust=1485748919132000&amp;usg=AFQjCNGh-gAo40WeJKK3f_aTf8n4dtZXEg" xlink:type="simple">http://www.sasse.senate.gov/public/index.cfm/press-releases?ID=813E24D8-1B88-4070-BF16-795305303A2B</text:a></text:p>
          </table:table-cell>
          <table:table-cell table:number-columns-repeated="4" office:value-type="string" calcext:value-type="string">
            <text:p>Yea</text:p>
          </table:table-cell>
          <table:table-cell table:number-columns-repeated="5"/>
        </table:table-row>
        <table:table-row table:style-name="ro2">
          <table:table-cell office:value-type="string" calcext:value-type="string">
            <text:p>Senator</text:p>
          </table:table-cell>
          <table:table-cell office:value-type="string" calcext:value-type="string">
            <text:p>Maggie</text:p>
          </table:table-cell>
          <table:table-cell office:value-type="string" calcext:value-type="string">
            <text:p>Hassan</text:p>
          </table:table-cell>
          <table:table-cell office:value-type="string" calcext:value-type="string">
            <text:p>D</text:p>
          </table:table-cell>
          <table:table-cell office:value-type="string" calcext:value-type="string">
            <text:p>NH</text:p>
          </table:table-cell>
          <table:table-cell office:value-type="string" calcext:value-type="string">
            <text:p>New Hampshire</text:p>
          </table:table-cell>
          <table:table-cell office:value-type="float" office:value="2018" calcext:value-type="float">
            <text:p>2018</text:p>
          </table:table-cell>
          <table:table-cell office:value-type="string" calcext:value-type="string">
            <text:p>383 Russell Senate Office Building</text:p>
          </table:table-cell>
          <table:table-cell office:value-type="string" calcext:value-type="string">
            <text:p>202-224-6551</text:p>
          </table:table-cell>
          <table:table-cell office:value-type="string" calcext:value-type="string">
            <text:p><text:a xlink:href="https://www.google.com/url?q=http://www.fischer.senate.gov/public/index.cfm/contact&amp;sa=D&amp;ust=1485748919089000&amp;usg=AFQjCNEqnOrfNi69bByRcPRZLYjFVvKfGw" xlink:type="simple">http://www.fischer.senate.gov/public/index.cfm/contact</text:a></text:p>
          </table:table-cell>
          <table:table-cell office:value-type="string" calcext:value-type="string">
            <text:p><text:a xlink:href="https://www.google.com/url?q=https://twitter.com/SenatorFischer&amp;sa=D&amp;ust=1485748919089000&amp;usg=AFQjCNG59oJsGmSXg6WI5LU60qiUb8UAzw" xlink:type="simple">https://twitter.com/SenatorFischer</text:a></text:p>
          </table:table-cell>
          <table:table-cell office:value-type="string" calcext:value-type="string">
            <text:p><text:a xlink:href="https://www.google.com/url?q=https://twitter.com/SenatorFischer&amp;sa=D&amp;ust=1485748919089000&amp;usg=AFQjCNG59oJsGmSXg6WI5LU60qiUb8UAzw" xlink:type="simple">@SenatorFischer</text:a></text:p>
          </table:table-cell>
          <table:table-cell/>
          <table:table-cell office:value-type="string" calcext:value-type="string">
            <text:p>20 West 23rd Street, Kearney NB 68847</text:p>
          </table:table-cell>
          <table:table-cell office:value-type="string" calcext:value-type="string">
            <text:p>(415) 393-0707</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12">
          <table:table-cell office:value-type="string" calcext:value-type="string">
            <text:p>Senator</text:p>
          </table:table-cell>
          <table:table-cell office:value-type="string" calcext:value-type="string">
            <text:p>Robert</text:p>
          </table:table-cell>
          <table:table-cell office:value-type="string" calcext:value-type="string">
            <text:p>Menendez</text:p>
          </table:table-cell>
          <table:table-cell office:value-type="string" calcext:value-type="string">
            <text:p>D</text:p>
          </table:table-cell>
          <table:table-cell office:value-type="string" calcext:value-type="string">
            <text:p>NJ</text:p>
          </table:table-cell>
          <table:table-cell office:value-type="string" calcext:value-type="string">
            <text:p>New Jersey</text:p>
          </table:table-cell>
          <table:table-cell table:style-name="ce1"/>
          <table:table-cell office:value-type="string" calcext:value-type="string">
            <text:p>520 Hart Senate Office Building</text:p>
          </table:table-cell>
          <table:table-cell office:value-type="string" calcext:value-type="string">
            <text:p>202-224-2841</text:p>
          </table:table-cell>
          <table:table-cell office:value-type="string" calcext:value-type="string">
            <text:p><text:a xlink:href="https://www.google.com/url?q=https://www.shaheen.senate.gov/contact/contact-jeanne&amp;sa=D&amp;ust=1485748919137000&amp;usg=AFQjCNGx2Ds3rRUFPejzNbKcIT96UK-Xgg" xlink:type="simple">https://www.shaheen.senate.gov/contact/contact-jeanne</text:a></text:p>
          </table:table-cell>
          <table:table-cell office:value-type="string" calcext:value-type="string">
            <text:p><text:a xlink:href="https://www.google.com/url?q=https://twitter.com/SenatorShaheen&amp;sa=D&amp;ust=1485748919137000&amp;usg=AFQjCNESr-85B6N3tU9A7CDuKqKfQUJ0sw" xlink:type="simple">https://twitter.com/SenatorShaheen</text:a></text:p>
          </table:table-cell>
          <table:table-cell office:value-type="string" calcext:value-type="string">
            <text:p><text:a xlink:href="https://www.google.com/url?q=https://twitter.com/SenatorShaheen&amp;sa=D&amp;ust=1485748919138000&amp;usg=AFQjCNGvxqRfzcMLFQIF7UzR1m4jW84SMw" xlink:type="simple">@SenatorShaheen</text:a></text:p>
          </table:table-cell>
          <table:table-cell table:style-name="ce2" office:value-type="string" calcext:value-type="string">
            <text:p><text:a xlink:href="https://www.google.com/url?q=https://twitter.com/JeanneShaheen&amp;sa=D&amp;ust=1485748919138000&amp;usg=AFQjCNHfZbqtTA-lRm5X3T22j7Z9OE7WzA" xlink:type="simple">@JeanneShaheen</text:a></text:p>
          </table:table-cell>
          <table:table-cell office:value-type="string" calcext:value-type="string">
            <text:p>2 Wall Street, Suite 220, Manchester, NH 03101</text:p>
          </table:table-cell>
          <table:table-cell office:value-type="string" calcext:value-type="string">
            <text:p>603-647-7500</text:p>
          </table:table-cell>
          <table:table-cell table:number-columns-repeated="4"/>
          <table:table-cell office:value-type="string" calcext:value-type="string">
            <text:p>Opposed</text:p>
          </table:table-cell>
          <table:table-cell office:value-type="string" calcext:value-type="string">
            <text:p>Trump's immigration order endangers our troops &amp; diplomats by undermining the alliances &amp; trust they've established (longer statement in tweet)</text:p>
          </table:table-cell>
          <table:table-cell office:value-type="string" calcext:value-type="string">
            <text:p><text:a xlink:href="https://www.google.com/url?q=https://twitter.com/SenatorShaheen/status/825401026089992192&amp;sa=D&amp;ust=1485748919137000&amp;usg=AFQjCNELkWXoITybA2VtqIrIbS_jZpz2MA" xlink:type="simple">https://twitter.com/SenatorShaheen/status/825401026089992192</text:a></text:p>
          </table:table-cell>
          <table:table-cell table:number-columns-repeated="4" office:value-type="string" calcext:value-type="string">
            <text:p>Yea</text:p>
          </table:table-cell>
          <table:table-cell table:number-columns-repeated="5"/>
        </table:table-row>
        <table:table-row table:style-name="ro6">
          <table:table-cell office:value-type="string" calcext:value-type="string">
            <text:p>Senator</text:p>
          </table:table-cell>
          <table:table-cell office:value-type="string" calcext:value-type="string">
            <text:p>Cory</text:p>
          </table:table-cell>
          <table:table-cell office:value-type="string" calcext:value-type="string">
            <text:p>Booker</text:p>
          </table:table-cell>
          <table:table-cell office:value-type="string" calcext:value-type="string">
            <text:p>D</text:p>
          </table:table-cell>
          <table:table-cell office:value-type="string" calcext:value-type="string">
            <text:p>NJ</text:p>
          </table:table-cell>
          <table:table-cell office:value-type="string" calcext:value-type="string">
            <text:p>New Jersey</text:p>
          </table:table-cell>
          <table:table-cell table:style-name="ce1"/>
          <table:table-cell office:value-type="string" calcext:value-type="string">
            <text:p>144 Russell Senate Office Building</text:p>
          </table:table-cell>
          <table:table-cell office:value-type="string" calcext:value-type="string">
            <text:p>202-224-3324</text:p>
          </table:table-cell>
          <table:table-cell office:value-type="string" calcext:value-type="string">
            <text:p><text:a xlink:href="https://www.google.com/url?q=https://www.hassan.senate.gov/content/contact-senator&amp;sa=D&amp;ust=1485748919096000&amp;usg=AFQjCNFTH9d6eo7L9Akp1RrUqmHOB9Bg6A" xlink:type="simple">https://www.hassan.senate.gov/content/contact-senator</text:a></text:p>
          </table:table-cell>
          <table:table-cell office:value-type="string" calcext:value-type="string">
            <text:p><text:a xlink:href="https://www.google.com/url?q=https://twitter.com/SenatorHassan&amp;sa=D&amp;ust=1485748919096000&amp;usg=AFQjCNHlIF2SnDh50fx9qoYPNQ26KpVN4g" xlink:type="simple">https://twitter.com/SenatorHassan</text:a></text:p>
          </table:table-cell>
          <table:table-cell office:value-type="string" calcext:value-type="string">
            <text:p><text:a xlink:href="https://www.google.com/url?q=https://twitter.com/SenatorHassan&amp;sa=D&amp;ust=1485748919096000&amp;usg=AFQjCNHlIF2SnDh50fx9qoYPNQ26KpVN4g" xlink:type="simple">@SenatorHassan</text:a></text:p>
          </table:table-cell>
          <table:table-cell/>
          <table:table-cell office:value-type="string" calcext:value-type="string">
            <text:p>1200 Elm Street, Suite 2, Manchester, NH 03101</text:p>
          </table:table-cell>
          <table:table-cell office:value-type="string" calcext:value-type="string">
            <text:p>916-448-2787</text:p>
          </table:table-cell>
          <table:table-cell table:number-columns-repeated="4"/>
          <table:table-cell office:value-type="string" calcext:value-type="string">
            <text:p>Opposed</text:p>
          </table:table-cell>
          <table:table-cell office:value-type="string" calcext:value-type="string">
            <text:p>President Trump’s executive action imposing a religious test on entry into the United States runs counter to the fundamental values that make America the greatest country on earth. It will also make us less safe. We must always be working to strengthen the vetting process for all entryways into the United States, but discriminating against individuals on the basis of their religion will only harm our national security interests.</text:p>
          </table:table-cell>
          <table:table-cell office:value-type="string" calcext:value-type="string">
            <text:p><text:a xlink:href="https://www.google.com/url?q=https://twitter.com/SenatorHassan/status/825431574367834113&amp;sa=D&amp;ust=1485748919096000&amp;usg=AFQjCNEEOku-AlRkBY66fgosw9D5FvenZQ" xlink:type="simple">https://twitter.com/SenatorHassan/status/825431574367834113</text:a></text:p>
          </table:table-cell>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21">
          <table:table-cell office:value-type="string" calcext:value-type="string">
            <text:p>Senator</text:p>
          </table:table-cell>
          <table:table-cell office:value-type="string" calcext:value-type="string">
            <text:p>Martin</text:p>
          </table:table-cell>
          <table:table-cell office:value-type="string" calcext:value-type="string">
            <text:p>Heinrich</text:p>
          </table:table-cell>
          <table:table-cell office:value-type="string" calcext:value-type="string">
            <text:p>D</text:p>
          </table:table-cell>
          <table:table-cell office:value-type="string" calcext:value-type="string">
            <text:p>NM</text:p>
          </table:table-cell>
          <table:table-cell office:value-type="string" calcext:value-type="string">
            <text:p>New Mexico</text:p>
          </table:table-cell>
          <table:table-cell table:style-name="ce1"/>
          <table:table-cell office:value-type="string" calcext:value-type="string">
            <text:p>1 Russell Courtyard</text:p>
          </table:table-cell>
          <table:table-cell office:value-type="string" calcext:value-type="string">
            <text:p>202-224-3224</text:p>
          </table:table-cell>
          <table:table-cell office:value-type="string" calcext:value-type="string">
            <text:p><text:a xlink:href="https://www.google.com/url?q=https://www.booker.senate.gov/?p%3Dcontact&amp;sa=D&amp;ust=1485748919068000&amp;usg=AFQjCNHptN35ShrC1XqwJHd-9hkJqC_jjQ" xlink:type="simple">https://www.booker.senate.gov/?p=contact</text:a></text:p>
          </table:table-cell>
          <table:table-cell office:value-type="string" calcext:value-type="string">
            <text:p><text:a xlink:href="https://www.google.com/url?q=https://twitter.com/CoryBooker&amp;sa=D&amp;ust=1485748919068000&amp;usg=AFQjCNGH_6RKNzUnVpw8HotnLXpJMgayGw" xlink:type="simple">https://twitter.com/CoryBooker</text:a></text:p>
          </table:table-cell>
          <table:table-cell office:value-type="string" calcext:value-type="string">
            <text:p><text:a xlink:href="https://www.google.com/url?q=https://twitter.com/CoryBooker&amp;sa=D&amp;ust=1485748919069000&amp;usg=AFQjCNGui3nzy6LMFONe1qIoKQhKFWW5Zg" xlink:type="simple">@CoryBooker</text:a></text:p>
          </table:table-cell>
          <table:table-cell table:style-name="ce2" office:value-type="string" calcext:value-type="string">
            <text:p><text:a xlink:href="https://www.google.com/url?q=https://twitter.com/Booker4Senate&amp;sa=D&amp;ust=1485748919069000&amp;usg=AFQjCNGBKZEi62CywLYecw09MhPaRg27zA" xlink:type="simple">@Booker4Senate</text:a></text:p>
          </table:table-cell>
          <table:table-cell office:value-type="string" calcext:value-type="string">
            <text:p>One Port Center, 2 Riverside Drive, Suite 505, Camden, NJ 08101</text:p>
          </table:table-cell>
          <table:table-cell office:value-type="string" calcext:value-type="string">
            <text:p>856-338-8922</text:p>
          </table:table-cell>
          <table:table-cell table:number-columns-repeated="4"/>
          <table:table-cell office:value-type="string" calcext:value-type="string">
            <text:p>Opposed - came to airport too!</text:p>
          </table:table-cell>
          <table:table-cell office:value-type="string" calcext:value-type="string">
            <text:p>This Executive Order violates our values and assaults our moral standing as a nation. I will fight this, we must fight this.</text:p>
          </table:table-cell>
          <table:table-cell office:value-type="string" calcext:value-type="string">
            <text:p><text:a xlink:href="https://www.google.com/url?q=https://twitter.com/CoryBooker/status/825458646075240448&amp;sa=D&amp;ust=1485748919068000&amp;usg=AFQjCNF5Nkmn1NDtleNJcOHsjMYO7GAifA" xlink:type="simple">https://twitter.com/CoryBooker/status/825458646075240448</text:a></text:p>
          </table:table-cell>
          <table:table-cell office:value-type="string" calcext:value-type="string">
            <text:p>Yea</text:p>
          </table:table-cell>
          <table:table-cell table:number-columns-repeated="2" office:value-type="string" calcext:value-type="string">
            <text:p>Nay</text:p>
          </table:table-cell>
          <table:table-cell office:value-type="string" calcext:value-type="string">
            <text:p>Yea</text:p>
          </table:table-cell>
          <table:table-cell table:number-columns-repeated="5"/>
        </table:table-row>
        <table:table-row table:style-name="ro14">
          <table:table-cell office:value-type="string" calcext:value-type="string">
            <text:p>Senator</text:p>
          </table:table-cell>
          <table:table-cell office:value-type="string" calcext:value-type="string">
            <text:p>Tom</text:p>
          </table:table-cell>
          <table:table-cell office:value-type="string" calcext:value-type="string">
            <text:p>Udall</text:p>
          </table:table-cell>
          <table:table-cell office:value-type="string" calcext:value-type="string">
            <text:p>D</text:p>
          </table:table-cell>
          <table:table-cell office:value-type="string" calcext:value-type="string">
            <text:p>NM</text:p>
          </table:table-cell>
          <table:table-cell office:value-type="string" calcext:value-type="string">
            <text:p>New Mexico</text:p>
          </table:table-cell>
          <table:table-cell table:style-name="ce1"/>
          <table:table-cell office:value-type="string" calcext:value-type="string">
            <text:p>528 Hart Senate Office Building</text:p>
          </table:table-cell>
          <table:table-cell office:value-type="string" calcext:value-type="string">
            <text:p>202-224-4744</text:p>
          </table:table-cell>
          <table:table-cell office:value-type="string" calcext:value-type="string">
            <text:p><text:a xlink:href="https://www.google.com/url?q=https://www.menendez.senate.gov/contact&amp;sa=D&amp;ust=1485748919115000&amp;usg=AFQjCNFFz7PKDBA6Fbxqo4UJxHgzf16ryg" xlink:type="simple">https://www.menendez.senate.gov/contact</text:a></text:p>
          </table:table-cell>
          <table:table-cell office:value-type="string" calcext:value-type="string">
            <text:p><text:a xlink:href="https://www.google.com/url?q=https://twitter.com/SenatorMenendez&amp;sa=D&amp;ust=1485748919115000&amp;usg=AFQjCNHmpogm4o5k15maWuppEa5t2_Vi4A" xlink:type="simple">https://twitter.com/SenatorMenendez</text:a></text:p>
          </table:table-cell>
          <table:table-cell office:value-type="string" calcext:value-type="string">
            <text:p><text:a xlink:href="https://www.google.com/url?q=https://twitter.com/SenatorMenendez&amp;sa=D&amp;ust=1485748919115000&amp;usg=AFQjCNHmpogm4o5k15maWuppEa5t2_Vi4A" xlink:type="simple">@SenatorMenendez</text:a></text:p>
          </table:table-cell>
          <table:table-cell table:style-name="ce2" office:value-type="string" calcext:value-type="string">
            <text:p><text:a xlink:href="https://www.google.com/url?q=https://twitter.com/Menendez4NJ&amp;sa=D&amp;ust=1485748919115000&amp;usg=AFQjCNGQRQbN0rKkXx9PhfRBJ5p114COkA" xlink:type="simple">@Menendez4NJ</text:a></text:p>
          </table:table-cell>
          <table:table-cell office:value-type="string" calcext:value-type="string">
            <text:p>555 Independence St., Room 1600, Cape Girardeau, Missouri 63703</text:p>
          </table:table-cell>
          <table:table-cell office:value-type="string" calcext:value-type="string">
            <text:p>573-651-0964</text:p>
          </table:table-cell>
          <table:table-cell table:number-columns-repeated="4"/>
          <table:table-cell office:value-type="string" calcext:value-type="string">
            <text:p>Opposed</text:p>
          </table:table-cell>
          <table:table-cell office:value-type="string" calcext:value-type="string">
            <text:p>Excerpt - "With the stroke of a pen, President Trump’s action has undermined the core values that built this country. It is profoundly un-American to turn away those fleeing horrific violence and persecution or to discriminate against people based on nationality and religion. "</text:p>
          </table:table-cell>
          <table:table-cell office:value-type="string" calcext:value-type="string">
            <text:p><text:a xlink:href="https://www.google.com/url?q=https://www.facebook.com/senatormenendez/posts/10154914894176358&amp;sa=D&amp;ust=1485748919115000&amp;usg=AFQjCNGiIh1-CwlzkQsJCwNFgw7l3vLsZA" xlink:type="simple">https://www.facebook.com/senatormenendez/posts/10154914894176358</text:a></text:p>
          </table:table-cell>
          <table:table-cell office:value-type="string" calcext:value-type="string">
            <text:p>Yea</text:p>
          </table:table-cell>
          <table:table-cell table:number-columns-repeated="3" office:value-type="string" calcext:value-type="string">
            <text:p>Nay</text:p>
          </table:table-cell>
          <table:table-cell table:number-columns-repeated="5"/>
        </table:table-row>
        <table:table-row table:style-name="ro26">
          <table:table-cell office:value-type="string" calcext:value-type="string">
            <text:p>Senator</text:p>
          </table:table-cell>
          <table:table-cell office:value-type="string" calcext:value-type="string">
            <text:p>Chuck</text:p>
          </table:table-cell>
          <table:table-cell office:value-type="string" calcext:value-type="string">
            <text:p>Schumer</text:p>
          </table:table-cell>
          <table:table-cell office:value-type="string" calcext:value-type="string">
            <text:p>D</text:p>
          </table:table-cell>
          <table:table-cell office:value-type="string" calcext:value-type="string">
            <text:p>NY</text:p>
          </table:table-cell>
          <table:table-cell office:value-type="string" calcext:value-type="string">
            <text:p>New York</text:p>
          </table:table-cell>
          <table:table-cell office:value-type="float" office:value="2020" calcext:value-type="float">
            <text:p>2020</text:p>
          </table:table-cell>
          <table:table-cell office:value-type="string" calcext:value-type="string">
            <text:p>110 Hart Senate Office Building</text:p>
          </table:table-cell>
          <table:table-cell office:value-type="string" calcext:value-type="string">
            <text:p>202-224-6621</text:p>
          </table:table-cell>
          <table:table-cell office:value-type="string" calcext:value-type="string">
            <text:p><text:a xlink:href="https://www.google.com/url?q=https://www.tomudall.senate.gov/?p%3Dcontact&amp;sa=D&amp;ust=1485748919146000&amp;usg=AFQjCNEmZHww4xMl3S8Sqn0EMSshiEXypQ" xlink:type="simple">https://www.tomudall.senate.gov/?p=contact</text:a></text:p>
          </table:table-cell>
          <table:table-cell office:value-type="string" calcext:value-type="string">
            <text:p><text:a xlink:href="https://www.google.com/url?q=https://twitter.com/SenatorTomUdall&amp;sa=D&amp;ust=1485748919146000&amp;usg=AFQjCNGk0pYN0D_dYyYKo8kbvhHeWnARhQ" xlink:type="simple">@SenatorTomUdall</text:a></text:p>
          </table:table-cell>
          <table:table-cell office:value-type="string" calcext:value-type="string">
            <text:p><text:a xlink:href="https://www.google.com/url?q=https://twitter.com/TomUdallPress&amp;sa=D&amp;ust=1485748919146000&amp;usg=AFQjCNHOrX_c2ZX6YjPVTuRRAaBLFmF4ng" xlink:type="simple">@TomUdallPress</text:a></text:p>
          </table:table-cell>
          <table:table-cell table:style-name="ce2" office:value-type="string" calcext:value-type="string">
            <text:p><text:a xlink:href="https://www.google.com/url?q=https://twitter.com/tomudall&amp;sa=D&amp;ust=1485748919146000&amp;usg=AFQjCNF1ZDy-UUP33cIauqJ_g0fKsRrZxA" xlink:type="simple">@tomudall</text:a></text:p>
          </table:table-cell>
          <table:table-cell office:value-type="string" calcext:value-type="string">
            <text:p>400 Gold Avenue SW, Ste 300 Albuquerque, NM 87102</text:p>
          </table:table-cell>
          <table:table-cell office:value-type="string" calcext:value-type="string">
            <text:p>505-346-6791</text:p>
          </table:table-cell>
          <table:table-cell table:number-columns-repeated="4"/>
          <table:table-cell office:value-type="string" calcext:value-type="string">
            <text:p>Opposed</text:p>
          </table:table-cell>
          <table:table-cell office:value-type="string" calcext:value-type="string">
            <text:p>The executive orders President Trump signed banning immigration from several Muslim countries and turning away refugees to the United States are un-American. Turning our backs on immigrants and refugees is a betrayal of our country's values. There is no religious test for the American dream. ‎</text:p>
          </table:table-cell>
          <table:table-cell office:value-type="string" calcext:value-type="string">
            <text:p><text:a xlink:href="https://www.google.com/url?q=https://l.facebook.com/l.php?u%3Dhttps%253A%252F%252Fwww.abqjournal.com%252F937842%252Flocal-muslims-react-to-trump-order.html%25E2%2580%258E%26h%3DATPHjy_Vev2y8fQBKU5WO6RPN-MtY49hRkbu9hObPiq5CH0QHCvsZrbqWaWBBqMvKp2XX2Gapjr2ehF-3OCsDr4EF0dvcb6MwmuMXBI3mBBi0kD6tFZFMmLTXNOfWIqZ_YTsP_j2&amp;sa=D&amp;ust=1485748919145000&amp;usg=AFQjCNGlCswobN8G3oqZN624dYWOojA2Dg" xlink:type="simple">https://l.facebook.com/l.php?u=https%3A%2F%2Fwww.abqjournal.com%2F937842%2Flocal-muslims-react-to-trump-order.html%E2%80%8E&amp;h=ATPHjy_Vev2y8fQBKU5WO6RPN-MtY49hRkbu9hObPiq5CH0QHCvsZrbqWaWBBqMvKp2XX2Gapjr2ehF-3OCsDr4EF0dvcb6MwmuMXBI3mBBi0kD6tFZFMmLTXNOfWIqZ_YTsP_j2</text:a></text:p>
          </table:table-cell>
          <table:table-cell office:value-type="string" calcext:value-type="string">
            <text:p>Yea</text:p>
          </table:table-cell>
          <table:table-cell table:number-columns-repeated="3" office:value-type="string" calcext:value-type="string">
            <text:p>Nay</text:p>
          </table:table-cell>
          <table:table-cell table:number-columns-repeated="5"/>
        </table:table-row>
        <table:table-row table:style-name="ro8">
          <table:table-cell office:value-type="string" calcext:value-type="string">
            <text:p>Senator</text:p>
          </table:table-cell>
          <table:table-cell office:value-type="string" calcext:value-type="string">
            <text:p>Kirsten</text:p>
          </table:table-cell>
          <table:table-cell office:value-type="string" calcext:value-type="string">
            <text:p>Gillibrand</text:p>
          </table:table-cell>
          <table:table-cell office:value-type="string" calcext:value-type="string">
            <text:p>D</text:p>
          </table:table-cell>
          <table:table-cell office:value-type="string" calcext:value-type="string">
            <text:p>NY</text:p>
          </table:table-cell>
          <table:table-cell office:value-type="string" calcext:value-type="string">
            <text:p>New York</text:p>
          </table:table-cell>
          <table:table-cell table:style-name="ce1"/>
          <table:table-cell office:value-type="string" calcext:value-type="string">
            <text:p>702 Hart Senate Office Building</text:p>
          </table:table-cell>
          <table:table-cell office:value-type="string" calcext:value-type="string">
            <text:p>202-224-5521</text:p>
          </table:table-cell>
          <table:table-cell office:value-type="string" calcext:value-type="string">
            <text:p><text:a xlink:href="https://www.google.com/url?q=http://www.heinrich.senate.gov/contact&amp;sa=D&amp;ust=1485748919098000&amp;usg=AFQjCNGAEABoVcfVTadbF7qFpO_byj-nYA" xlink:type="simple">http://www.heinrich.senate.gov/contact</text:a></text:p>
          </table:table-cell>
          <table:table-cell office:value-type="string" calcext:value-type="string">
            <text:p><text:a xlink:href="https://www.google.com/url?q=https://twitter.com/MartinHeinrich&amp;sa=D&amp;ust=1485748919098000&amp;usg=AFQjCNGHdLk1EX-nmokHqaS2tDKeF657rQ" xlink:type="simple">https://twitter.com/MartinHeinrich</text:a></text:p>
          </table:table-cell>
          <table:table-cell office:value-type="string" calcext:value-type="string">
            <text:p><text:a xlink:href="https://www.google.com/url?q=https://twitter.com/MartinHeinrich&amp;sa=D&amp;ust=1485748919099000&amp;usg=AFQjCNGrMbf-Rupf1gte7JGJ5F0636doZw" xlink:type="simple">@MartinHeinrich</text:a></text:p>
          </table:table-cell>
          <table:table-cell table:style-name="ce2" office:value-type="string" calcext:value-type="string">
            <text:p><text:a xlink:href="https://www.google.com/url?q=https://twitter.com/Heinrich4NM&amp;sa=D&amp;ust=1485748919099000&amp;usg=AFQjCNHxTrpXhaMwgNeTpkvlzW-9GYMtSg" xlink:type="simple">@Heinrich4NM</text:a></text:p>
          </table:table-cell>
          <table:table-cell office:value-type="string" calcext:value-type="string">
            <text:p>400 Gold Avenue SW, Ste 1080, Albuquerque, NM 87102 </text:p>
          </table:table-cell>
          <table:table-cell office:value-type="string" calcext:value-type="string">
            <text:p>(801) 524-4380</text:p>
          </table:table-cell>
          <table:table-cell table:number-columns-repeated="4"/>
          <table:table-cell office:value-type="string" calcext:value-type="string">
            <text:p>Opposed</text:p>
          </table:table-cell>
          <table:table-cell office:value-type="string" calcext:value-type="string">
            <text:p>We are not a country that discriminates based on how you pray. We are not a nation that turns our back on the innocent victims of terrorism or the allies who risked their own lives so that American soldiers might live.</text:p>
          </table:table-cell>
          <table:table-cell office:value-type="string" calcext:value-type="string">
            <text:p><text:a xlink:href="https://www.google.com/url?q=https://twitter.com/MartinHeinrich/status/825488111173918721&amp;sa=D&amp;ust=1485748919098000&amp;usg=AFQjCNHUsrpeqYPO5KeHmoLQYnwOz1HQqg" xlink:type="simple">https://twitter.com/MartinHeinrich/status/825488111173918721</text:a></text:p>
          </table:table-cell>
          <table:table-cell table:number-columns-repeated="4" office:value-type="string" calcext:value-type="string">
            <text:p>Yea</text:p>
          </table:table-cell>
          <table:table-cell table:number-columns-repeated="5"/>
        </table:table-row>
        <table:table-row table:style-name="ro10">
          <table:table-cell office:value-type="string" calcext:value-type="string">
            <text:p>Senator</text:p>
          </table:table-cell>
          <table:table-cell office:value-type="string" calcext:value-type="string">
            <text:p>Richard</text:p>
          </table:table-cell>
          <table:table-cell office:value-type="string" calcext:value-type="string">
            <text:p>Burr</text:p>
          </table:table-cell>
          <table:table-cell office:value-type="string" calcext:value-type="string">
            <text:p>R</text:p>
          </table:table-cell>
          <table:table-cell office:value-type="string" calcext:value-type="string">
            <text:p>NC</text:p>
          </table:table-cell>
          <table:table-cell office:value-type="string" calcext:value-type="string">
            <text:p>North Carolina</text:p>
          </table:table-cell>
          <table:table-cell office:value-type="float" office:value="2022" calcext:value-type="float">
            <text:p>2022</text:p>
          </table:table-cell>
          <table:table-cell office:value-type="string" calcext:value-type="string">
            <text:p>522 Hart Senate Office Building</text:p>
          </table:table-cell>
          <table:table-cell office:value-type="string" calcext:value-type="string">
            <text:p>202-224-3542</text:p>
          </table:table-cell>
          <table:table-cell office:value-type="string" calcext:value-type="string">
            <text:p><text:a xlink:href="https://www.google.com/url?q=https://www.cortezmasto.senate.gov/content/contact-senator&amp;sa=D&amp;ust=1485748919080000&amp;usg=AFQjCNF2KYg_8yITeJmjesh8WYNSby-OUQ" xlink:type="simple">www.cortezmasto.senate.gov/content/contact-senator</text:a></text:p>
          </table:table-cell>
          <table:table-cell office:value-type="string" calcext:value-type="string">
            <text:p><text:a xlink:href="https://www.google.com/url?q=https://twitter.com/CatherineForNV&amp;sa=D&amp;ust=1485748919080000&amp;usg=AFQjCNG8b8iZs3-7iG1TLeEyL2BeOgsALQ" xlink:type="simple">https://twitter.com/CatherineForNV</text:a></text:p>
          </table:table-cell>
          <table:table-cell office:value-type="string" calcext:value-type="string">
            <text:p><text:a xlink:href="https://www.google.com/url?q=https://twitter.com/CatherineForNV&amp;sa=D&amp;ust=1485748919080000&amp;usg=AFQjCNG8b8iZs3-7iG1TLeEyL2BeOgsALQ" xlink:type="simple">@CatherineForNV</text:a></text:p>
          </table:table-cell>
          <table:table-cell/>
          <table:table-cell office:value-type="string" calcext:value-type="string">
            <text:p>333 Las Vegas Boulevard South, Suite 8016, Las Vegas, NV 89101</text:p>
          </table:table-cell>
          <table:table-cell office:value-type="string" calcext:value-type="string">
            <text:p>713-572-3337</text:p>
          </table:table-cell>
          <table:table-cell table:number-columns-repeated="4"/>
          <table:table-cell office:value-type="string" calcext:value-type="string">
            <text:p>Opposed</text:p>
          </table:table-cell>
          <table:table-cell office:value-type="string" calcext:value-type="string">
            <text:p>President Trump's unconstitutional Muslim ban will not make our country safe. All it does is stir up bigotry and hate. #NoBanNoWall</text:p>
          </table:table-cell>
          <table:table-cell office:value-type="string" calcext:value-type="string">
            <text:p><text:a xlink:href="https://www.google.com/url?q=https://www.cortezmasto.senate.gov/content/cortez-masto-statement-president-trump%25E2%2580%2599s-divisive-executive-orders-immigration&amp;sa=D&amp;ust=1485748919080000&amp;usg=AFQjCNE6Vb4Jv1aqZ-H0Lz5DA4MxBhtkkA" xlink:type="simple">https://www.cortezmasto.senate.gov/content/cortez-masto-statement-president-trump%E2%80%99s-divisive-executive-orders-immigration</text:a></text:p>
          </table:table-cell>
          <table:table-cell table:number-columns-repeated="3" office:value-type="string" calcext:value-type="string">
            <text:p>Nay</text:p>
          </table:table-cell>
          <table:table-cell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Thom</text:p>
          </table:table-cell>
          <table:table-cell office:value-type="string" calcext:value-type="string">
            <text:p>Tillis</text:p>
          </table:table-cell>
          <table:table-cell office:value-type="string" calcext:value-type="string">
            <text:p>R</text:p>
          </table:table-cell>
          <table:table-cell office:value-type="string" calcext:value-type="string">
            <text:p>NC</text:p>
          </table:table-cell>
          <table:table-cell office:value-type="string" calcext:value-type="string">
            <text:p>North Carolina</text:p>
          </table:table-cell>
          <table:table-cell office:value-type="float" office:value="2018" calcext:value-type="float">
            <text:p>2018</text:p>
          </table:table-cell>
          <table:table-cell office:value-type="string" calcext:value-type="string">
            <text:p>324 Hart Senate Office Building</text:p>
          </table:table-cell>
          <table:table-cell office:value-type="string" calcext:value-type="string">
            <text:p>202-224-6244</text:p>
          </table:table-cell>
          <table:table-cell office:value-type="string" calcext:value-type="string">
            <text:p><text:a xlink:href="https://www.google.com/url?q=http://www.heller.senate.gov/public/index.cfm/contact-form&amp;sa=D&amp;ust=1485748919100000&amp;usg=AFQjCNEnTgzR0dHd_dfNaYZpQRdPSBI3lA" xlink:type="simple">http://www.heller.senate.gov/public/index.cfm/contact-form</text:a></text:p>
          </table:table-cell>
          <table:table-cell office:value-type="string" calcext:value-type="string">
            <text:p><text:a xlink:href="https://www.google.com/url?q=https://twitter.com/SenDeanHeller&amp;sa=D&amp;ust=1485748919100000&amp;usg=AFQjCNH5ST-hcDdtMC65A6fcO4b0AnbMmg" xlink:type="simple">https://twitter.com/SenDeanHeller</text:a></text:p>
          </table:table-cell>
          <table:table-cell office:value-type="string" calcext:value-type="string">
            <text:p><text:a xlink:href="https://www.google.com/url?q=https://twitter.com/SenDeanHeller&amp;sa=D&amp;ust=1485748919100000&amp;usg=AFQjCNH5ST-hcDdtMC65A6fcO4b0AnbMmg" xlink:type="simple">@SenDeanHeller</text:a></text:p>
          </table:table-cell>
          <table:table-cell table:style-name="ce2" office:value-type="string" calcext:value-type="string">
            <text:p><text:a xlink:href="https://www.google.com/url?q=https://twitter.com/DeanHeller&amp;sa=D&amp;ust=1485748919100000&amp;usg=AFQjCNGmowKQuo2EFMT7wQqZWwjn9Zk1nw" xlink:type="simple">@DeanHeller</text:a></text:p>
          </table:table-cell>
          <table:table-cell office:value-type="string" calcext:value-type="string">
            <text:p>8930 West Sunset Road, Suite 230, Las Vegas, NV 89148</text:p>
          </table:table-cell>
          <table:table-cell office:value-type="string" calcext:value-type="string">
            <text:p>701-258-4648</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21">
          <table:table-cell office:value-type="string" calcext:value-type="string">
            <text:p>Senator</text:p>
          </table:table-cell>
          <table:table-cell office:value-type="string" calcext:value-type="string">
            <text:p>Heidi</text:p>
          </table:table-cell>
          <table:table-cell office:value-type="string" calcext:value-type="string">
            <text:p>Heitkamp</text:p>
          </table:table-cell>
          <table:table-cell office:value-type="string" calcext:value-type="string">
            <text:p>D</text:p>
          </table:table-cell>
          <table:table-cell office:value-type="string" calcext:value-type="string">
            <text:p>ND</text:p>
          </table:table-cell>
          <table:table-cell office:value-type="string" calcext:value-type="string">
            <text:p>North Dakota</text:p>
          </table:table-cell>
          <table:table-cell table:style-name="ce1"/>
          <table:table-cell office:value-type="string" calcext:value-type="string">
            <text:p>478 Russell Senate Office Building</text:p>
          </table:table-cell>
          <table:table-cell office:value-type="string" calcext:value-type="string">
            <text:p>202-224-4451</text:p>
          </table:table-cell>
          <table:table-cell office:value-type="string" calcext:value-type="string">
            <text:p><text:a xlink:href="https://www.google.com/url?q=http://www.gillibrand.senate.gov/contact/&amp;sa=D&amp;ust=1485748919092000&amp;usg=AFQjCNGhFRSK1kA1Yza-AXnZvdegzlt8qg" xlink:type="simple">http://www.gillibrand.senate.gov/contact/</text:a></text:p>
          </table:table-cell>
          <table:table-cell office:value-type="string" calcext:value-type="string">
            <text:p><text:a xlink:href="https://www.google.com/url?q=https://twitter.com/SenGillibrand&amp;sa=D&amp;ust=1485748919092000&amp;usg=AFQjCNEg4eqnq55dmHVVQti17-7b8QfR4A" xlink:type="simple">https://twitter.com/SenGillibrand</text:a></text:p>
          </table:table-cell>
          <table:table-cell office:value-type="string" calcext:value-type="string">
            <text:p><text:a xlink:href="https://www.google.com/url?q=https://twitter.com/SenGillibrand&amp;sa=D&amp;ust=1485748919092000&amp;usg=AFQjCNEg4eqnq55dmHVVQti17-7b8QfR4A" xlink:type="simple">@SenGillibrand</text:a></text:p>
          </table:table-cell>
          <table:table-cell/>
          <table:table-cell office:value-type="string" calcext:value-type="string">
            <text:p>Leo W. O'Brien Federal Office Building, 11A Clinton Avenue, Room 821, Albany, NY 12207</text:p>
          </table:table-cell>
          <table:table-cell office:value-type="string" calcext:value-type="string">
            <text:p>719-543-1324</text:p>
          </table:table-cell>
          <table:table-cell table:number-columns-repeated="4"/>
          <table:table-cell office:value-type="string" calcext:value-type="string">
            <text:p>Opposed</text:p>
          </table:table-cell>
          <table:table-cell office:value-type="string" calcext:value-type="string">
            <text:p>Our diversity is what makes us strong. I'll continue to stand with immigrant &amp; refugee families and I'll fight in the Senate to protect them</text:p>
          </table:table-cell>
          <table:table-cell office:value-type="string" calcext:value-type="string">
            <text:p><text:a xlink:href="https://www.google.com/url?q=https://twitter.com/SenGillibrand/status/825147428676464641&amp;sa=D&amp;ust=1485748919092000&amp;usg=AFQjCNGvD_MX46LaZVMTHUNUgMAVs3DWcg" xlink:type="simple">https://twitter.com/SenGillibrand/status/825147428676464641</text:a></text:p>
          </table:table-cell>
          <table:table-cell table:number-columns-repeated="4" office:value-type="string" calcext:value-type="string">
            <text:p>Yea</text:p>
          </table:table-cell>
          <table:table-cell table:number-columns-repeated="5"/>
        </table:table-row>
        <table:table-row table:style-name="ro17">
          <table:table-cell office:value-type="string" calcext:value-type="string">
            <text:p>Senator</text:p>
          </table:table-cell>
          <table:table-cell office:value-type="string" calcext:value-type="string">
            <text:p>John</text:p>
          </table:table-cell>
          <table:table-cell office:value-type="string" calcext:value-type="string">
            <text:p>Hoeven</text:p>
          </table:table-cell>
          <table:table-cell office:value-type="string" calcext:value-type="string">
            <text:p>R</text:p>
          </table:table-cell>
          <table:table-cell office:value-type="string" calcext:value-type="string">
            <text:p>ND</text:p>
          </table:table-cell>
          <table:table-cell office:value-type="string" calcext:value-type="string">
            <text:p>North Dakota</text:p>
          </table:table-cell>
          <table:table-cell table:style-name="ce1"/>
          <table:table-cell office:value-type="string" calcext:value-type="string">
            <text:p>322 Hart Senate Office Building</text:p>
          </table:table-cell>
          <table:table-cell office:value-type="string" calcext:value-type="string">
            <text:p>202-224-6542</text:p>
          </table:table-cell>
          <table:table-cell office:value-type="string" calcext:value-type="string">
            <text:p><text:a xlink:href="https://www.google.com/url?q=https://www.schumer.senate.gov/contact/email-chuck&amp;sa=D&amp;ust=1485748919134000&amp;usg=AFQjCNGU-6Ig22Z6BF2VmQWLjbk6F9K2Ig" xlink:type="simple">www.schumer.senate.gov/contact/email-chuck</text:a></text:p>
          </table:table-cell>
          <table:table-cell office:value-type="string" calcext:value-type="string">
            <text:p><text:a xlink:href="https://www.google.com/url?q=https://twitter.com/SenSchumer&amp;sa=D&amp;ust=1485748919134000&amp;usg=AFQjCNGx2LGHdAX8BgtEZ-QJw_T9m3L9uw" xlink:type="simple">https://twitter.com/SenSchumer</text:a></text:p>
          </table:table-cell>
          <table:table-cell office:value-type="string" calcext:value-type="string">
            <text:p><text:a xlink:href="https://www.google.com/url?q=https://twitter.com/SenSchumer&amp;sa=D&amp;ust=1485748919134000&amp;usg=AFQjCNGx2LGHdAX8BgtEZ-QJw_T9m3L9uw" xlink:type="simple">@SenSchumer</text:a></text:p>
          </table:table-cell>
          <table:table-cell table:style-name="ce2" office:value-type="string" calcext:value-type="string">
            <text:p><text:a xlink:href="https://www.google.com/url?q=https://twitter.com/chuckschumer&amp;sa=D&amp;ust=1485748919134000&amp;usg=AFQjCNEJC4-SBNJIfxuBWxA9bmIoefhzyg" xlink:type="simple">@chuckschumer</text:a></text:p>
          </table:table-cell>
          <table:table-cell office:value-type="string" calcext:value-type="string">
            <text:p>Leo O'Brien Building, Room 420, Albany, NY 12207</text:p>
          </table:table-cell>
          <table:table-cell office:value-type="string" calcext:value-type="string">
            <text:p>518-431-4070</text:p>
          </table:table-cell>
          <table:table-cell table:number-columns-repeated="4"/>
          <table:table-cell office:value-type="string" calcext:value-type="string">
            <text:p>Opposed</text:p>
          </table:table-cell>
          <table:table-cell office:value-type="string" calcext:value-type="string">
            <text:p>(Many tweets) ... We have a long &amp; proud tradition of accepting refugees who seek safety in the US after thorough vetting. That tradition should continue.</text:p>
          </table:table-cell>
          <table:table-cell office:value-type="string" calcext:value-type="string">
            <text:p><text:a xlink:href="https://www.google.com/url?q=https://twitter.com/SenSchumer/status/825504836145786881&amp;sa=D&amp;ust=1485748919134000&amp;usg=AFQjCNE50so4J4yKtIEFj4d29PZ1tENESw" xlink:type="simple">https://twitter.com/SenSchumer/status/825504836145786881</text:a></text:p>
          </table:table-cell>
          <table:table-cell table:number-columns-repeated="4" office:value-type="string" calcext:value-type="string">
            <text:p>Yea</text:p>
          </table:table-cell>
          <table:table-cell table:number-columns-repeated="5"/>
        </table:table-row>
        <table:table-row table:style-name="ro27">
          <table:table-cell office:value-type="string" calcext:value-type="string">
            <text:p>Senator</text:p>
          </table:table-cell>
          <table:table-cell office:value-type="string" calcext:value-type="string">
            <text:p>Sherrod</text:p>
          </table:table-cell>
          <table:table-cell office:value-type="string" calcext:value-type="string">
            <text:p>Brown</text:p>
          </table:table-cell>
          <table:table-cell office:value-type="string" calcext:value-type="string">
            <text:p>D</text:p>
          </table:table-cell>
          <table:table-cell office:value-type="string" calcext:value-type="string">
            <text:p>OH</text:p>
          </table:table-cell>
          <table:table-cell office:value-type="string" calcext:value-type="string">
            <text:p>Ohio</text:p>
          </table:table-cell>
          <table:table-cell table:style-name="ce1"/>
          <table:table-cell office:value-type="string" calcext:value-type="string">
            <text:p>713 Hart Senate Office Building</text:p>
          </table:table-cell>
          <table:table-cell office:value-type="string" calcext:value-type="string">
            <text:p>202-224-2315</text:p>
          </table:table-cell>
          <table:table-cell office:value-type="string" calcext:value-type="string">
            <text:p><text:a xlink:href="https://www.google.com/url?q=http://www.brown.senate.gov/contact/&amp;sa=D&amp;ust=1485748919070000&amp;usg=AFQjCNFSR1hfRc2ge8HTAabDTx_xCuniVw" xlink:type="simple">http://www.brown.senate.gov/contact/</text:a></text:p>
          </table:table-cell>
          <table:table-cell office:value-type="string" calcext:value-type="string">
            <text:p><text:a xlink:href="https://www.google.com/url?q=https://twitter.com/SenSherrodBrown&amp;sa=D&amp;ust=1485748919070000&amp;usg=AFQjCNEfuH8T9X1llScAzJs9RSVki29ArQ" xlink:type="simple">https://twitter.com/SenSherrodBrown</text:a></text:p>
          </table:table-cell>
          <table:table-cell office:value-type="string" calcext:value-type="string">
            <text:p><text:a xlink:href="https://www.google.com/url?q=https://twitter.com/SenSherrodBrown&amp;sa=D&amp;ust=1485748919070000&amp;usg=AFQjCNEfuH8T9X1llScAzJs9RSVki29ArQ" xlink:type="simple">@SenSherrodBrown</text:a></text:p>
          </table:table-cell>
          <table:table-cell/>
          <table:table-cell office:value-type="string" calcext:value-type="string">
            <text:p>801 West Superior Ave., Suite 1400, Cleveland, OH 44113</text:p>
          </table:table-cell>
          <table:table-cell office:value-type="string" calcext:value-type="string">
            <text:p>216-522-7272</text:p>
          </table:table-cell>
          <table:table-cell table:number-columns-repeated="4"/>
          <table:table-cell office:value-type="string" calcext:value-type="string">
            <text:p>Opposed</text:p>
          </table:table-cell>
          <table:table-cell office:value-type="string" calcext:value-type="string">
            <text:p>Keeping America safe must be our top priority, and we do that by aggresively going after terrorism wherever it exists, not by turning our backs on children and families just like ours, whose only goal is to escape violence and persecution. We must continue to use every tool at our disposal to make sure our screening system is tough and effective, and I have and will continue to support meaningful efforts to ensure our vetting process works to keep terrorists out. But targeting women, children and families who are fleeing the very same terrorists we are fighting against is wrong, will not make America safer, and may actually undermine our long-term security.</text:p>
          </table:table-cell>
          <table:table-cell office:value-type="string" calcext:value-type="string">
            <text:p><text:a xlink:href="https://www.google.com/url?q=https://twitter.com/SenSherrodBrown/status/825431416984977409&amp;sa=D&amp;ust=1485748919070000&amp;usg=AFQjCNE4Cb81zw1reCuYQgI-NXujRraVqw" xlink:type="simple">https://twitter.com/SenSherrodBrown/status/825431416984977409</text:a></text:p>
          </table:table-cell>
          <table:table-cell table:number-columns-repeated="4" office:value-type="string" calcext:value-type="string">
            <text:p>Yea</text:p>
          </table:table-cell>
          <table:table-cell table:number-columns-repeated="5"/>
        </table:table-row>
        <table:table-row table:style-name="ro28">
          <table:table-cell office:value-type="string" calcext:value-type="string">
            <text:p>Senator</text:p>
          </table:table-cell>
          <table:table-cell office:value-type="string" calcext:value-type="string">
            <text:p>Rob</text:p>
          </table:table-cell>
          <table:table-cell office:value-type="string" calcext:value-type="string">
            <text:p>Portman</text:p>
          </table:table-cell>
          <table:table-cell office:value-type="string" calcext:value-type="string">
            <text:p>R</text:p>
          </table:table-cell>
          <table:table-cell office:value-type="string" calcext:value-type="string">
            <text:p>OH</text:p>
          </table:table-cell>
          <table:table-cell office:value-type="string" calcext:value-type="string">
            <text:p>Ohio</text:p>
          </table:table-cell>
          <table:table-cell office:value-type="float" office:value="2022" calcext:value-type="float">
            <text:p>2022</text:p>
          </table:table-cell>
          <table:table-cell office:value-type="string" calcext:value-type="string">
            <text:p>448 Russell Senate Office Building</text:p>
          </table:table-cell>
          <table:table-cell office:value-type="string" calcext:value-type="string">
            <text:p>202-224-3353</text:p>
          </table:table-cell>
          <table:table-cell office:value-type="string" calcext:value-type="string">
            <text:p><text:a xlink:href="https://www.google.com/url?q=https://www.portman.senate.gov/public/index.cfm/contact?p%3Dcontact-form&amp;sa=D&amp;ust=1485748919124000&amp;usg=AFQjCNERNsBhSY8XCfWavDiEFizYYB_ChQ" xlink:type="simple">https://www.portman.senate.gov/public/index.cfm/contact?p=contact-form</text:a></text:p>
          </table:table-cell>
          <table:table-cell office:value-type="string" calcext:value-type="string">
            <text:p><text:a xlink:href="https://www.google.com/url?q=https://twitter.com/senrobportman&amp;sa=D&amp;ust=1485748919124000&amp;usg=AFQjCNFkk9DWP0JH59q1aCUWwsjloy1H4A" xlink:type="simple">https://twitter.com/senrobportman</text:a></text:p>
          </table:table-cell>
          <table:table-cell office:value-type="string" calcext:value-type="string">
            <text:p><text:a xlink:href="https://www.google.com/url?q=https://twitter.com/senrobportman&amp;sa=D&amp;ust=1485748919124000&amp;usg=AFQjCNFkk9DWP0JH59q1aCUWwsjloy1H4A" xlink:type="simple">@senrobportman</text:a></text:p>
          </table:table-cell>
          <table:table-cell/>
          <table:table-cell office:value-type="string" calcext:value-type="string">
            <text:p>37 West Broad Street, Room 300, Columbus, OH 43215</text:p>
          </table:table-cell>
          <table:table-cell office:value-type="string" calcext:value-type="string">
            <text:p>313-226-6020</text:p>
          </table:table-cell>
          <table:table-cell table:number-columns-repeated="4"/>
          <table:table-cell office:value-type="string" calcext:value-type="string">
            <text:p>Opposed</text:p>
          </table:table-cell>
          <table:table-cell office:value-type="string" calcext:value-type="string">
            <text:p>On CNN, said EO was not properly vetted and implemented, thinks we need to slow down. Our country is not as safe as it should be but we are a beacon of hope to the rest of the world. This is not the way to do it. (See full video)</text:p>
          </table:table-cell>
          <table:table-cell office:value-type="string" calcext:value-type="string">
            <text:p><text:a xlink:href="https://www.google.com/url?q=https://www.youtube.com/watch?v%3D9FY89SdaKbI&amp;sa=D&amp;ust=1485748919124000&amp;usg=AFQjCNFRqnq4k3iRlE-uRjaFazGEWA6i0w" xlink:type="simple">https://www.youtube.com/watch?v=9FY89SdaKbI</text:a></text:p>
          </table:table-cell>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17">
          <table:table-cell office:value-type="string" calcext:value-type="string">
            <text:p>Senator</text:p>
          </table:table-cell>
          <table:table-cell office:value-type="string" calcext:value-type="string">
            <text:p>James</text:p>
          </table:table-cell>
          <table:table-cell office:value-type="string" calcext:value-type="string">
            <text:p>Lankford</text:p>
          </table:table-cell>
          <table:table-cell office:value-type="string" calcext:value-type="string">
            <text:p>R</text:p>
          </table:table-cell>
          <table:table-cell office:value-type="string" calcext:value-type="string">
            <text:p>OK</text:p>
          </table:table-cell>
          <table:table-cell office:value-type="string" calcext:value-type="string">
            <text:p>Oklahoma</text:p>
          </table:table-cell>
          <table:table-cell office:value-type="float" office:value="2022" calcext:value-type="float">
            <text:p>2022</text:p>
          </table:table-cell>
          <table:table-cell office:value-type="string" calcext:value-type="string">
            <text:p>172 Russell Senate Office Building</text:p>
          </table:table-cell>
          <table:table-cell office:value-type="string" calcext:value-type="string">
            <text:p>202-224-5754</text:p>
          </table:table-cell>
          <table:table-cell office:value-type="string" calcext:value-type="string">
            <text:p><text:a xlink:href="https://www.google.com/url?q=http://www.lankford.senate.gov/contact/email&amp;sa=D&amp;ust=1485748919108000&amp;usg=AFQjCNHhfHvc1egGPhttUP2vEjtcDKeNFw" xlink:type="simple">http://www.lankford.senate.gov/contact/email</text:a></text:p>
          </table:table-cell>
          <table:table-cell office:value-type="string" calcext:value-type="string">
            <text:p><text:a xlink:href="https://www.google.com/url?q=https://twitter.com/SenatorLankford&amp;sa=D&amp;ust=1485748919108000&amp;usg=AFQjCNFHXVeESa41VUb8pXhPJSDjxdomSw" xlink:type="simple">https://twitter.com/SenatorLankford</text:a></text:p>
          </table:table-cell>
          <table:table-cell office:value-type="string" calcext:value-type="string">
            <text:p><text:a xlink:href="https://www.google.com/url?q=https://twitter.com/SenatorLankford&amp;sa=D&amp;ust=1485748919108000&amp;usg=AFQjCNFHXVeESa41VUb8pXhPJSDjxdomSw" xlink:type="simple">@SenatorLankford</text:a></text:p>
          </table:table-cell>
          <table:table-cell table:style-name="ce2" office:value-type="string" calcext:value-type="string">
            <text:p><text:a xlink:href="https://www.google.com/url?q=https://twitter.com/jameslankford&amp;sa=D&amp;ust=1485748919108000&amp;usg=AFQjCNFwgPBRQhY_Bqsp-6X9gX_4yrqxcQ" xlink:type="simple">@jameslankford</text:a></text:p>
          </table:table-cell>
          <table:table-cell office:value-type="string" calcext:value-type="string">
            <text:p>4 Gabriel Drive, Suite 3, Augusta, ME 04330</text:p>
          </table:table-cell>
          <table:table-cell office:value-type="string" calcext:value-type="string">
            <text:p>207-622-8292</text:p>
          </table:table-cell>
          <table:table-cell table:number-columns-repeated="4"/>
          <table:table-cell office:value-type="string" calcext:value-type="string">
            <text:p>Opposed</text:p>
          </table:table-cell>
          <table:table-cell office:value-type="string" calcext:value-type="string">
            <text:p>We should value freedom &amp; not surrender security. We can protect the homeland while upholding #religiousfreedom &amp; refuge for the persecuted.</text:p>
          </table:table-cell>
          <table:table-cell office:value-type="string" calcext:value-type="string">
            <text:p><text:a xlink:href="https://www.google.com/url?q=https://twitter.com/SenatorLankford/status/825728687245029377&amp;sa=D&amp;ust=1485748919108000&amp;usg=AFQjCNFZVcWJIczpiTAOSuWtViITh4gMdw" xlink:type="simple">https://twitter.com/SenatorLankford/status/825728687245029377</text:a></text:p>
          </table:table-cell>
          <table:table-cell table:number-columns-repeated="4" office:value-type="string" calcext:value-type="string">
            <text:p>Yea</text:p>
          </table:table-cell>
          <table:table-cell table:number-columns-repeated="5"/>
        </table:table-row>
        <table:table-row table:style-name="ro3">
          <table:table-cell office:value-type="string" calcext:value-type="string">
            <text:p>Senator</text:p>
          </table:table-cell>
          <table:table-cell office:value-type="string" calcext:value-type="string">
            <text:p>James</text:p>
          </table:table-cell>
          <table:table-cell office:value-type="string" calcext:value-type="string">
            <text:p>Inhofe</text:p>
          </table:table-cell>
          <table:table-cell office:value-type="string" calcext:value-type="string">
            <text:p>R</text:p>
          </table:table-cell>
          <table:table-cell office:value-type="string" calcext:value-type="string">
            <text:p>OK</text:p>
          </table:table-cell>
          <table:table-cell office:value-type="string" calcext:value-type="string">
            <text:p>Oklahoma</text:p>
          </table:table-cell>
          <table:table-cell office:value-type="float" office:value="2020" calcext:value-type="float">
            <text:p>2020</text:p>
          </table:table-cell>
          <table:table-cell office:value-type="string" calcext:value-type="string">
            <text:p>205 Russell Senate Office Building</text:p>
          </table:table-cell>
          <table:table-cell office:value-type="string" calcext:value-type="string">
            <text:p>202-224-4721</text:p>
          </table:table-cell>
          <table:table-cell office:value-type="string" calcext:value-type="string">
            <text:p><text:a xlink:href="https://www.google.com/url?q=https://www.inhofe.senate.gov/contact&amp;sa=D&amp;ust=1485748919102000&amp;usg=AFQjCNHtWP7mBxEgDe2AiVzfKKnFZbIHlg" xlink:type="simple">www.inhofe.senate.gov/contact</text:a></text:p>
          </table:table-cell>
          <table:table-cell office:value-type="string" calcext:value-type="string">
            <text:p><text:a xlink:href="https://www.google.com/url?q=https://twitter.com/jiminhofe&amp;sa=D&amp;ust=1485748919102000&amp;usg=AFQjCNE0mOO5-jhnwslOmIgQj60HUURaaA" xlink:type="simple">https://twitter.com/jiminhofe</text:a></text:p>
          </table:table-cell>
          <table:table-cell office:value-type="string" calcext:value-type="string">
            <text:p><text:a xlink:href="https://www.google.com/url?q=https://twitter.com/jiminhofe&amp;sa=D&amp;ust=1485748919102000&amp;usg=AFQjCNE0mOO5-jhnwslOmIgQj60HUURaaA" xlink:type="simple">@jiminhofe</text:a></text:p>
          </table:table-cell>
          <table:table-cell/>
          <table:table-cell office:value-type="string" calcext:value-type="string">
            <text:p>US Federal Building, 220 East Rosser Ave, Room 312, Bismark, ND 58501</text:p>
          </table:table-cell>
          <table:table-cell office:value-type="string" calcext:value-type="string">
            <text:p>701-250-4618</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Jeff</text:p>
          </table:table-cell>
          <table:table-cell office:value-type="string" calcext:value-type="string">
            <text:p>Merkley</text:p>
          </table:table-cell>
          <table:table-cell office:value-type="string" calcext:value-type="string">
            <text:p>D</text:p>
          </table:table-cell>
          <table:table-cell office:value-type="string" calcext:value-type="string">
            <text:p>OR</text:p>
          </table:table-cell>
          <table:table-cell office:value-type="string" calcext:value-type="string">
            <text:p>Oregon</text:p>
          </table:table-cell>
          <table:table-cell table:style-name="ce1"/>
          <table:table-cell office:value-type="string" calcext:value-type="string">
            <text:p>313 Hart Senate Office Building</text:p>
          </table:table-cell>
          <table:table-cell office:value-type="string" calcext:value-type="string">
            <text:p>202-224-3753</text:p>
          </table:table-cell>
          <table:table-cell office:value-type="string" calcext:value-type="string">
            <text:p><text:a xlink:href="https://www.google.com/url?q=http://www.merkley.senate.gov/contact/&amp;sa=D&amp;ust=1485748919116000&amp;usg=AFQjCNESILY2xb6Foh_V3BrEDSpMgQKjTA" xlink:type="simple">http://www.merkley.senate.gov/contact/</text:a></text:p>
          </table:table-cell>
          <table:table-cell office:value-type="string" calcext:value-type="string">
            <text:p><text:a xlink:href="https://www.google.com/url?q=https://twitter.com/SenJeffMerkley&amp;sa=D&amp;ust=1485748919116000&amp;usg=AFQjCNGs69PeHQy2rcflXSO3JXzOVvx3tw" xlink:type="simple">https://twitter.com/SenJeffMerkley</text:a></text:p>
          </table:table-cell>
          <table:table-cell office:value-type="string" calcext:value-type="string">
            <text:p><text:a xlink:href="https://www.google.com/url?q=https://twitter.com/SenJeffMerkley&amp;sa=D&amp;ust=1485748919116000&amp;usg=AFQjCNGs69PeHQy2rcflXSO3JXzOVvx3tw" xlink:type="simple">@SenJeffMerkley</text:a></text:p>
          </table:table-cell>
          <table:table-cell table:style-name="ce2" office:value-type="string" calcext:value-type="string">
            <text:p><text:a xlink:href="https://www.google.com/url?q=https://twitter.com/JeffMerkley&amp;sa=D&amp;ust=1485748919116000&amp;usg=AFQjCNHl4ydkaIPd5TPS43UHreU-A2UrYQ" xlink:type="simple">@JeffMerkley</text:a></text:p>
          </table:table-cell>
          <table:table-cell office:value-type="string" calcext:value-type="string">
            <text:p>601 W. Broadway, Room 630, Louisville, KY 40202</text:p>
          </table:table-cell>
          <table:table-cell office:value-type="string" calcext:value-type="string">
            <text:p>502-582-6304</text:p>
          </table:table-cell>
          <table:table-cell table:number-columns-repeated="4"/>
          <table:table-cell office:value-type="string" calcext:value-type="string">
            <text:p>Opposed</text:p>
          </table:table-cell>
          <table:table-cell office:value-type="string" calcext:value-type="string">
            <text:p><text:a xlink:href="https://www.google.com/url?q=https://twitter.com/TigardOR&amp;sa=D&amp;ust=1485748919116000&amp;usg=AFQjCNGEgt0XsPVRVFFa479z-hRip6Fm8A" xlink:type="simple">Hundreds at my @TigardOR town hall know Trump's Muslim ban is both an affront to our Constitutional values &amp; dangerously counterproductive.</text:a></text:p>
          </table:table-cell>
          <table:table-cell office:value-type="string" calcext:value-type="string">
            <text:p><text:a xlink:href="https://www.google.com/url?q=https://twitter.com/SenJeffMerkley/status/825468728607379456&amp;sa=D&amp;ust=1485748919116000&amp;usg=AFQjCNEL8AuR0opqhk7NIvhxAUWkw3qwRw" xlink:type="simple">https://twitter.com/SenJeffMerkley/status/825468728607379456</text:a></text:p>
          </table:table-cell>
          <table:table-cell table:number-columns-repeated="4" office:value-type="string" calcext:value-type="string">
            <text:p>Yea</text:p>
          </table:table-cell>
          <table:table-cell table:number-columns-repeated="5"/>
        </table:table-row>
        <table:table-row table:style-name="ro3">
          <table:table-cell office:value-type="string" calcext:value-type="string">
            <text:p>Senator</text:p>
          </table:table-cell>
          <table:table-cell office:value-type="string" calcext:value-type="string">
            <text:p>Ron</text:p>
          </table:table-cell>
          <table:table-cell office:value-type="string" calcext:value-type="string">
            <text:p>Wyden</text:p>
          </table:table-cell>
          <table:table-cell office:value-type="string" calcext:value-type="string">
            <text:p>D</text:p>
          </table:table-cell>
          <table:table-cell office:value-type="string" calcext:value-type="string">
            <text:p>OR</text:p>
          </table:table-cell>
          <table:table-cell office:value-type="string" calcext:value-type="string">
            <text:p>Oregon</text:p>
          </table:table-cell>
          <table:table-cell table:style-name="ce1"/>
          <table:table-cell office:value-type="string" calcext:value-type="string">
            <text:p>221 Dirksen Senate Office Building</text:p>
          </table:table-cell>
          <table:table-cell office:value-type="string" calcext:value-type="string">
            <text:p>202-224-5244</text:p>
          </table:table-cell>
          <table:table-cell office:value-type="string" calcext:value-type="string">
            <text:p><text:a xlink:href="https://www.google.com/url?q=https://www.wyden.senate.gov/contact/&amp;sa=D&amp;ust=1485748919151000&amp;usg=AFQjCNEkZc78chQYkBVvOZ6265IeJ3Dw4Q" xlink:type="simple">https://www.wyden.senate.gov/contact/</text:a></text:p>
          </table:table-cell>
          <table:table-cell office:value-type="string" calcext:value-type="string">
            <text:p><text:a xlink:href="https://www.google.com/url?q=https://twitter.com/RonWyden&amp;sa=D&amp;ust=1485748919151000&amp;usg=AFQjCNEe15agJ5LZ6jJ3rRaVGPtn_BUKpw" xlink:type="simple">@RonWyden</text:a></text:p>
          </table:table-cell>
          <table:table-cell office:value-type="string" calcext:value-type="string">
            <text:p><text:a xlink:href="https://www.google.com/url?q=https://twitter.com/WydenPress&amp;sa=D&amp;ust=1485748919151000&amp;usg=AFQjCNE3YlOZkk_8zsxJYIA_4g1hKwCFWw" xlink:type="simple">@WydenPress</text:a></text:p>
          </table:table-cell>
          <table:table-cell table:style-name="ce2" office:value-type="string" calcext:value-type="string">
            <text:p><text:a xlink:href="https://www.google.com/url?q=https://twitter.com/WydenForOregon&amp;sa=D&amp;ust=1485748919151000&amp;usg=AFQjCNEi9zJKWo8EoOY4a61F9Ic36PvikQ" xlink:type="simple">@WydenForOregon</text:a></text:p>
          </table:table-cell>
          <table:table-cell office:value-type="string" calcext:value-type="string">
            <text:p>911 NE 11th Ave., Suite 630, Portland, OR 972312</text:p>
          </table:table-cell>
          <table:table-cell office:value-type="string" calcext:value-type="string">
            <text:p>503-326-7525</text:p>
          </table:table-cell>
          <table:table-cell table:number-columns-repeated="4"/>
          <table:table-cell office:value-type="string" calcext:value-type="string">
            <text:p>Opposed</text:p>
          </table:table-cell>
          <table:table-cell office:value-type="string" calcext:value-type="string">
            <text:p>I believe Americans are wiser, braver and more generous than this President.</text:p>
          </table:table-cell>
          <table:table-cell office:value-type="string" calcext:value-type="string">
            <text:p><text:a xlink:href="https://www.google.com/url?q=https://twitter.com/RonWyden/status/825118913767862273&amp;sa=D&amp;ust=1485748919151000&amp;usg=AFQjCNGarw6dwJFDsPM7r3D1hO2ycqBu2w" xlink:type="simple">https://twitter.com/RonWyden/status/825118913767862273</text:a></text:p>
          </table:table-cell>
          <table:table-cell office:value-type="string" calcext:value-type="string">
            <text:p>Yea</text:p>
          </table:table-cell>
          <table:table-cell table:number-columns-repeated="2" office:value-type="string" calcext:value-type="string">
            <text:p>Nay</text:p>
          </table:table-cell>
          <table:table-cell office:value-type="string" calcext:value-type="string">
            <text:p>Yea</text:p>
          </table:table-cell>
          <table:table-cell table:number-columns-repeated="5"/>
        </table:table-row>
        <table:table-row table:style-name="ro29">
          <table:table-cell office:value-type="string" calcext:value-type="string">
            <text:p>Senator</text:p>
          </table:table-cell>
          <table:table-cell office:value-type="string" calcext:value-type="string">
            <text:p>Bob</text:p>
          </table:table-cell>
          <table:table-cell office:value-type="string" calcext:value-type="string">
            <text:p>Casey</text:p>
          </table:table-cell>
          <table:table-cell office:value-type="string" calcext:value-type="string">
            <text:p>D</text:p>
          </table:table-cell>
          <table:table-cell office:value-type="string" calcext:value-type="string">
            <text:p>PA</text:p>
          </table:table-cell>
          <table:table-cell office:value-type="string" calcext:value-type="string">
            <text:p>Pennsylvania</text:p>
          </table:table-cell>
          <table:table-cell table:style-name="ce1"/>
          <table:table-cell office:value-type="string" calcext:value-type="string">
            <text:p>393 Russell Senate Office Building</text:p>
          </table:table-cell>
          <table:table-cell office:value-type="string" calcext:value-type="string">
            <text:p>202-224-6324</text:p>
          </table:table-cell>
          <table:table-cell office:value-type="string" calcext:value-type="string">
            <text:p><text:a xlink:href="https://www.google.com/url?q=https://www.casey.senate.gov/contact/&amp;sa=D&amp;ust=1485748919075000&amp;usg=AFQjCNFRApe3ZCUQnO2q1I_U1I7jPv-kXw" xlink:type="simple">https://www.casey.senate.gov/contact/</text:a></text:p>
          </table:table-cell>
          <table:table-cell office:value-type="string" calcext:value-type="string">
            <text:p><text:a xlink:href="https://www.google.com/url?q=https://twitter.com/SenBobCasey&amp;sa=D&amp;ust=1485748919075000&amp;usg=AFQjCNEzn7stjuCwNjgA6kfLjuoApvuLcQ" xlink:type="simple">https://twitter.com/SenBobCasey</text:a></text:p>
          </table:table-cell>
          <table:table-cell office:value-type="string" calcext:value-type="string">
            <text:p><text:a xlink:href="https://www.google.com/url?q=https://twitter.com/SenBobCasey&amp;sa=D&amp;ust=1485748919075000&amp;usg=AFQjCNEzn7stjuCwNjgA6kfLjuoApvuLcQ" xlink:type="simple">@SenBobCasey</text:a></text:p>
          </table:table-cell>
          <table:table-cell/>
          <table:table-cell office:value-type="string" calcext:value-type="string">
            <text:p>200 N. Third St., Suite 14A, Harrisburg, PA 17101</text:p>
          </table:table-cell>
          <table:table-cell office:value-type="string" calcext:value-type="string">
            <text:p>302-573-6291</text:p>
          </table:table-cell>
          <table:table-cell table:number-columns-repeated="4"/>
          <table:table-cell office:value-type="string" calcext:value-type="string">
            <text:p>Opposed - even went to the airport!</text:p>
          </table:table-cell>
          <table:table-cell office:value-type="string" calcext:value-type="string">
            <text:p>Long twitter thread - .@realDonaldTrump's exec order imposes a religious test on refugees- it is deeply inconsistent w/ our values &amp; won't make our nation safer. Escaping religious tests is exactly why people colonized America 400 years ago. Subjecting refugees to such a test is not who we are. I've had classified briefings, voted for legislation to improve screening. @realDonaldTrump executive order is about politics, not security.</text:p>
          </table:table-cell>
          <table:table-cell office:value-type="string" calcext:value-type="string">
            <text:p><text:a xlink:href="https://www.google.com/url?q=https://t.co/zaPaW7jAO9&amp;sa=D&amp;ust=1485748919075000&amp;usg=AFQjCNEagYMjnxJDNzEVfe6nY81RPEF-cQ" xlink:type="simple">https://twitter.com/SenBobCasey/status/825353891139186688 …</text:a></text:p>
          </table:table-cell>
          <table:table-cell office:value-type="string" calcext:value-type="string">
            <text:p>Yea</text:p>
          </table:table-cell>
          <table:table-cell table:number-columns-repeated="2" office:value-type="string" calcext:value-type="string">
            <text:p>Nay</text:p>
          </table:table-cell>
          <table:table-cell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Pat</text:p>
          </table:table-cell>
          <table:table-cell office:value-type="string" calcext:value-type="string">
            <text:p>Toomey</text:p>
          </table:table-cell>
          <table:table-cell office:value-type="string" calcext:value-type="string">
            <text:p>R</text:p>
          </table:table-cell>
          <table:table-cell office:value-type="string" calcext:value-type="string">
            <text:p>PA</text:p>
          </table:table-cell>
          <table:table-cell office:value-type="string" calcext:value-type="string">
            <text:p>Pennsylvania</text:p>
          </table:table-cell>
          <table:table-cell office:value-type="float" office:value="2022" calcext:value-type="float">
            <text:p>2022</text:p>
          </table:table-cell>
          <table:table-cell office:value-type="string" calcext:value-type="string">
            <text:p>248 Russell Senate Office Building</text:p>
          </table:table-cell>
          <table:table-cell office:value-type="string" calcext:value-type="string">
            <text:p>202-224-4254</text:p>
          </table:table-cell>
          <table:table-cell office:value-type="string" calcext:value-type="string">
            <text:p><text:a xlink:href="https://www.google.com/url?q=https://www.toomey.senate.gov/?p%3Dcontact&amp;sa=D&amp;ust=1485748919144000&amp;usg=AFQjCNGy2gBC6BICF4qwKeHAbz3sT7o1Pg" xlink:type="simple">https://www.toomey.senate.gov/?p=contact</text:a></text:p>
          </table:table-cell>
          <table:table-cell office:value-type="string" calcext:value-type="string">
            <text:p><text:a xlink:href="https://www.google.com/url?q=https://twitter.com/SenToomey&amp;sa=D&amp;ust=1485748919144000&amp;usg=AFQjCNEqPtppK-II77pKzrDixq_M8ZHaWw" xlink:type="simple">@SenToomey</text:a></text:p>
          </table:table-cell>
          <table:table-cell table:style-name="ce1"/>
          <table:table-cell table:style-name="ce2" office:value-type="string" calcext:value-type="string">
            <text:p><text:a xlink:href="https://www.google.com/url?q=https://twitter.com/ToomeyForSenate&amp;sa=D&amp;ust=1485748919144000&amp;usg=AFQjCNFl2mf3dX7262DmAMC9JQ1ptTbGhw" xlink:type="simple">@ToomeyForSenate</text:a></text:p>
          </table:table-cell>
          <table:table-cell office:value-type="string" calcext:value-type="string">
            <text:p>1150 S. Cedar Crest Blvd. Suite 101, Allentown, PA 18103</text:p>
          </table:table-cell>
          <table:table-cell office:value-type="string" calcext:value-type="string">
            <text:p>610-434-1444</text:p>
          </table:table-cell>
          <table:table-cell table:number-columns-repeated="4"/>
          <table:table-cell office:value-type="string" calcext:value-type="string">
            <text:p>Silent</text:p>
          </table:table-cell>
          <table:table-cell table:style-name="ce1" table:number-columns-repeated="2"/>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30">
          <table:table-cell office:value-type="string" calcext:value-type="string">
            <text:p>Senator</text:p>
          </table:table-cell>
          <table:table-cell office:value-type="string" calcext:value-type="string">
            <text:p>Jack</text:p>
          </table:table-cell>
          <table:table-cell office:value-type="string" calcext:value-type="string">
            <text:p>Reed</text:p>
          </table:table-cell>
          <table:table-cell office:value-type="string" calcext:value-type="string">
            <text:p>D</text:p>
          </table:table-cell>
          <table:table-cell office:value-type="string" calcext:value-type="string">
            <text:p>RI</text:p>
          </table:table-cell>
          <table:table-cell office:value-type="string" calcext:value-type="string">
            <text:p>Rhode Island</text:p>
          </table:table-cell>
          <table:table-cell table:style-name="ce1"/>
          <table:table-cell office:value-type="string" calcext:value-type="string">
            <text:p>728 Hart Senate Office Building</text:p>
          </table:table-cell>
          <table:table-cell office:value-type="string" calcext:value-type="string">
            <text:p>202-224-4642</text:p>
          </table:table-cell>
          <table:table-cell office:value-type="string" calcext:value-type="string">
            <text:p><text:a xlink:href="https://www.google.com/url?q=https://www.reed.senate.gov/contact/&amp;sa=D&amp;ust=1485748919126000&amp;usg=AFQjCNGxEE1dkvvdov5e7vrOucdAuFUIYA" xlink:type="simple">https://www.reed.senate.gov/contact/</text:a></text:p>
          </table:table-cell>
          <table:table-cell office:value-type="string" calcext:value-type="string">
            <text:p><text:a xlink:href="https://www.google.com/url?q=https://twitter.com/SenJackReed&amp;sa=D&amp;ust=1485748919126000&amp;usg=AFQjCNErWBlWUGP5KPDyKRVYRcGQKFb9yQ" xlink:type="simple">https://twitter.com/SenJackReed</text:a></text:p>
          </table:table-cell>
          <table:table-cell office:value-type="string" calcext:value-type="string">
            <text:p><text:a xlink:href="https://www.google.com/url?q=https://twitter.com/SenJackReed&amp;sa=D&amp;ust=1485748919126000&amp;usg=AFQjCNErWBlWUGP5KPDyKRVYRcGQKFb9yQ" xlink:type="simple">@SenJackReed</text:a></text:p>
          </table:table-cell>
          <table:table-cell/>
          <table:table-cell office:value-type="string" calcext:value-type="string">
            <text:p>1000 Chapel View Boulevard, Suite 290, Cranston, RI 02920</text:p>
          </table:table-cell>
          <table:table-cell office:value-type="string" calcext:value-type="string">
            <text:p>401-943-3100</text:p>
          </table:table-cell>
          <table:table-cell table:number-columns-repeated="4"/>
          <table:table-cell office:value-type="string" calcext:value-type="string">
            <text:p>Opposed</text:p>
          </table:table-cell>
          <table:table-cell office:value-type="string" calcext:value-type="string">
            <text:p>As Americans, we must keep faith with the Constitution &amp; reject Trump's religious test on refugees before it spreads</text:p>
          </table:table-cell>
          <table:table-cell office:value-type="string" calcext:value-type="string">
            <text:p><text:a xlink:href="https://www.google.com/url?q=https://twitter.com/SenJackReed/status/825560415623061504&amp;sa=D&amp;ust=1485748919126000&amp;usg=AFQjCNG3sQwukfCx1_qmATJsPR6J24423w" xlink:type="simple">https://twitter.com/SenJackReed/status/825560415623061504</text:a></text:p>
          </table:table-cell>
          <table:table-cell table:number-columns-repeated="4" office:value-type="string" calcext:value-type="string">
            <text:p>Yea</text:p>
          </table:table-cell>
          <table:table-cell table:number-columns-repeated="5"/>
        </table:table-row>
        <table:table-row table:style-name="ro25">
          <table:table-cell office:value-type="string" calcext:value-type="string">
            <text:p>Senator</text:p>
          </table:table-cell>
          <table:table-cell office:value-type="string" calcext:value-type="string">
            <text:p>Sheldon</text:p>
          </table:table-cell>
          <table:table-cell office:value-type="string" calcext:value-type="string">
            <text:p>Whitehouse</text:p>
          </table:table-cell>
          <table:table-cell office:value-type="string" calcext:value-type="string">
            <text:p>D</text:p>
          </table:table-cell>
          <table:table-cell office:value-type="string" calcext:value-type="string">
            <text:p>RI</text:p>
          </table:table-cell>
          <table:table-cell office:value-type="string" calcext:value-type="string">
            <text:p>Rhode Island</text:p>
          </table:table-cell>
          <table:table-cell table:style-name="ce1"/>
          <table:table-cell office:value-type="string" calcext:value-type="string">
            <text:p>530 Hart Senate Office Building</text:p>
          </table:table-cell>
          <table:table-cell office:value-type="string" calcext:value-type="string">
            <text:p>202-224-2921</text:p>
          </table:table-cell>
          <table:table-cell office:value-type="string" calcext:value-type="string">
            <text:p><text:a xlink:href="https://www.google.com/url?q=https://www.whitehouse.senate.gov/contact/email-sheldon&amp;sa=D&amp;ust=1485748919149000&amp;usg=AFQjCNFmBesm1Kwpslrb0BliXstoLAI_yA" xlink:type="simple">www.whitehouse.senate.gov/contact/email-sheldon</text:a></text:p>
          </table:table-cell>
          <table:table-cell office:value-type="string" calcext:value-type="string">
            <text:p><text:a xlink:href="https://www.google.com/url?q=https://twitter.com/SenWhitehouse&amp;sa=D&amp;ust=1485748919149000&amp;usg=AFQjCNGVzJ54NjhUZ3NadMC5u6pXXpkoLA" xlink:type="simple">@SenWhitehouse</text:a></text:p>
          </table:table-cell>
          <table:table-cell table:style-name="ce1"/>
          <table:table-cell table:style-name="ce2" office:value-type="string" calcext:value-type="string">
            <text:p><text:a xlink:href="https://www.google.com/url?q=https://twitter.com/SheldonforRI&amp;sa=D&amp;ust=1485748919150000&amp;usg=AFQjCNHf55LWXGFRxpSh3p1GU3UiS6Ig7A" xlink:type="simple">@SheldonforRI</text:a></text:p>
          </table:table-cell>
          <table:table-cell office:value-type="string" calcext:value-type="string">
            <text:p>170 Westminister St., Ste. 200, Providence, RI 02904</text:p>
          </table:table-cell>
          <table:table-cell office:value-type="string" calcext:value-type="string">
            <text:p>401-453-5294</text:p>
          </table:table-cell>
          <table:table-cell table:number-columns-repeated="4"/>
          <table:table-cell office:value-type="string" calcext:value-type="string">
            <text:p>Opposed</text:p>
          </table:table-cell>
          <table:table-cell office:value-type="string" calcext:value-type="string">
            <text:p>President Trump's broad brush executive order on refugees doesn't discern women and children, local supporters and employees who helped American troops and have to flee for safety, or other good reasons to keep a safe refugee process operating. None of the 9/11 terrorists came from these countries, and the last time "America First" folks closed our borders it was to European Jews fleeing the Third Reich. This is dangerous territory for rash decisions. The blunt signal this makes to the Arab world will help Russia and hurt us, and we all lose when the United States loses its standing as a place for children and families fleeing war and persecution to find peace and a chance to build a new life.‎‎</text:p>
          </table:table-cell>
          <table:table-cell office:value-type="string" calcext:value-type="string">
            <text:p><text:a xlink:href="https://www.google.com/url?q=https://twitter.com/SenWhitehouse/status/825465893920636930&amp;sa=D&amp;ust=1485748919149000&amp;usg=AFQjCNHNUqyWBUyOW6O8-bOqwhHHEya9HA" xlink:type="simple">https://twitter.com/SenWhitehouse/status/825465893920636930</text:a></text:p>
          </table:table-cell>
          <table:table-cell table:number-columns-repeated="4" office:value-type="string" calcext:value-type="string">
            <text:p>Yea</text:p>
          </table:table-cell>
          <table:table-cell table:number-columns-repeated="5"/>
        </table:table-row>
        <table:table-row table:style-name="ro7">
          <table:table-cell office:value-type="string" calcext:value-type="string">
            <text:p>Senator</text:p>
          </table:table-cell>
          <table:table-cell office:value-type="string" calcext:value-type="string">
            <text:p>Lindsey</text:p>
          </table:table-cell>
          <table:table-cell office:value-type="string" calcext:value-type="string">
            <text:p>Graham</text:p>
          </table:table-cell>
          <table:table-cell office:value-type="string" calcext:value-type="string">
            <text:p>R</text:p>
          </table:table-cell>
          <table:table-cell office:value-type="string" calcext:value-type="string">
            <text:p>SC</text:p>
          </table:table-cell>
          <table:table-cell office:value-type="string" calcext:value-type="string">
            <text:p>South Carolina</text:p>
          </table:table-cell>
          <table:table-cell office:value-type="float" office:value="2020" calcext:value-type="float">
            <text:p>2020</text:p>
          </table:table-cell>
          <table:table-cell office:value-type="string" calcext:value-type="string">
            <text:p>290 Russell Senate Office Building</text:p>
          </table:table-cell>
          <table:table-cell office:value-type="string" calcext:value-type="string">
            <text:p>202-224-5972</text:p>
          </table:table-cell>
          <table:table-cell office:value-type="string" calcext:value-type="string">
            <text:p><text:a xlink:href="https://www.google.com/url?q=https://www.lgraham.senate.gov/public/index.cfm/e-mail-senator-graham&amp;sa=D&amp;ust=1485748919094000&amp;usg=AFQjCNEU7cwJMt9sqj_RxzfbKZ8eOHGgAw" xlink:type="simple">https://www.lgraham.senate.gov/public/index.cfm/e-mail-senator-graham</text:a></text:p>
          </table:table-cell>
          <table:table-cell office:value-type="string" calcext:value-type="string">
            <text:p><text:a xlink:href="https://www.google.com/url?q=https://twitter.com/GrahamBlog&amp;sa=D&amp;ust=1485748919094000&amp;usg=AFQjCNEmFY9VLjmukow4FHpXIGjhQNMM3g" xlink:type="simple">https://twitter.com/GrahamBlog</text:a></text:p>
          </table:table-cell>
          <table:table-cell office:value-type="string" calcext:value-type="string">
            <text:p><text:a xlink:href="https://www.google.com/url?q=https://twitter.com/GrahamBlog&amp;sa=D&amp;ust=1485748919094000&amp;usg=AFQjCNEmFY9VLjmukow4FHpXIGjhQNMM3g" xlink:type="simple">@GrahamBlog</text:a></text:p>
          </table:table-cell>
          <table:table-cell table:style-name="ce2" office:value-type="string" calcext:value-type="string">
            <text:p><text:a xlink:href="https://www.google.com/url?q=https://twitter.com/LindseyGrahamSC&amp;sa=D&amp;ust=1485748919094000&amp;usg=AFQjCNGZ95UWBg4BL0zV5hqsAqntgqCgig" xlink:type="simple">@LindseyGrahamSC</text:a></text:p>
          </table:table-cell>
          <table:table-cell office:value-type="string" calcext:value-type="string">
            <text:p>130 South Main Street, 7th Floor, Greenville, SC 29601</text:p>
          </table:table-cell>
          <table:table-cell office:value-type="string" calcext:value-type="string">
            <text:p>518-431-0120</text:p>
          </table:table-cell>
          <table:table-cell table:number-columns-repeated="4"/>
          <table:table-cell office:value-type="string" calcext:value-type="string">
            <text:p>Opposed</text:p>
          </table:table-cell>
          <table:table-cell office:value-type="string" calcext:value-type="string">
            <text:p>Our government has a responsibility to defend our borders, but we must do so in a way that makes us safer and upholds all that is decent and exceptional about our nation. It is clear from the confusion at our airports across the nation that President Trump’s executive order was not properly vetted. We are particularly concerned by reports that this order went into effect with little to no consultation with the Departments of State, Defense, Justice, and Homeland Security. Such a hasty process risks harmful results. We should not stop green-card holders from returning to the country they call home. We should not stop those who have served as interpreters for our military and diplomats from seeking refuge in the country they risked their lives to help. And we should not turn our backs on those refugees who have been shown through extensive vetting to pose no demonstrable threat to our nation, and who have suffered unspeakable horrors, most of them women and children. Ultimately, we fear this executive order will become a self-inflicted wound in the fight against terrorism. At this very moment, American troops are fighting side-by-side with our Iraqi partners to defeat ISIL. But this executive order bans Iraqi pilots from coming to military bases in Arizona to fight our common enemies. Our most important allies in the fight against ISIL are the vast majority of Muslims who reject its apocalyptic ideology of hatred. This executive order sends a signal, intended or not, that America does not want Muslims coming into our country. That is why we fear this executive order may do more to help terrorist recruitment than improve our security.</text:p>
          </table:table-cell>
          <table:table-cell office:value-type="string" calcext:value-type="string">
            <text:p><text:a xlink:href="https://www.google.com/url?q=http://www.mccain.senate.gov/public/index.cfm/press-releases?ID%3D587F2A2D-8A47-48F7-9045-CF30F0A77889&amp;sa=D&amp;ust=1485748919094000&amp;usg=AFQjCNEx9V5HCe4ESKC-rsYSIBKRLZucxw" xlink:type="simple">http://www.mccain.senate.gov/public/index.cfm/press-releases?ID=587F2A2D-8A47-48F7-9045-CF30F0A77889</text:a></text:p>
          </table:table-cell>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Tim</text:p>
          </table:table-cell>
          <table:table-cell office:value-type="string" calcext:value-type="string">
            <text:p>Scott</text:p>
          </table:table-cell>
          <table:table-cell office:value-type="string" calcext:value-type="string">
            <text:p>R</text:p>
          </table:table-cell>
          <table:table-cell office:value-type="string" calcext:value-type="string">
            <text:p>SC</text:p>
          </table:table-cell>
          <table:table-cell office:value-type="string" calcext:value-type="string">
            <text:p>South Carolina</text:p>
          </table:table-cell>
          <table:table-cell office:value-type="float" office:value="2022" calcext:value-type="float">
            <text:p>2022</text:p>
          </table:table-cell>
          <table:table-cell office:value-type="string" calcext:value-type="string">
            <text:p>167 Russell Senate Office Building</text:p>
          </table:table-cell>
          <table:table-cell office:value-type="string" calcext:value-type="string">
            <text:p>202-224-6121</text:p>
          </table:table-cell>
          <table:table-cell office:value-type="string" calcext:value-type="string">
            <text:p><text:a xlink:href="https://www.google.com/url?q=https://www.scott.senate.gov/contact/email-me&amp;sa=D&amp;ust=1485748919135000&amp;usg=AFQjCNHezUHIsuNdON3JhXZiRFch8hl_bQ" xlink:type="simple">www.scott.senate.gov/contact/email-me</text:a></text:p>
          </table:table-cell>
          <table:table-cell office:value-type="string" calcext:value-type="string">
            <text:p><text:a xlink:href="https://www.google.com/url?q=https://twitter.com/SenatorTimScott&amp;sa=D&amp;ust=1485748919135000&amp;usg=AFQjCNF8dtfLEhMwqI7BoAAdG-yDv_C5kw" xlink:type="simple">https://twitter.com/SenatorTimScott</text:a></text:p>
          </table:table-cell>
          <table:table-cell office:value-type="string" calcext:value-type="string">
            <text:p><text:a xlink:href="https://www.google.com/url?q=https://twitter.com/SenatorTimScott&amp;sa=D&amp;ust=1485748919135000&amp;usg=AFQjCNF8dtfLEhMwqI7BoAAdG-yDv_C5kw" xlink:type="simple">@SenatorTimScott</text:a></text:p>
          </table:table-cell>
          <table:table-cell table:style-name="ce2" office:value-type="string" calcext:value-type="string">
            <text:p><text:a xlink:href="https://www.google.com/url?q=https://twitter.com/votetimscott&amp;sa=D&amp;ust=1485748919135000&amp;usg=AFQjCNG1RfPjgDFwgQXZD-hpVIQ_mC8UHg" xlink:type="simple">@votetimscott</text:a></text:p>
          </table:table-cell>
          <table:table-cell office:value-type="string" calcext:value-type="string">
            <text:p>1301 Gervais Street, Suite 825, Columbia, SC 29201</text:p>
          </table:table-cell>
          <table:table-cell office:value-type="string" calcext:value-type="string">
            <text:p>803-771-6112</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John</text:p>
          </table:table-cell>
          <table:table-cell office:value-type="string" calcext:value-type="string">
            <text:p>Thune</text:p>
          </table:table-cell>
          <table:table-cell office:value-type="string" calcext:value-type="string">
            <text:p>R</text:p>
          </table:table-cell>
          <table:table-cell office:value-type="string" calcext:value-type="string">
            <text:p>SD</text:p>
          </table:table-cell>
          <table:table-cell office:value-type="string" calcext:value-type="string">
            <text:p>South Dakota</text:p>
          </table:table-cell>
          <table:table-cell office:value-type="float" office:value="2022" calcext:value-type="float">
            <text:p>2022</text:p>
          </table:table-cell>
          <table:table-cell office:value-type="string" calcext:value-type="string">
            <text:p>511 Dirksen Senate Office Building</text:p>
          </table:table-cell>
          <table:table-cell office:value-type="string" calcext:value-type="string">
            <text:p>202-224-2321</text:p>
          </table:table-cell>
          <table:table-cell office:value-type="string" calcext:value-type="string">
            <text:p><text:a xlink:href="https://www.google.com/url?q=http://www.thune.senate.gov/public/index.cfm/contact&amp;sa=D&amp;ust=1485748919142000&amp;usg=AFQjCNFKOHam2ZWx_NlAxQq8A9vOB9m0yQ" xlink:type="simple">http://www.thune.senate.gov/public/index.cfm/contact</text:a></text:p>
          </table:table-cell>
          <table:table-cell office:value-type="string" calcext:value-type="string">
            <text:p><text:a xlink:href="https://www.google.com/url?q=https://twitter.com/SenJohnThune&amp;sa=D&amp;ust=1485748919142000&amp;usg=AFQjCNHIIeBhVx9ZuAA0lOeG-XFXTBhR7w" xlink:type="simple">@SenJohnThune</text:a></text:p>
          </table:table-cell>
          <table:table-cell table:style-name="ce1"/>
          <table:table-cell table:style-name="ce2" office:value-type="string" calcext:value-type="string">
            <text:p><text:a xlink:href="https://www.google.com/url?q=https://twitter.com/johnthune&amp;sa=D&amp;ust=1485748919142000&amp;usg=AFQjCNEAND3-QIIFQPrzSItGTKKsSxmBVw" xlink:type="simple">@johnthune</text:a></text:p>
          </table:table-cell>
          <table:table-cell office:value-type="string" calcext:value-type="string">
            <text:p>246 Founders Park Drive, Suite 102, Rapid City, SD 57701</text:p>
          </table:table-cell>
          <table:table-cell office:value-type="string" calcext:value-type="string">
            <text:p>605-348-7551</text:p>
          </table:table-cell>
          <table:table-cell table:number-columns-repeated="4"/>
          <table:table-cell office:value-type="string" calcext:value-type="string">
            <text:p>Silent (tweeted about sports instead)</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Mike</text:p>
          </table:table-cell>
          <table:table-cell office:value-type="string" calcext:value-type="string">
            <text:p>Rounds</text:p>
          </table:table-cell>
          <table:table-cell office:value-type="string" calcext:value-type="string">
            <text:p>R</text:p>
          </table:table-cell>
          <table:table-cell office:value-type="string" calcext:value-type="string">
            <text:p>SD</text:p>
          </table:table-cell>
          <table:table-cell office:value-type="string" calcext:value-type="string">
            <text:p>South Dakota</text:p>
          </table:table-cell>
          <table:table-cell office:value-type="float" office:value="2020" calcext:value-type="float">
            <text:p>2020</text:p>
          </table:table-cell>
          <table:table-cell office:value-type="string" calcext:value-type="string">
            <text:p>136 Hart Senate Office Building</text:p>
          </table:table-cell>
          <table:table-cell office:value-type="string" calcext:value-type="string">
            <text:p>202-224-5842</text:p>
          </table:table-cell>
          <table:table-cell office:value-type="string" calcext:value-type="string">
            <text:p><text:a xlink:href="https://www.google.com/url?q=https://www.rounds.senate.gov/contact/email-mike&amp;sa=D&amp;ust=1485748919128000&amp;usg=AFQjCNGEthy0AxpvYyJLWz9cyYgrk8vrAQ" xlink:type="simple">https://www.rounds.senate.gov/contact/email-mike</text:a></text:p>
          </table:table-cell>
          <table:table-cell office:value-type="string" calcext:value-type="string">
            <text:p><text:a xlink:href="https://www.google.com/url?q=https://twitter.com/SenatorRounds&amp;sa=D&amp;ust=1485748919129000&amp;usg=AFQjCNFSsiOyRg7NhK8FaEBB3C6PwAFVZw" xlink:type="simple">https://twitter.com/SenatorRounds</text:a></text:p>
          </table:table-cell>
          <table:table-cell office:value-type="string" calcext:value-type="string">
            <text:p><text:a xlink:href="https://www.google.com/url?q=https://twitter.com/SenatorRounds&amp;sa=D&amp;ust=1485748919129000&amp;usg=AFQjCNFSsiOyRg7NhK8FaEBB3C6PwAFVZw" xlink:type="simple">@SenatorRounds</text:a></text:p>
          </table:table-cell>
          <table:table-cell/>
          <table:table-cell office:value-type="string" calcext:value-type="string">
            <text:p>111 W. Capitol Ave., Suite 210, PO Box 309, Pierre, SD 57501</text:p>
          </table:table-cell>
          <table:table-cell office:value-type="string" calcext:value-type="string">
            <text:p>605-224-1450</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Bob</text:p>
          </table:table-cell>
          <table:table-cell office:value-type="string" calcext:value-type="string">
            <text:p>Corker</text:p>
          </table:table-cell>
          <table:table-cell office:value-type="string" calcext:value-type="string">
            <text:p>R</text:p>
          </table:table-cell>
          <table:table-cell office:value-type="string" calcext:value-type="string">
            <text:p>TN</text:p>
          </table:table-cell>
          <table:table-cell office:value-type="string" calcext:value-type="string">
            <text:p>Tennessee</text:p>
          </table:table-cell>
          <table:table-cell office:value-type="float" office:value="2018" calcext:value-type="float">
            <text:p>2018</text:p>
          </table:table-cell>
          <table:table-cell office:value-type="string" calcext:value-type="string">
            <text:p>425 Dirksen Senate Office Building</text:p>
          </table:table-cell>
          <table:table-cell office:value-type="string" calcext:value-type="string">
            <text:p>202-224-3344</text:p>
          </table:table-cell>
          <table:table-cell office:value-type="string" calcext:value-type="string">
            <text:p><text:a xlink:href="https://www.google.com/url?q=https://www.corker.senate.gov/public/index.cfm/emailme&amp;sa=D&amp;ust=1485748919078000&amp;usg=AFQjCNHoJrHGx-_GDit9qVJXmooNQPwuug" xlink:type="simple">https://www.corker.senate.gov/public/index.cfm/emailme</text:a></text:p>
          </table:table-cell>
          <table:table-cell office:value-type="string" calcext:value-type="string">
            <text:p><text:a xlink:href="https://www.google.com/url?q=https://twitter.com/SenBobCorker&amp;sa=D&amp;ust=1485748919078000&amp;usg=AFQjCNHSBrpwC7i2l5EnGbB2bn-yLITEig" xlink:type="simple">https://twitter.com/SenBobCorker</text:a></text:p>
          </table:table-cell>
          <table:table-cell office:value-type="string" calcext:value-type="string">
            <text:p><text:a xlink:href="https://www.google.com/url?q=https://twitter.com/SenBobCorker&amp;sa=D&amp;ust=1485748919078000&amp;usg=AFQjCNHSBrpwC7i2l5EnGbB2bn-yLITEig" xlink:type="simple">@SenBobCorker</text:a></text:p>
          </table:table-cell>
          <table:table-cell/>
          <table:table-cell office:value-type="string" calcext:value-type="string">
            <text:p>100 Peabody Place, Suite 1125, Memphis, TN 38103</text:p>
          </table:table-cell>
          <table:table-cell office:value-type="string" calcext:value-type="string">
            <text:p>302-573-6345</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31">
          <table:table-cell office:value-type="string" calcext:value-type="string">
            <text:p>Senator</text:p>
          </table:table-cell>
          <table:table-cell office:value-type="string" calcext:value-type="string">
            <text:p>Lamar</text:p>
          </table:table-cell>
          <table:table-cell office:value-type="string" calcext:value-type="string">
            <text:p>Alexander</text:p>
          </table:table-cell>
          <table:table-cell office:value-type="string" calcext:value-type="string">
            <text:p>R</text:p>
          </table:table-cell>
          <table:table-cell office:value-type="string" calcext:value-type="string">
            <text:p>TN</text:p>
          </table:table-cell>
          <table:table-cell office:value-type="string" calcext:value-type="string">
            <text:p>Tennessee</text:p>
          </table:table-cell>
          <table:table-cell office:value-type="float" office:value="2020" calcext:value-type="float">
            <text:p>2020</text:p>
          </table:table-cell>
          <table:table-cell office:value-type="string" calcext:value-type="string">
            <text:p>455 Dirksen Senate Office Building</text:p>
          </table:table-cell>
          <table:table-cell office:value-type="string" calcext:value-type="string">
            <text:p>202-224-4944</text:p>
          </table:table-cell>
          <table:table-cell office:value-type="string" calcext:value-type="string">
            <text:p><text:a xlink:href="https://www.google.com/url?q=https://www.alexander.senate.gov/public/index.cfm/email&amp;sa=D&amp;ust=1485748919064000&amp;usg=AFQjCNFwtvMw3awTFM_vuyLtRWZsxjDe9A" xlink:type="simple">https://www.alexander.senate.gov/public/index.cfm/email</text:a></text:p>
          </table:table-cell>
          <table:table-cell office:value-type="string" calcext:value-type="string">
            <text:p><text:a xlink:href="https://www.google.com/url?q=https://twitter.com/SenAlexander&amp;sa=D&amp;ust=1485748919064000&amp;usg=AFQjCNEpK1io_65NTob2Ih_H7XTe5CPcMQ" xlink:type="simple">https://twitter.com/SenAlexander</text:a></text:p>
          </table:table-cell>
          <table:table-cell office:value-type="string" calcext:value-type="string">
            <text:p><text:a xlink:href="https://www.google.com/url?q=https://twitter.com/SenAlexander&amp;sa=D&amp;ust=1485748919064000&amp;usg=AFQjCNEpK1io_65NTob2Ih_H7XTe5CPcMQ" xlink:type="simple">@SenAlexander</text:a></text:p>
          </table:table-cell>
          <table:table-cell table:style-name="ce2" office:value-type="string" calcext:value-type="string">
            <text:p><text:a xlink:href="https://www.google.com/url?q=https://twitter.com/LamarAlexander&amp;sa=D&amp;ust=1485748919064000&amp;usg=AFQjCNGjfvCmoYNA7YfE7rDtIPnUbjO8vg" xlink:type="simple">@LamarAlexander</text:a></text:p>
          </table:table-cell>
          <table:table-cell office:value-type="string" calcext:value-type="string">
            <text:p>Joel E. Soloman Federal Building, 900 Georgia Avenue, #260, Chattanooga, TN 37402</text:p>
          </table:table-cell>
          <table:table-cell office:value-type="string" calcext:value-type="string">
            <text:p>(423) 752-5337</text:p>
          </table:table-cell>
          <table:table-cell table:number-columns-repeated="4"/>
          <table:table-cell office:value-type="string" calcext:value-type="string">
            <text:p>Opposed</text:p>
          </table:table-cell>
          <table:table-cell office:value-type="string" calcext:value-type="string">
            <text:p>This vetting proposal itself needed more vetting. More scrutiny of those traveling from war-torn countries to the United States is wise. But this broad and confusing order seems to ban legal, permanent residents with ‘green cards,’ and might turn away Iraqis, for example, who were translators and helped save lives of American troops and who could be killed if they stay in Iraq. And while not explicitly a religious test, it comes close to one which is inconsistent with our American character.</text:p>
          </table:table-cell>
          <table:table-cell office:value-type="string" calcext:value-type="string">
            <text:p><text:a xlink:href="https://www.google.com/url?q=http://www.alexander.senate.gov/public/index.cfm/pressreleases?ID%3DC007E222-C999-4341-AB41-7E5A2A752F50&amp;sa=D&amp;ust=1485748919063000&amp;usg=AFQjCNHwUMbyohDPijD44IML8jloQXGYDw" xlink:type="simple">http://www.alexander.senate.gov/public/index.cfm/pressreleases?ID=C007E222-C999-4341-AB41-7E5A2A752F50</text:a></text:p>
          </table:table-cell>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John</text:p>
          </table:table-cell>
          <table:table-cell office:value-type="string" calcext:value-type="string">
            <text:p>Cornyn</text:p>
          </table:table-cell>
          <table:table-cell office:value-type="string" calcext:value-type="string">
            <text:p>R</text:p>
          </table:table-cell>
          <table:table-cell office:value-type="string" calcext:value-type="string">
            <text:p>TX</text:p>
          </table:table-cell>
          <table:table-cell office:value-type="string" calcext:value-type="string">
            <text:p>Texas</text:p>
          </table:table-cell>
          <table:table-cell office:value-type="float" office:value="2020" calcext:value-type="float">
            <text:p>2020</text:p>
          </table:table-cell>
          <table:table-cell office:value-type="string" calcext:value-type="string">
            <text:p>517 Hart Senate Office Building</text:p>
          </table:table-cell>
          <table:table-cell office:value-type="string" calcext:value-type="string">
            <text:p>202-224-2934</text:p>
          </table:table-cell>
          <table:table-cell office:value-type="string" calcext:value-type="string">
            <text:p><text:a xlink:href="https://www.google.com/url?q=https://www.cornyn.senate.gov/contact&amp;sa=D&amp;ust=1485748919078000&amp;usg=AFQjCNE7MNQwtM6kbE2I211X--dSAXGwqg" xlink:type="simple">https://www.cornyn.senate.gov/contact</text:a></text:p>
          </table:table-cell>
          <table:table-cell office:value-type="string" calcext:value-type="string">
            <text:p><text:a xlink:href="https://www.google.com/url?q=https://twitter.com/JohnCornyn&amp;sa=D&amp;ust=1485748919078000&amp;usg=AFQjCNGW7IcYj-stoy5mrQ_AnXde6JK-Dg" xlink:type="simple">https://twitter.com/JohnCornyn</text:a></text:p>
          </table:table-cell>
          <table:table-cell office:value-type="string" calcext:value-type="string">
            <text:p><text:a xlink:href="https://www.google.com/url?q=https://twitter.com/JohnCornyn&amp;sa=D&amp;ust=1485748919078000&amp;usg=AFQjCNGW7IcYj-stoy5mrQ_AnXde6JK-Dg" xlink:type="simple">@JohnCornyn</text:a></text:p>
          </table:table-cell>
          <table:table-cell/>
          <table:table-cell office:value-type="string" calcext:value-type="string">
            <text:p>5300 Memorial Drive Suite 980, Houston TX 77007 </text:p>
          </table:table-cell>
          <table:table-cell office:value-type="string" calcext:value-type="string">
            <text:p>901-683-1910</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2">
          <table:table-cell office:value-type="string" calcext:value-type="string">
            <text:p>Senator</text:p>
          </table:table-cell>
          <table:table-cell office:value-type="string" calcext:value-type="string">
            <text:p>Ted</text:p>
          </table:table-cell>
          <table:table-cell office:value-type="string" calcext:value-type="string">
            <text:p>Cruz</text:p>
          </table:table-cell>
          <table:table-cell office:value-type="string" calcext:value-type="string">
            <text:p>R</text:p>
          </table:table-cell>
          <table:table-cell office:value-type="string" calcext:value-type="string">
            <text:p>TX</text:p>
          </table:table-cell>
          <table:table-cell office:value-type="string" calcext:value-type="string">
            <text:p>Texas</text:p>
          </table:table-cell>
          <table:table-cell office:value-type="float" office:value="2018" calcext:value-type="float">
            <text:p>2018</text:p>
          </table:table-cell>
          <table:table-cell office:value-type="string" calcext:value-type="string">
            <text:p>185 Dirksen Senate Office Building</text:p>
          </table:table-cell>
          <table:table-cell office:value-type="string" calcext:value-type="string">
            <text:p>202-224-5922</text:p>
          </table:table-cell>
          <table:table-cell office:value-type="string" calcext:value-type="string">
            <text:p><text:a xlink:href="https://www.google.com/url?q=http://www.cruz.senate.gov/?p%3Demail_senator&amp;sa=D&amp;ust=1485748919083000&amp;usg=AFQjCNEKWsloyfPQrxvixoMQ7-ZzR69bJA" xlink:type="simple">http://www.cruz.senate.gov/?p=email_senator</text:a></text:p>
          </table:table-cell>
          <table:table-cell office:value-type="string" calcext:value-type="string">
            <text:p><text:a xlink:href="https://www.google.com/url?q=https://twitter.com/SenTedCruz&amp;sa=D&amp;ust=1485748919083000&amp;usg=AFQjCNFLzOLUD4fWctdJIUeOGMJVEUkV7Q" xlink:type="simple">https://twitter.com/SenTedCruz</text:a></text:p>
          </table:table-cell>
          <table:table-cell office:value-type="string" calcext:value-type="string">
            <text:p><text:a xlink:href="https://www.google.com/url?q=https://twitter.com/SenTedCruz&amp;sa=D&amp;ust=1485748919083000&amp;usg=AFQjCNFLzOLUD4fWctdJIUeOGMJVEUkV7Q" xlink:type="simple">@SenTedCruz</text:a></text:p>
          </table:table-cell>
          <table:table-cell/>
          <table:table-cell office:value-type="string" calcext:value-type="string">
            <text:p>300 E 8th, Suite 961, Austin, TX 78701</text:p>
          </table:table-cell>
          <table:table-cell office:value-type="string" calcext:value-type="string">
            <text:p>(208) 522-9779</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32">
          <table:table-cell office:value-type="string" calcext:value-type="string">
            <text:p>Senator</text:p>
          </table:table-cell>
          <table:table-cell office:value-type="string" calcext:value-type="string">
            <text:p>Mike</text:p>
          </table:table-cell>
          <table:table-cell office:value-type="string" calcext:value-type="string">
            <text:p>Lee</text:p>
          </table:table-cell>
          <table:table-cell office:value-type="string" calcext:value-type="string">
            <text:p>R</text:p>
          </table:table-cell>
          <table:table-cell office:value-type="string" calcext:value-type="string">
            <text:p>UT</text:p>
          </table:table-cell>
          <table:table-cell office:value-type="string" calcext:value-type="string">
            <text:p>Utah</text:p>
          </table:table-cell>
          <table:table-cell office:value-type="float" office:value="2022" calcext:value-type="float">
            <text:p>2022</text:p>
          </table:table-cell>
          <table:table-cell office:value-type="string" calcext:value-type="string">
            <text:p>316 Hart Senate Office Building</text:p>
          </table:table-cell>
          <table:table-cell office:value-type="string" calcext:value-type="string">
            <text:p>202-224-5444</text:p>
          </table:table-cell>
          <table:table-cell office:value-type="string" calcext:value-type="string">
            <text:p>https://www.lee.senate.gov/public/index.cfm/contact</text:p>
          </table:table-cell>
          <table:table-cell office:value-type="string" calcext:value-type="string">
            <text:p><text:a xlink:href="https://www.google.com/url?q=https://twitter.com/SenMikeLee&amp;sa=D&amp;ust=1485748919109000&amp;usg=AFQjCNG00FhfIO6PzbUf0unDX_gfsy2i-A" xlink:type="simple">https://twitter.com/SenMikeLee</text:a></text:p>
          </table:table-cell>
          <table:table-cell office:value-type="string" calcext:value-type="string">
            <text:p><text:a xlink:href="https://www.google.com/url?q=https://twitter.com/SenMikeLee&amp;sa=D&amp;ust=1485748919110000&amp;usg=AFQjCNHTfsiHEWzailqSE2ItDVMT8FQWBg" xlink:type="simple">@SenMikeLee</text:a></text:p>
          </table:table-cell>
          <table:table-cell/>
          <table:table-cell office:value-type="string" calcext:value-type="string">
            <text:p>1015 North Broadway Avenue, Suite 310, Oklahoma City, OK 73102</text:p>
          </table:table-cell>
          <table:table-cell office:value-type="string" calcext:value-type="string">
            <text:p>405-231-4941</text:p>
          </table:table-cell>
          <table:table-cell table:number-columns-repeated="4"/>
          <table:table-cell office:value-type="string" calcext:value-type="string">
            <text:p>Neutral </text:p>
          </table:table-cell>
          <table:table-cell office:value-type="string" calcext:value-type="string">
            <text:p>National security is always the federal government's top priority, so I am pleased that the White House is focused on protecting the American people. I do have some technical questions about President Trump's Executive Order titled 'Protecting the Nation From Foreign Terrorist Entry Into the United States.' My staff and I will continue to reach out to the White House for clarification on these issues.</text:p>
          </table:table-cell>
          <table:table-cell office:value-type="string" calcext:value-type="string">
            <text:p><text:a xlink:href="https://www.google.com/url?q=http://www.sltrib.com/news/4875807-155/mike-lee-critical-of-a-muslim&amp;sa=D&amp;ust=1485748919109000&amp;usg=AFQjCNHzoUXuGgzAvY2VRN0bXB5D8l1tRQ" xlink:type="simple">http://www.sltrib.com/news/4875807-155/mike-lee-critical-of-a-muslim</text:a></text:p>
          </table:table-cell>
          <table:table-cell table:number-columns-repeated="4" office:value-type="string" calcext:value-type="string">
            <text:p>Yea</text:p>
          </table:table-cell>
          <table:table-cell table:number-columns-repeated="5"/>
        </table:table-row>
        <table:table-row table:style-name="ro33">
          <table:table-cell office:value-type="string" calcext:value-type="string">
            <text:p>Senator</text:p>
          </table:table-cell>
          <table:table-cell office:value-type="string" calcext:value-type="string">
            <text:p>Orrin</text:p>
          </table:table-cell>
          <table:table-cell office:value-type="string" calcext:value-type="string">
            <text:p>Hatch</text:p>
          </table:table-cell>
          <table:table-cell office:value-type="string" calcext:value-type="string">
            <text:p>R</text:p>
          </table:table-cell>
          <table:table-cell office:value-type="string" calcext:value-type="string">
            <text:p>UT</text:p>
          </table:table-cell>
          <table:table-cell office:value-type="string" calcext:value-type="string">
            <text:p>Utah</text:p>
          </table:table-cell>
          <table:table-cell table:style-name="ce1"/>
          <table:table-cell office:value-type="string" calcext:value-type="string">
            <text:p>104 Hart Senate Office Building</text:p>
          </table:table-cell>
          <table:table-cell office:value-type="string" calcext:value-type="string">
            <text:p>202-224-5251</text:p>
          </table:table-cell>
          <table:table-cell office:value-type="string" calcext:value-type="string">
            <text:p><text:a xlink:href="https://www.google.com/url?q=http://www.hatch.senate.gov/public/index.cfm/contact?p%3DEmail-Orrin&amp;sa=D&amp;ust=1485748919097000&amp;usg=AFQjCNEab129obhaO3VWJf6RcjMt0gyHPg" xlink:type="simple">http://www.hatch.senate.gov/public/index.cfm/contact?p=Email-Orrin</text:a></text:p>
          </table:table-cell>
          <table:table-cell office:value-type="string" calcext:value-type="string">
            <text:p><text:a xlink:href="https://www.google.com/url?q=https://twitter.com/OrrinHatch&amp;sa=D&amp;ust=1485748919097000&amp;usg=AFQjCNHpT8OAaZTLH1ttRqtmn46weMMykA" xlink:type="simple">https://twitter.com/OrrinHatch</text:a></text:p>
          </table:table-cell>
          <table:table-cell office:value-type="string" calcext:value-type="string">
            <text:p><text:a xlink:href="https://www.google.com/url?q=https://twitter.com/OrrinHatch&amp;sa=D&amp;ust=1485748919097000&amp;usg=AFQjCNHpT8OAaZTLH1ttRqtmn46weMMykA" xlink:type="simple">@OrrinHatch</text:a></text:p>
          </table:table-cell>
          <table:table-cell table:style-name="ce2" office:value-type="string" calcext:value-type="string">
            <text:p><text:a xlink:href="https://www.google.com/url?q=https://twitter.com/SenOrrinHatch&amp;sa=D&amp;ust=1485748919097000&amp;usg=AFQjCNG-mOhTNRAPmC1NqcpjHO5LjSty3g" xlink:type="simple">@SenOrrinHatch</text:a></text:p>
          </table:table-cell>
          <table:table-cell office:value-type="string" calcext:value-type="string">
            <text:p>8402 Federal Building, 125 South State Street, Salt Lake City, UT 84138</text:p>
          </table:table-cell>
          <table:table-cell office:value-type="string" calcext:value-type="string">
            <text:p>603-622-2204</text:p>
          </table:table-cell>
          <table:table-cell table:number-columns-repeated="4"/>
          <table:table-cell office:value-type="string" calcext:value-type="string">
            <text:p>Neutral</text:p>
          </table:table-cell>
          <table:table-cell office:value-type="string" calcext:value-type="string">
            <text:p>The present geopolitical situation in the war-torn Middle East presents a number of difficult questions regarding the intersection of our efforts to protect Americans from the threat of terrorism and our legal and moral obligations to help the innocent victims of these terrible conflicts. In particular, as a lifelong member of the Church of Jesus Christ of Latter-day Saints, I am acutely aware that many of my own ancestors in not-too-distant past were themselves refugees, religious minorities violently driven from their homes and who undertook a long and dangerous journey to build a new life in a distant land." "President Trump has described the motivation of his recent order as a means '[t]o temporarily reduce investigative burdens on relevant agencies.' In this spirit, I strongly urge the new administration to move quickly to tailor its policy on visa issuance as narrowly as possible, delivering on our security needs while reducing unnecessary burdens on the vast majority of visa-seekers that present a promise—not a threat—to our nation. Doing so as expeditiously as possible will achieve our shared goals of keeping the country we love both safe and free, a beacon of justice to the world.</text:p>
          </table:table-cell>
          <table:table-cell office:value-type="string" calcext:value-type="string">
            <text:p><text:a xlink:href="https://www.google.com/url?q=https://twitter.com/SenOrrinHatch/status/825534216645509121&amp;sa=D&amp;ust=1485748919097000&amp;usg=AFQjCNEbQiNTHisqBhUuyqRfwBBQClLqxQ" xlink:type="simple">https://twitter.com/SenOrrinHatch/status/825534216645509121</text:a></text:p>
          </table:table-cell>
          <table:table-cell table:number-columns-repeated="4" office:value-type="string" calcext:value-type="string">
            <text:p>Yea</text:p>
          </table:table-cell>
          <table:table-cell table:number-columns-repeated="5"/>
        </table:table-row>
        <table:table-row table:style-name="ro24">
          <table:table-cell office:value-type="string" calcext:value-type="string">
            <text:p>Senator</text:p>
          </table:table-cell>
          <table:table-cell office:value-type="string" calcext:value-type="string">
            <text:p>Pat</text:p>
          </table:table-cell>
          <table:table-cell office:value-type="string" calcext:value-type="string">
            <text:p>Leahy</text:p>
          </table:table-cell>
          <table:table-cell office:value-type="string" calcext:value-type="string">
            <text:p>D</text:p>
          </table:table-cell>
          <table:table-cell office:value-type="string" calcext:value-type="string">
            <text:p>VT</text:p>
          </table:table-cell>
          <table:table-cell office:value-type="string" calcext:value-type="string">
            <text:p>Vermont</text:p>
          </table:table-cell>
          <table:table-cell table:style-name="ce1"/>
          <table:table-cell office:value-type="string" calcext:value-type="string">
            <text:p>388 Russell Senate Office Building</text:p>
          </table:table-cell>
          <table:table-cell office:value-type="string" calcext:value-type="string">
            <text:p>202-224-4024</text:p>
          </table:table-cell>
          <table:table-cell office:value-type="string" calcext:value-type="string">
            <text:p><text:a xlink:href="https://www.google.com/url?q=https://www.kaine.senate.gov/contact&amp;sa=D&amp;ust=1485748919105000&amp;usg=AFQjCNGM9yr1En7XgnJeWzWiRzJTt8HxHQ" xlink:type="simple">https://www.kaine.senate.gov/contact</text:a></text:p>
          </table:table-cell>
          <table:table-cell office:value-type="string" calcext:value-type="string">
            <text:p><text:a xlink:href="https://www.google.com/url?q=https://twitter.com/timkaine&amp;sa=D&amp;ust=1485748919106000&amp;usg=AFQjCNESj_PQWlwh_41oMqmZyF_xHtW32Q" xlink:type="simple">https://twitter.com/timkaine</text:a></text:p>
          </table:table-cell>
          <table:table-cell office:value-type="string" calcext:value-type="string">
            <text:p><text:a xlink:href="https://www.google.com/url?q=https://twitter.com/timkaine&amp;sa=D&amp;ust=1485748919106000&amp;usg=AFQjCNESj_PQWlwh_41oMqmZyF_xHtW32Q" xlink:type="simple">@timkaine</text:a></text:p>
          </table:table-cell>
          <table:table-cell table:style-name="ce2" office:value-type="string" calcext:value-type="string">
            <text:p><text:a xlink:href="https://www.google.com/url?q=https://twitter.com/SenKaineOffice&amp;sa=D&amp;ust=1485748919106000&amp;usg=AFQjCNHUtpexZPqlvHQxybN4pLXA5VU6Uw" xlink:type="simple">@SenKaineOffice</text:a></text:p>
          </table:table-cell>
          <table:table-cell office:value-type="string" calcext:value-type="string">
            <text:p>517 East Wisconsin Avenue, Suite 408, Milwaukee, WI 53202</text:p>
          </table:table-cell>
          <table:table-cell office:value-type="string" calcext:value-type="string">
            <text:p>414-276-7282</text:p>
          </table:table-cell>
          <table:table-cell table:number-columns-repeated="4"/>
          <table:table-cell office:value-type="string" calcext:value-type="string">
            <text:p>Opposed</text:p>
          </table:table-cell>
          <table:table-cell office:value-type="string" calcext:value-type="string">
            <text:p>I am appalled by the cruelty the Trump Administration has demonstrated over the past 24 hours. By indefinitely suspending the Syrian refugee program and imposing a religious test at our borders, he has defied everything our nation stands for. He's also weakened our national security by empowering ISIL's narrative that the West is at war with Islam and encouraging the listed countries to further cooperate with adversaries like Russia and Iran. For decades, America has acted as the Good Samaritan and extended a welcoming hand to those who yearn to be free. We should continue to thoroughly vet all refugees who enter the United States, but we cannot abandon our core principles. If we turn our backs on widows and orphans fleeing the very evil we despise, we do not defeat our enemies; we surrender to them.</text:p>
          </table:table-cell>
          <table:table-cell office:value-type="string" calcext:value-type="string">
            <text:p><text:a xlink:href="https://www.google.com/url?q=https://twitter.com/timkaine/status/825468970404872196&amp;sa=D&amp;ust=1485748919105000&amp;usg=AFQjCNF7YCXMA4Ue7IqYYQsnHIvtUEQ37Q" xlink:type="simple">https://twitter.com/timkaine/status/825468970404872196</text:a></text:p>
          </table:table-cell>
          <table:table-cell table:number-columns-repeated="4" office:value-type="string" calcext:value-type="string">
            <text:p>Yea</text:p>
          </table:table-cell>
          <table:table-cell table:number-columns-repeated="5"/>
        </table:table-row>
        <table:table-row table:style-name="ro10">
          <table:table-cell office:value-type="string" calcext:value-type="string">
            <text:p>Senator</text:p>
          </table:table-cell>
          <table:table-cell office:value-type="string" calcext:value-type="string">
            <text:p>Bernie</text:p>
          </table:table-cell>
          <table:table-cell office:value-type="string" calcext:value-type="string">
            <text:p>Sanders</text:p>
          </table:table-cell>
          <table:table-cell office:value-type="string" calcext:value-type="string">
            <text:p>I</text:p>
          </table:table-cell>
          <table:table-cell office:value-type="string" calcext:value-type="string">
            <text:p>VT</text:p>
          </table:table-cell>
          <table:table-cell office:value-type="string" calcext:value-type="string">
            <text:p>Vermont</text:p>
          </table:table-cell>
          <table:table-cell table:style-name="ce1"/>
          <table:table-cell office:value-type="string" calcext:value-type="string">
            <text:p>475 Russell Senate Office Building</text:p>
          </table:table-cell>
          <table:table-cell office:value-type="string" calcext:value-type="string">
            <text:p>202-224-2023</text:p>
          </table:table-cell>
          <table:table-cell office:value-type="string" calcext:value-type="string">
            <text:p><text:a xlink:href="https://www.google.com/url?q=http://www.warner.senate.gov/public/index.cfm?p%3DContact&amp;sa=D&amp;ust=1485748919148000&amp;usg=AFQjCNFv4Zoniz8i2fSRU7MhBcibE6qgBQ" xlink:type="simple">http://www.warner.senate.gov/public/index.cfm?p=Contact</text:a></text:p>
          </table:table-cell>
          <table:table-cell table:style-name="ce1"/>
          <table:table-cell office:value-type="string" calcext:value-type="string">
            <text:p><text:a xlink:href="https://www.google.com/url?q=https://twitter.com/MarkWarner&amp;sa=D&amp;ust=1485748919148000&amp;usg=AFQjCNEyrRJ8_VzsVP2T4-IKidCCwaJPZA" xlink:type="simple">@MarkWarner</text:a></text:p>
          </table:table-cell>
          <table:table-cell table:style-name="ce2" office:value-type="string" calcext:value-type="string">
            <text:p><text:a xlink:href="https://www.google.com/url?q=https://twitter.com/MarkWarnerVA&amp;sa=D&amp;ust=1485748919148000&amp;usg=AFQjCNHBTePPEOZtptvNJ6H8TR_If1rQaQ" xlink:type="simple">@MarkWarnerVA</text:a></text:p>
          </table:table-cell>
          <table:table-cell office:value-type="string" calcext:value-type="string">
            <text:p>180 West Main Street, Abingdon, VA 24210</text:p>
          </table:table-cell>
          <table:table-cell office:value-type="string" calcext:value-type="string">
            <text:p>276-628-8158</text:p>
          </table:table-cell>
          <table:table-cell table:number-columns-repeated="4"/>
          <table:table-cell office:value-type="string" calcext:value-type="string">
            <text:p>Opposed</text:p>
          </table:table-cell>
          <table:table-cell office:value-type="string" calcext:value-type="string">
            <text:p>.@POTUS executive order doesn't reflect our American values &amp; harms our natl. security interests. (longer statement in tweet)</text:p>
          </table:table-cell>
          <table:table-cell office:value-type="string" calcext:value-type="string">
            <text:p><text:a xlink:href="https://www.google.com/url?q=https://twitter.com/MarkWarner/status/825144935552782340&amp;sa=D&amp;ust=1485748919147000&amp;usg=AFQjCNHWOr5uoaddl9QVF92rOmkp36V2WQ" xlink:type="simple">https://twitter.com/MarkWarner/status/825144935552782340</text:a></text:p>
          </table:table-cell>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34">
          <table:table-cell office:value-type="string" calcext:value-type="string">
            <text:p>Senator</text:p>
          </table:table-cell>
          <table:table-cell office:value-type="string" calcext:value-type="string">
            <text:p>Mark</text:p>
          </table:table-cell>
          <table:table-cell office:value-type="string" calcext:value-type="string">
            <text:p>Warner</text:p>
          </table:table-cell>
          <table:table-cell office:value-type="string" calcext:value-type="string">
            <text:p>D</text:p>
          </table:table-cell>
          <table:table-cell office:value-type="string" calcext:value-type="string">
            <text:p>VA</text:p>
          </table:table-cell>
          <table:table-cell office:value-type="string" calcext:value-type="string">
            <text:p>Virginia</text:p>
          </table:table-cell>
          <table:table-cell table:style-name="ce1"/>
          <table:table-cell office:value-type="string" calcext:value-type="string">
            <text:p>332 Dirsken Office Building</text:p>
          </table:table-cell>
          <table:table-cell office:value-type="string" calcext:value-type="string">
            <text:p>202-224-5141</text:p>
          </table:table-cell>
          <table:table-cell office:value-type="string" calcext:value-type="string">
            <text:p><text:a xlink:href="https://www.google.com/url?q=http://www.sanders.senate.gov/contact/&amp;sa=D&amp;ust=1485748919131000&amp;usg=AFQjCNHrYfOvq2OpEPVKjyQJMhJazRlyDA" xlink:type="simple">www.sanders.senate.gov/contact/</text:a></text:p>
          </table:table-cell>
          <table:table-cell office:value-type="string" calcext:value-type="string">
            <text:p><text:a xlink:href="https://www.google.com/url?q=https://twitter.com/SenSanders&amp;sa=D&amp;ust=1485748919131000&amp;usg=AFQjCNFtcGP_byQrwvvxbqWECiCneYdGBQ" xlink:type="simple">https://twitter.com/SenSanders</text:a></text:p>
          </table:table-cell>
          <table:table-cell office:value-type="string" calcext:value-type="string">
            <text:p><text:a xlink:href="https://www.google.com/url?q=https://twitter.com/SenSanders&amp;sa=D&amp;ust=1485748919131000&amp;usg=AFQjCNFtcGP_byQrwvvxbqWECiCneYdGBQ" xlink:type="simple">@SenSanders</text:a></text:p>
          </table:table-cell>
          <table:table-cell/>
          <table:table-cell office:value-type="string" calcext:value-type="string">
            <text:p>1 Church St., 3rd Floor, Burlington VT 05401</text:p>
          </table:table-cell>
          <table:table-cell office:value-type="string" calcext:value-type="string">
            <text:p>802-862-0697</text:p>
          </table:table-cell>
          <table:table-cell table:number-columns-repeated="4"/>
          <table:table-cell office:value-type="string" calcext:value-type="string">
            <text:p>Opposed</text:p>
          </table:table-cell>
          <table:table-cell office:value-type="string" calcext:value-type="string">
            <text:p>Demagogues survive politically by fostering hatred, especially against minorities. They try to divide people up by their religion, country of origin or the color of their skin. By temporarily barring all immigrants from seven majority-Muslim countries and giving preference to Christian refugees, Trump is doubling down on the hateful rhetoric he used during his campaign. Further, he is breaking with the historic tradition of the U.S. and turning his back on those men, women and children fleeing violence, oppression, and starvation. Trump’s latest executive action will not make us safer. In fact, his anti-Muslim actions play right into the hands of those anti-American fanatics who wish to do us harm. Love and compassion trumps hatred and intolerance.</text:p>
          </table:table-cell>
          <table:table-cell office:value-type="string" calcext:value-type="string">
            <text:p><text:a xlink:href="https://www.google.com/url?q=https://twitter.com/SenSanders/status/825381179775971328&amp;sa=D&amp;ust=1485748919131000&amp;usg=AFQjCNGDo0sLqSJsmEiJFIsilCKZ-Rmq7w" xlink:type="simple">https://twitter.com/SenSanders/status/825381179775971328</text:a></text:p>
          </table:table-cell>
          <table:table-cell table:number-columns-repeated="2" office:value-type="string" calcext:value-type="string">
            <text:p>Yea</text:p>
          </table:table-cell>
          <table:table-cell table:number-columns-repeated="2" office:value-type="string" calcext:value-type="string">
            <text:p>Nay</text:p>
          </table:table-cell>
          <table:table-cell table:number-columns-repeated="5"/>
        </table:table-row>
        <table:table-row table:style-name="ro4">
          <table:table-cell office:value-type="string" calcext:value-type="string">
            <text:p>Senator</text:p>
          </table:table-cell>
          <table:table-cell office:value-type="string" calcext:value-type="string">
            <text:p>Tim</text:p>
          </table:table-cell>
          <table:table-cell office:value-type="string" calcext:value-type="string">
            <text:p>Kaine</text:p>
          </table:table-cell>
          <table:table-cell office:value-type="string" calcext:value-type="string">
            <text:p>D</text:p>
          </table:table-cell>
          <table:table-cell office:value-type="string" calcext:value-type="string">
            <text:p>VA</text:p>
          </table:table-cell>
          <table:table-cell office:value-type="string" calcext:value-type="string">
            <text:p>Virginia</text:p>
          </table:table-cell>
          <table:table-cell table:style-name="ce1"/>
          <table:table-cell office:value-type="string" calcext:value-type="string">
            <text:p>437 Russell Senate Office Building</text:p>
          </table:table-cell>
          <table:table-cell office:value-type="string" calcext:value-type="string">
            <text:p>202-224-4242</text:p>
          </table:table-cell>
          <table:table-cell office:value-type="string" calcext:value-type="string">
            <text:p><text:a xlink:href="https://www.google.com/url?q=https://www.leahy.senate.gov/contact/&amp;sa=D&amp;ust=1485748919109000&amp;usg=AFQjCNFOIt5AIoWENmIBLlWlt9kumwy0dQ" xlink:type="simple">https://www.leahy.senate.gov/contact/</text:a></text:p>
          </table:table-cell>
          <table:table-cell office:value-type="string" calcext:value-type="string">
            <text:p><text:a xlink:href="https://www.google.com/url?q=https://twitter.com/SenatorLeahy&amp;sa=D&amp;ust=1485748919109000&amp;usg=AFQjCNHQhuH8qBySSsAIHh3AAJ6xH0xAWw" xlink:type="simple">https://twitter.com/SenatorLeahy</text:a></text:p>
          </table:table-cell>
          <table:table-cell office:value-type="string" calcext:value-type="string">
            <text:p><text:a xlink:href="https://www.google.com/url?q=https://twitter.com/SenatorLeahy&amp;sa=D&amp;ust=1485748919109000&amp;usg=AFQjCNHQhuH8qBySSsAIHh3AAJ6xH0xAWw" xlink:type="simple">@SenatorLeahy</text:a></text:p>
          </table:table-cell>
          <table:table-cell/>
          <table:table-cell office:value-type="string" calcext:value-type="string">
            <text:p>1200 Washington Avenue South, Room 250, Minneapolis, MN 55415</text:p>
          </table:table-cell>
          <table:table-cell office:value-type="string" calcext:value-type="string">
            <text:p>612-727-5220</text:p>
          </table:table-cell>
          <table:table-cell table:number-columns-repeated="4"/>
          <table:table-cell office:value-type="string" calcext:value-type="string">
            <text:p>Opposed</text:p>
          </table:table-cell>
          <table:table-cell office:value-type="string" calcext:value-type="string">
            <text:p>Joint statement with Sanders and Welch</text:p>
          </table:table-cell>
          <table:table-cell office:value-type="string" calcext:value-type="string">
            <text:p><text:a xlink:href="https://www.google.com/url?q=https://www.leahy.senate.gov/press/leahy-sanders-and-welch-issue-joint-statement_on-president-trumps-move-to-halt-refugee-resettlements-in-vermont-and-across-the-country&amp;sa=D&amp;ust=1485748919108000&amp;usg=AFQjCNFy4ZY-RDZn0j7XLqJa8gFl5faYvQ" xlink:type="simple">https://www.leahy.senate.gov/press/leahy-sanders-and-welch-issue-joint-statement_on-president-trumps-move-to-halt-refugee-resettlements-in-vermont-and-across-the-country</text:a></text:p>
          </table:table-cell>
          <table:table-cell table:number-columns-repeated="4" office:value-type="string" calcext:value-type="string">
            <text:p>Yea</text:p>
          </table:table-cell>
          <table:table-cell table:number-columns-repeated="5"/>
        </table:table-row>
        <table:table-row table:style-name="ro10">
          <table:table-cell office:value-type="string" calcext:value-type="string">
            <text:p>Senator</text:p>
          </table:table-cell>
          <table:table-cell office:value-type="string" calcext:value-type="string">
            <text:p>Maria</text:p>
          </table:table-cell>
          <table:table-cell office:value-type="string" calcext:value-type="string">
            <text:p>Cantwell</text:p>
          </table:table-cell>
          <table:table-cell office:value-type="string" calcext:value-type="string">
            <text:p>D</text:p>
          </table:table-cell>
          <table:table-cell office:value-type="string" calcext:value-type="string">
            <text:p>WA</text:p>
          </table:table-cell>
          <table:table-cell office:value-type="string" calcext:value-type="string">
            <text:p>Washington</text:p>
          </table:table-cell>
          <table:table-cell table:style-name="ce1"/>
          <table:table-cell office:value-type="string" calcext:value-type="string">
            <text:p>311 Hart Senate Office Building</text:p>
          </table:table-cell>
          <table:table-cell office:value-type="string" calcext:value-type="string">
            <text:p>202-224-3441</text:p>
          </table:table-cell>
          <table:table-cell office:value-type="string" calcext:value-type="string">
            <text:p><text:a xlink:href="https://www.google.com/url?q=http://www.cantwell.senate.gov/public/index.cfm/email-maria&amp;sa=D&amp;ust=1485748919071000&amp;usg=AFQjCNELtZHt3VSfDRd7_-Zx6P5Ato3spw" xlink:type="simple">http://www.cantwell.senate.gov/public/index.cfm/email-maria</text:a></text:p>
          </table:table-cell>
          <table:table-cell office:value-type="string" calcext:value-type="string">
            <text:p><text:a xlink:href="https://www.google.com/url?q=https://twitter.com/SenatorCantwell&amp;sa=D&amp;ust=1485748919071000&amp;usg=AFQjCNGSqNAl5Dma_z_M48TVG-on3K2NlQ" xlink:type="simple">https://twitter.com/SenatorCantwell</text:a></text:p>
          </table:table-cell>
          <table:table-cell office:value-type="string" calcext:value-type="string">
            <text:p><text:a xlink:href="https://www.google.com/url?q=https://twitter.com/SenatorCantwell&amp;sa=D&amp;ust=1485748919071000&amp;usg=AFQjCNGSqNAl5Dma_z_M48TVG-on3K2NlQ" xlink:type="simple">@SenatorCantwell</text:a></text:p>
          </table:table-cell>
          <table:table-cell/>
          <table:table-cell office:value-type="string" calcext:value-type="string">
            <text:p>915 Second Avenue, Suite 3206, Seattle, WA 98174</text:p>
          </table:table-cell>
          <table:table-cell office:value-type="string" calcext:value-type="string">
            <text:p>206-220-6400</text:p>
          </table:table-cell>
          <table:table-cell table:number-columns-repeated="4"/>
          <table:table-cell office:value-type="string" calcext:value-type="string">
            <text:p>Opposed</text:p>
          </table:table-cell>
          <table:table-cell office:value-type="string" calcext:value-type="string">
            <text:p>Actions by the administration that discriminate on basis of religion or country of origin betray our tradition of diversity &amp; acceptance</text:p>
          </table:table-cell>
          <table:table-cell office:value-type="string" calcext:value-type="string">
            <text:p><text:a xlink:href="https://www.google.com/url?q=https://twitter.com/SenatorCantwell/status/825483696518086656&amp;sa=D&amp;ust=1485748919071000&amp;usg=AFQjCNGvlpmCFFFt3xJ1muUYR-o7KUbE-w" xlink:type="simple">https://twitter.com/SenatorCantwell/status/825483696518086656</text:a></text:p>
          </table:table-cell>
          <table:table-cell table:number-columns-repeated="4" office:value-type="string" calcext:value-type="string">
            <text:p>Yea</text:p>
          </table:table-cell>
          <table:table-cell table:number-columns-repeated="5"/>
        </table:table-row>
        <table:table-row table:style-name="ro12">
          <table:table-cell office:value-type="string" calcext:value-type="string">
            <text:p>Senator</text:p>
          </table:table-cell>
          <table:table-cell office:value-type="string" calcext:value-type="string">
            <text:p>Patty</text:p>
          </table:table-cell>
          <table:table-cell office:value-type="string" calcext:value-type="string">
            <text:p>Murray</text:p>
          </table:table-cell>
          <table:table-cell office:value-type="string" calcext:value-type="string">
            <text:p>D</text:p>
          </table:table-cell>
          <table:table-cell office:value-type="string" calcext:value-type="string">
            <text:p>WA</text:p>
          </table:table-cell>
          <table:table-cell office:value-type="string" calcext:value-type="string">
            <text:p>Washington</text:p>
          </table:table-cell>
          <table:table-cell table:style-name="ce1"/>
          <table:table-cell office:value-type="string" calcext:value-type="string">
            <text:p>154 Russell Senate Office Building</text:p>
          </table:table-cell>
          <table:table-cell office:value-type="string" calcext:value-type="string">
            <text:p>202-224-2621</text:p>
          </table:table-cell>
          <table:table-cell office:value-type="string" calcext:value-type="string">
            <text:p><text:a xlink:href="https://www.google.com/url?q=http://www.murray.senate.gov/public/index.cfm/contactme&amp;sa=D&amp;ust=1485748919120000&amp;usg=AFQjCNHzSVsA-s7lrCYnkjBjykGHcg3JAQ" xlink:type="simple">http://www.murray.senate.gov/public/index.cfm/contactme</text:a></text:p>
          </table:table-cell>
          <table:table-cell office:value-type="string" calcext:value-type="string">
            <text:p><text:a xlink:href="https://www.google.com/url?q=https://twitter.com/PattyMurray&amp;sa=D&amp;ust=1485748919120000&amp;usg=AFQjCNEdCLgn6PkrZHJTuiQe1k2cyhb4KQ" xlink:type="simple">https://twitter.com/PattyMurray</text:a></text:p>
          </table:table-cell>
          <table:table-cell office:value-type="string" calcext:value-type="string">
            <text:p><text:a xlink:href="https://www.google.com/url?q=https://twitter.com/PattyMurray&amp;sa=D&amp;ust=1485748919120000&amp;usg=AFQjCNEdCLgn6PkrZHJTuiQe1k2cyhb4KQ" xlink:type="simple">@PattyMurray</text:a></text:p>
          </table:table-cell>
          <table:table-cell table:style-name="ce2" office:value-type="string" calcext:value-type="string">
            <text:p><text:a xlink:href="https://www.google.com/url?q=https://twitter.com/MurrayCampaign&amp;sa=D&amp;ust=1485748919120000&amp;usg=AFQjCNF1a_lRGdTLBmrz3rJQO5-12ZESDA" xlink:type="simple">@MurrayCampaign</text:a></text:p>
          </table:table-cell>
          <table:table-cell office:value-type="string" calcext:value-type="string">
            <text:p>2930 Westmore Avenue, Ste. 9D, Everett, Washington 98201</text:p>
          </table:table-cell>
          <table:table-cell office:value-type="string" calcext:value-type="string">
            <text:p>860-549-8463</text:p>
          </table:table-cell>
          <table:table-cell table:number-columns-repeated="4"/>
          <table:table-cell office:value-type="string" calcext:value-type="string">
            <text:p>Opposed</text:p>
          </table:table-cell>
          <table:table-cell office:value-type="string" calcext:value-type="string">
            <text:p>(many tweets) President Trump has slammed the door on thousands of people—many of whom are women &amp; children fleeing horrific violence.</text:p>
          </table:table-cell>
          <table:table-cell office:value-type="string" calcext:value-type="string">
            <text:p><text:a xlink:href="https://www.google.com/url?q=https://twitter.com/PattyMurray/status/825389319447773186&amp;sa=D&amp;ust=1485748919120000&amp;usg=AFQjCNG7iHojxFq2hgX1mS1872NrtbK54A" xlink:type="simple">https://twitter.com/PattyMurray/status/825389319447773186</text:a></text:p>
          </table:table-cell>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35">
          <table:table-cell office:value-type="string" calcext:value-type="string">
            <text:p>Senator</text:p>
          </table:table-cell>
          <table:table-cell office:value-type="string" calcext:value-type="string">
            <text:p>Joe</text:p>
          </table:table-cell>
          <table:table-cell office:value-type="string" calcext:value-type="string">
            <text:p>Manchin</text:p>
          </table:table-cell>
          <table:table-cell office:value-type="string" calcext:value-type="string">
            <text:p>D</text:p>
          </table:table-cell>
          <table:table-cell office:value-type="string" calcext:value-type="string">
            <text:p>WV</text:p>
          </table:table-cell>
          <table:table-cell office:value-type="string" calcext:value-type="string">
            <text:p>West Virginia</text:p>
          </table:table-cell>
          <table:table-cell table:style-name="ce1"/>
          <table:table-cell office:value-type="string" calcext:value-type="string">
            <text:p>717 Hart Senate Office Building</text:p>
          </table:table-cell>
          <table:table-cell office:value-type="string" calcext:value-type="string">
            <text:p>202-224-5653</text:p>
          </table:table-cell>
          <table:table-cell office:value-type="string" calcext:value-type="string">
            <text:p><text:a xlink:href="https://www.google.com/url?q=https://www.baldwin.senate.gov/feedback&amp;sa=D&amp;ust=1485748919064000&amp;usg=AFQjCNECsmI5DMWsny0g4Nl_U8oRf-sGTQ" xlink:type="simple">https://www.baldwin.senate.gov/feedback</text:a></text:p>
          </table:table-cell>
          <table:table-cell office:value-type="string" calcext:value-type="string">
            <text:p><text:a xlink:href="https://www.google.com/url?q=https://twitter.com/SenatorBaldwin&amp;sa=D&amp;ust=1485748919064000&amp;usg=AFQjCNESTk6ao34ELItzsJZL_u0BDj5hjg" xlink:type="simple">https://twitter.com/SenatorBaldwin</text:a></text:p>
          </table:table-cell>
          <table:table-cell office:value-type="string" calcext:value-type="string">
            <text:p><text:a xlink:href="https://www.google.com/url?q=https://twitter.com/SenatorBaldwin&amp;sa=D&amp;ust=1485748919064000&amp;usg=AFQjCNESTk6ao34ELItzsJZL_u0BDj5hjg" xlink:type="simple">@SenatorBaldwin</text:a></text:p>
          </table:table-cell>
          <table:table-cell table:style-name="ce2" office:value-type="string" calcext:value-type="string">
            <text:p><text:a xlink:href="https://www.google.com/url?q=https://twitter.com/tammybaldwin&amp;sa=D&amp;ust=1485748919065000&amp;usg=AFQjCNHnl83jY6satJdeidEdd4F1DwR29w" xlink:type="simple">@tammybaldwin</text:a></text:p>
          </table:table-cell>
          <table:table-cell office:value-type="string" calcext:value-type="string">
            <text:p>402 Graham Street, Suite 206, Eau Claire, WI 54701-2633</text:p>
          </table:table-cell>
          <table:table-cell office:value-type="string" calcext:value-type="string">
            <text:p>715-832-8424</text:p>
          </table:table-cell>
          <table:table-cell table:number-columns-repeated="4"/>
          <table:table-cell office:value-type="string" calcext:value-type="string">
            <text:p>Opposed</text:p>
          </table:table-cell>
          <table:table-cell office:value-type="string" calcext:value-type="string">
            <text:p>Welcoming refugees strengthens America's connection with freedom, the foundation of who we are as a people.</text:p>
          </table:table-cell>
          <table:table-cell office:value-type="string" calcext:value-type="string">
            <text:p><text:a xlink:href="https://www.google.com/url?q=https://twitter.com/SenatorBaldwin/status/825414025873862656&amp;sa=D&amp;ust=1485748919064000&amp;usg=AFQjCNHxMETr5chK65g6WC9yJist5MlMHg" xlink:type="simple">https://twitter.com/SenatorBaldwin/status/825414025873862656</text:a></text:p>
          </table:table-cell>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3">
          <table:table-cell office:value-type="string" calcext:value-type="string">
            <text:p>Senator</text:p>
          </table:table-cell>
          <table:table-cell office:value-type="string" calcext:value-type="string">
            <text:p>Shelley</text:p>
          </table:table-cell>
          <table:table-cell office:value-type="string" calcext:value-type="string">
            <text:p>Moore Capito</text:p>
          </table:table-cell>
          <table:table-cell office:value-type="string" calcext:value-type="string">
            <text:p>R</text:p>
          </table:table-cell>
          <table:table-cell office:value-type="string" calcext:value-type="string">
            <text:p>WV</text:p>
          </table:table-cell>
          <table:table-cell office:value-type="string" calcext:value-type="string">
            <text:p>West Virginia</text:p>
          </table:table-cell>
          <table:table-cell office:value-type="float" office:value="2022" calcext:value-type="float">
            <text:p>2022</text:p>
          </table:table-cell>
          <table:table-cell office:value-type="string" calcext:value-type="string">
            <text:p>328 Hart Senate Office Building</text:p>
          </table:table-cell>
          <table:table-cell office:value-type="string" calcext:value-type="string">
            <text:p>202-224-5323</text:p>
          </table:table-cell>
          <table:table-cell office:value-type="string" calcext:value-type="string">
            <text:p><text:a xlink:href="https://www.google.com/url?q=https://www.ronjohnson.senate.gov/public/index.cfm/email-the-senator&amp;sa=D&amp;ust=1485748919104000&amp;usg=AFQjCNENcEGW-Yz_xg_F4idr-0zQaRRJIg" xlink:type="simple">https://www.ronjohnson.senate.gov/public/index.cfm/email-the-senator</text:a></text:p>
          </table:table-cell>
          <table:table-cell office:value-type="string" calcext:value-type="string">
            <text:p><text:a xlink:href="https://www.google.com/url?q=https://twitter.com/SenRonJohnson&amp;sa=D&amp;ust=1485748919104000&amp;usg=AFQjCNE95t48EOIPioe6z2jshjw_l0SaHA" xlink:type="simple">https://twitter.com/SenRonJohnson</text:a></text:p>
          </table:table-cell>
          <table:table-cell office:value-type="string" calcext:value-type="string">
            <text:p><text:a xlink:href="https://www.google.com/url?q=https://twitter.com/SenRonJohnson&amp;sa=D&amp;ust=1485748919104000&amp;usg=AFQjCNE95t48EOIPioe6z2jshjw_l0SaHA" xlink:type="simple">@SenRonJohnson</text:a></text:p>
          </table:table-cell>
          <table:table-cell/>
          <table:table-cell office:value-type="string" calcext:value-type="string">
            <text:p>One Overton Park, 3625 Cumberland Blvd., Suite 970, Atlanta, GA 30339</text:p>
          </table:table-cell>
          <table:table-cell office:value-type="string" calcext:value-type="string">
            <text:p>770-661-0999</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5">
          <table:table-cell office:value-type="string" calcext:value-type="string">
            <text:p>Senator</text:p>
          </table:table-cell>
          <table:table-cell office:value-type="string" calcext:value-type="string">
            <text:p>Tammy</text:p>
          </table:table-cell>
          <table:table-cell office:value-type="string" calcext:value-type="string">
            <text:p>Baldwin</text:p>
          </table:table-cell>
          <table:table-cell office:value-type="string" calcext:value-type="string">
            <text:p>D</text:p>
          </table:table-cell>
          <table:table-cell office:value-type="string" calcext:value-type="string">
            <text:p>WI</text:p>
          </table:table-cell>
          <table:table-cell office:value-type="string" calcext:value-type="string">
            <text:p>Wisconsin</text:p>
          </table:table-cell>
          <table:table-cell office:value-type="float" office:value="2018" calcext:value-type="float">
            <text:p>2018</text:p>
          </table:table-cell>
          <table:table-cell office:value-type="string" calcext:value-type="string">
            <text:p>531 Hart Senate Office Building</text:p>
          </table:table-cell>
          <table:table-cell office:value-type="string" calcext:value-type="string">
            <text:p>202-224-6472</text:p>
          </table:table-cell>
          <table:table-cell office:value-type="string" calcext:value-type="string">
            <text:p><text:a xlink:href="https://www.google.com/url?q=http://www.manchin.senate.gov/public/index.cfm/contact-form&amp;sa=D&amp;ust=1485748919110000&amp;usg=AFQjCNHf8l9KH4kUGLVwGt3jFlglFyT4CA" xlink:type="simple">http://www.manchin.senate.gov/public/index.cfm/contact-form</text:a></text:p>
          </table:table-cell>
          <table:table-cell office:value-type="string" calcext:value-type="string">
            <text:p><text:a xlink:href="https://www.google.com/url?q=https://twitter.com/Sen_JoeManchin&amp;sa=D&amp;ust=1485748919110000&amp;usg=AFQjCNFILUPNHNWswzDb60NgHeMU2vdQug" xlink:type="simple">https://twitter.com/Sen_JoeManchin</text:a></text:p>
          </table:table-cell>
          <table:table-cell office:value-type="string" calcext:value-type="string">
            <text:p><text:a xlink:href="https://www.google.com/url?q=https://twitter.com/Sen_JoeManchin&amp;sa=D&amp;ust=1485748919111000&amp;usg=AFQjCNGlPXF6mH4rYSc_dF_qGfx1ZqTc_w" xlink:type="simple">@Sen_JoeManchin</text:a></text:p>
          </table:table-cell>
          <table:table-cell/>
          <table:table-cell office:value-type="string" calcext:value-type="string">
            <text:p>199 Main Street, 4th Floor, Burlington, VT 0541</text:p>
          </table:table-cell>
          <table:table-cell office:value-type="string" calcext:value-type="string">
            <text:p>(802) 863-2525</text:p>
          </table:table-cell>
          <table:table-cell table:number-columns-repeated="4"/>
          <table:table-cell office:value-type="string" calcext:value-type="string">
            <text:p>Silent - tweeted about hunting instead</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2">
          <table:table-cell office:value-type="string" calcext:value-type="string">
            <text:p>Senator</text:p>
          </table:table-cell>
          <table:table-cell office:value-type="string" calcext:value-type="string">
            <text:p>Ron</text:p>
          </table:table-cell>
          <table:table-cell office:value-type="string" calcext:value-type="string">
            <text:p>Johnson</text:p>
          </table:table-cell>
          <table:table-cell office:value-type="string" calcext:value-type="string">
            <text:p>R</text:p>
          </table:table-cell>
          <table:table-cell office:value-type="string" calcext:value-type="string">
            <text:p>WI</text:p>
          </table:table-cell>
          <table:table-cell office:value-type="string" calcext:value-type="string">
            <text:p>Wisconsin</text:p>
          </table:table-cell>
          <table:table-cell office:value-type="float" office:value="2020" calcext:value-type="float">
            <text:p>2020</text:p>
          </table:table-cell>
          <table:table-cell office:value-type="string" calcext:value-type="string">
            <text:p>306 Hart Senate Office Building</text:p>
          </table:table-cell>
          <table:table-cell office:value-type="string" calcext:value-type="string">
            <text:p>202-224-3954</text:p>
          </table:table-cell>
          <table:table-cell office:value-type="string" calcext:value-type="string">
            <text:p><text:a xlink:href="https://www.google.com/url?q=https://www.capito.senate.gov/contact/contact-shelley&amp;sa=D&amp;ust=1485748919118000&amp;usg=AFQjCNHhywVgHD3-Jl9ke7gBSze7cafwoQ" xlink:type="simple">www.capito.senate.gov/contact/contact-shelley</text:a></text:p>
          </table:table-cell>
          <table:table-cell office:value-type="string" calcext:value-type="string">
            <text:p><text:a xlink:href="https://www.google.com/url?q=https://twitter.com/SenCapito&amp;sa=D&amp;ust=1485748919118000&amp;usg=AFQjCNEyzklNQl1r7cETe2VKEsTTzFWb_g" xlink:type="simple">https://twitter.com/SenCapito</text:a></text:p>
          </table:table-cell>
          <table:table-cell office:value-type="string" calcext:value-type="string">
            <text:p><text:a xlink:href="https://www.google.com/url?q=https://twitter.com/SenCapito&amp;sa=D&amp;ust=1485748919118000&amp;usg=AFQjCNEyzklNQl1r7cETe2VKEsTTzFWb_g" xlink:type="simple">@SenCapito</text:a></text:p>
          </table:table-cell>
          <table:table-cell table:style-name="ce2" office:value-type="string" calcext:value-type="string">
            <text:p><text:a xlink:href="https://www.google.com/url?q=https://twitter.com/CapitoforWV&amp;sa=D&amp;ust=1485748919118000&amp;usg=AFQjCNFPFyqv3f58nRC0yGN5Zhg-kRQZeA" xlink:type="simple">@CapitoforWV</text:a></text:p>
          </table:table-cell>
          <table:table-cell office:value-type="string" calcext:value-type="string">
            <text:p>One Gateway Center, Suite 1100, Newark, NJ 07102</text:p>
          </table:table-cell>
          <table:table-cell office:value-type="string" calcext:value-type="string">
            <text:p>973-645-3030</text:p>
          </table:table-cell>
          <table:table-cell table:number-columns-repeated="4"/>
          <table:table-cell office:value-type="string" calcext:value-type="string">
            <text:p>Silent</text:p>
          </table:table-cell>
          <table:table-cell table:style-name="ce1" table:number-columns-repeated="2"/>
          <table:table-cell table:number-columns-repeated="2" office:value-type="string" calcext:value-type="string">
            <text:p>Yea</text:p>
          </table:table-cell>
          <table:table-cell office:value-type="string" calcext:value-type="string">
            <text:p>Nay</text:p>
          </table:table-cell>
          <table:table-cell office:value-type="string" calcext:value-type="string">
            <text:p>Yea</text:p>
          </table:table-cell>
          <table:table-cell table:number-columns-repeated="5"/>
        </table:table-row>
        <table:table-row table:style-name="ro2">
          <table:table-cell office:value-type="string" calcext:value-type="string">
            <text:p>Senator</text:p>
          </table:table-cell>
          <table:table-cell office:value-type="string" calcext:value-type="string">
            <text:p>John</text:p>
          </table:table-cell>
          <table:table-cell office:value-type="string" calcext:value-type="string">
            <text:p>Barrasso</text:p>
          </table:table-cell>
          <table:table-cell office:value-type="string" calcext:value-type="string">
            <text:p>R</text:p>
          </table:table-cell>
          <table:table-cell office:value-type="string" calcext:value-type="string">
            <text:p>WY</text:p>
          </table:table-cell>
          <table:table-cell office:value-type="string" calcext:value-type="string">
            <text:p>Wyoming</text:p>
          </table:table-cell>
          <table:table-cell office:value-type="float" office:value="2018" calcext:value-type="float">
            <text:p>2018</text:p>
          </table:table-cell>
          <table:table-cell office:value-type="string" calcext:value-type="string">
            <text:p>307 Dirksen Senate Office Building</text:p>
          </table:table-cell>
          <table:table-cell office:value-type="string" calcext:value-type="string">
            <text:p>202-224-6441</text:p>
          </table:table-cell>
          <table:table-cell office:value-type="string" calcext:value-type="string">
            <text:p><text:a xlink:href="https://www.google.com/url?q=https://www.barrasso.senate.gov/public/index.cfm/contact-form&amp;sa=D&amp;ust=1485748919065000&amp;usg=AFQjCNGIhGPwC11nTujpgU7dCQMStw1I5A" xlink:type="simple">https://www.barrasso.senate.gov/public/index.cfm/contact-form</text:a></text:p>
          </table:table-cell>
          <table:table-cell office:value-type="string" calcext:value-type="string">
            <text:p><text:a xlink:href="https://www.google.com/url?q=https://twitter.com/SenJohnBarrasso&amp;sa=D&amp;ust=1485748919065000&amp;usg=AFQjCNHXiIMZqShU9JlfdrdXxod46ZfcVw" xlink:type="simple">https://twitter.com/SenJohnBarrasso</text:a></text:p>
          </table:table-cell>
          <table:table-cell office:value-type="string" calcext:value-type="string">
            <text:p><text:a xlink:href="https://www.google.com/url?q=https://twitter.com/SenJohnBarrasso&amp;sa=D&amp;ust=1485748919065000&amp;usg=AFQjCNHXiIMZqShU9JlfdrdXxod46ZfcVw" xlink:type="simple">@SenJohnBarrasso</text:a></text:p>
          </table:table-cell>
          <table:table-cell/>
          <table:table-cell office:value-type="string" calcext:value-type="string">
            <text:p>100 East B Street, Suite 2201, Casper, WY 82601</text:p>
          </table:table-cell>
          <table:table-cell office:value-type="string" calcext:value-type="string">
            <text:p>307-261-6413</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4">
          <table:table-cell office:value-type="string" calcext:value-type="string">
            <text:p>Senator</text:p>
          </table:table-cell>
          <table:table-cell office:value-type="string" calcext:value-type="string">
            <text:p>Michael</text:p>
          </table:table-cell>
          <table:table-cell office:value-type="string" calcext:value-type="string">
            <text:p>Enzi</text:p>
          </table:table-cell>
          <table:table-cell office:value-type="string" calcext:value-type="string">
            <text:p>R</text:p>
          </table:table-cell>
          <table:table-cell office:value-type="string" calcext:value-type="string">
            <text:p>WY</text:p>
          </table:table-cell>
          <table:table-cell office:value-type="string" calcext:value-type="string">
            <text:p>Wyoming</text:p>
          </table:table-cell>
          <table:table-cell office:value-type="float" office:value="2020" calcext:value-type="float">
            <text:p>2020</text:p>
          </table:table-cell>
          <table:table-cell office:value-type="string" calcext:value-type="string">
            <text:p>379A Russell Senate Office Building</text:p>
          </table:table-cell>
          <table:table-cell office:value-type="string" calcext:value-type="string">
            <text:p>202-224-3424</text:p>
          </table:table-cell>
          <table:table-cell office:value-type="string" calcext:value-type="string">
            <text:p><text:a xlink:href="https://www.google.com/url?q=http://www.enzi.senate.gov/public/index.cfm/contact?p%3De-mail-senator-enzi&amp;sa=D&amp;ust=1485748919087000&amp;usg=AFQjCNH73e1Ti7AP0BIa8tFjA5zJeOBtdA" xlink:type="simple">http://www.enzi.senate.gov/public/index.cfm/contact?p=e-mail-senator-enzi</text:a></text:p>
          </table:table-cell>
          <table:table-cell office:value-type="string" calcext:value-type="string">
            <text:p><text:a xlink:href="https://www.google.com/url?q=https://twitter.com/SenatorEnzi&amp;sa=D&amp;ust=1485748919087000&amp;usg=AFQjCNER89Jz0KRN_YH8QeoeNw6zHP0lfg" xlink:type="simple">https://twitter.com/SenatorEnzi</text:a></text:p>
          </table:table-cell>
          <table:table-cell office:value-type="string" calcext:value-type="string">
            <text:p><text:a xlink:href="https://www.google.com/url?q=https://twitter.com/SenatorEnzi&amp;sa=D&amp;ust=1485748919087000&amp;usg=AFQjCNER89Jz0KRN_YH8QeoeNw6zHP0lfg" xlink:type="simple">@SenatorEnzi</text:a></text:p>
          </table:table-cell>
          <table:table-cell/>
          <table:table-cell office:value-type="string" calcext:value-type="string">
            <text:p>Dick Cheney Federal Building, 100 East B Street, Suite 3201, Casper, WY 82601</text:p>
          </table:table-cell>
          <table:table-cell office:value-type="string" calcext:value-type="string">
            <text:p>312-353-4952</text:p>
          </table:table-cell>
          <table:table-cell table:number-columns-repeated="4"/>
          <table:table-cell office:value-type="string" calcext:value-type="string">
            <text:p>Silent</text:p>
          </table:table-cell>
          <table:table-cell table:style-name="ce1" table:number-columns-repeated="2"/>
          <table:table-cell table:number-columns-repeated="4" office:value-type="string" calcext:value-type="string">
            <text:p>Yea</text:p>
          </table:table-cell>
          <table:table-cell table:number-columns-repeated="5"/>
        </table:table-row>
        <table:table-row table:style-name="ro36">
          <table:table-cell table:style-name="Default" table:number-columns-repeated="5"/>
          <table:table-cell/>
          <table:table-cell table:style-name="Default" table:number-columns-repeated="9"/>
          <table:table-cell/>
          <table:table-cell table:style-name="Default" table:number-columns-repeated="2"/>
          <table:table-cell/>
          <table:table-cell table:style-name="ce1" table:number-columns-repeated="3"/>
          <table:table-cell table:number-columns-repeated="4" office:value-type="string" calcext:value-type="string">
            <text:p>Yea</text:p>
          </table:table-cell>
          <table:table-cell table:number-columns-repeated="5"/>
        </table:table-row>
        <table:table-row table:style-name="ro36">
          <table:table-cell table:style-name="ce3"/>
          <table:table-cell table:style-name="ce1" table:number-columns-repeated="11"/>
          <table:table-cell/>
          <table:table-cell table:style-name="ce1" table:number-columns-repeated="3"/>
          <table:table-cell table:number-columns-repeated="3"/>
          <table:table-cell table:style-name="ce1"/>
          <table:table-cell table:style-name="Default" table:number-columns-repeated="11"/>
        </table:table-row>
      </table:table>
      <table:named-expressions/>
      <table:database-ranges>
        <table:database-range table:name="__Anonymous_Sheet_DB__0" table:target-range-address="Sheet1.A1:Sheet1.F101" table:contains-header="false">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9">00/00/0000</text:date>, <text:time style:data-style-name="N2" text:time-value="22:20:24.2232611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22:20:25.865932808</meta:creation-date>
    <meta:editing-duration>PT11M37S</meta:editing-duration>
    <meta:editing-cycles>3</meta:editing-cycles>
    <meta:generator>LibreOffice/4.2.8.2$Linux_X86_64 LibreOffice_project/420m0$Build-2</meta:generator>
    <dc:date>2017-01-29T22:41:18.790951772</dc:date>
    <meta:document-statistic meta:table-count="1" meta:cell-count="2148" meta:object-count="0"/>
  </office:meta>
</office:document-meta>
</file>